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16E75CD8D4CB7DCB.png" manifest:media-type="image/png"/>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50000000500E497F5E3D8C65398.png" manifest:media-type="image/png"/>
  <manifest:file-entry manifest:full-path="Pictures/10000000000007800000043897030F76FC944DBC.png" manifest:media-type="image/png"/>
  <manifest:file-entry manifest:full-path="Pictures/10000000000004A800000500F2EB61FADF47384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6"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7"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8"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9"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0"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2"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4"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6"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gr20"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style:style>
    <style:style style:name="gr21"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22"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gr23"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style:style>
    <style:style style:name="gr24"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style:style>
    <style:style style:name="gr25"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style:style>
    <style:style style:name="gr26"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style:style>
    <style:style style:name="gr27"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style:style>
    <style:style style:name="gr28"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style:style>
    <style:style style:name="gr29"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style:style>
    <style:style style:name="gr30"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style:style>
    <style:style style:name="gr31"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style:style>
    <style:style style:name="gr32"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style:style>
    <style:style style:name="gr33"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style:style>
    <style:style style:name="gr34"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style:style>
    <style:style style:name="gr35"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style:style>
    <style:style style:name="gr36"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style:style>
    <style:style style:name="gr37"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style:style>
    <style:style style:name="gr38"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style:style>
    <style:style style:name="gr39"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style:style>
    <style:style style:name="gr40"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style:style>
    <style:style style:name="gr41"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style:style>
    <style:style style:name="gr42"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style:style>
    <style:style style:name="gr43"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style:style>
    <style:style style:name="gr44"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style:style>
    <style:style style:name="gr45"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style:style>
    <style:style style:name="gr46"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style:style>
    <style:style style:name="gr47"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style:style>
    <style:style style:name="gr48"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style:style>
    <style:style style:name="gr49"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style:style>
    <style:style style:name="gr50"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style:style>
    <style:style style:name="gr51"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style:style>
    <style:style style:name="gr52"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4" style:family="graphic" style:parent-style-name="standard">
      <style:graphic-properties draw:stroke="none" draw:stroke-dash="Dashed_20__28_var_29__20_4" svg:stroke-width="0cm" svg:stroke-color="#ffffff" draw:stroke-linejoin="none" svg:stroke-linecap="butt" draw:fill="solid" draw:fill-color="#7f59ae" draw:textarea-horizontal-align="center" draw:textarea-vertical-align="middle"/>
    </style:style>
    <style:style style:name="gr55" style:family="graphic" style:parent-style-name="standard">
      <style:graphic-properties draw:stroke="none" draw:stroke-dash="Dashed_20__28_var_29__20_4" svg:stroke-width="0cm" svg:stroke-color="#ffffff" draw:stroke-linejoin="none" svg:stroke-linecap="butt" draw:fill="solid" draw:fill-color="#60c4e4" draw:textarea-horizontal-align="center" draw:textarea-vertical-align="middle"/>
    </style:style>
    <style:style style:name="gr56" style:family="graphic" style:parent-style-name="standard">
      <style:graphic-properties draw:stroke="none" draw:stroke-dash="Dashed_20__28_var_29__20_4" svg:stroke-width="0cm" svg:stroke-color="#ffffff" draw:stroke-linejoin="none" svg:stroke-linecap="butt" draw:fill="solid" draw:fill-color="#e54b89" draw:textarea-horizontal-align="center" draw:textarea-vertical-align="middle"/>
    </style:style>
    <style:style style:name="gr57" style:family="graphic" style:parent-style-name="standard">
      <style:graphic-properties draw:stroke="none" draw:stroke-dash="Dashed_20__28_var_29__20_4" svg:stroke-width="0cm" svg:stroke-color="#ffffff" draw:stroke-linejoin="none" svg:stroke-linecap="butt" draw:fill="solid" draw:fill-color="#f8b622" draw:textarea-horizontal-align="center" draw:textarea-vertical-align="middle"/>
    </style:style>
    <style:style style:name="gr58" style:family="graphic" style:parent-style-name="standard">
      <style:graphic-properties draw:stroke="solid" draw:stroke-dash="Dashed_20__28_var_29__20_4" svg:stroke-width="0.083cm" svg:stroke-color="#ffffff" draw:stroke-linejoin="miter" svg:stroke-linecap="butt" draw:textarea-horizontal-align="center" draw:textarea-vertical-align="middle" fo:padding-top="0.166cm" fo:padding-bottom="0.166cm" fo:padding-left="0.291cm" fo:padding-right="0.291cm"/>
    </style:style>
    <style:style style:name="gr59" style:family="graphic" style:parent-style-name="standard">
      <style:graphic-properties draw:stroke="solid" draw:stroke-dash="Dashed_20__28_var_29__20_4" svg:stroke-width="0.029cm" svg:stroke-color="#ffffff" draw:stroke-linejoin="miter" svg:stroke-linecap="butt" draw:textarea-horizontal-align="center" draw:textarea-vertical-align="middle" fo:padding-top="0.139cm" fo:padding-bottom="0.139cm" fo:padding-left="0.264cm" fo:padding-right="0.264cm"/>
    </style:style>
    <style:style style:name="gr60" style:family="graphic" style:parent-style-name="standard">
      <style:graphic-properties draw:stroke="none" draw:stroke-dash="Dashed_20__28_var_29__20_4" svg:stroke-width="0cm" svg:stroke-color="#ffffff" draw:stroke-linejoin="none" svg:stroke-linecap="butt" draw:fill="solid" draw:fill-color="#ffffff" draw:textarea-horizontal-align="center" draw:textarea-vertical-align="middle"/>
    </style:style>
    <style:style style:name="gr61" style:family="graphic" style:parent-style-name="standard">
      <style:graphic-properties draw:stroke="solid" draw:stroke-dash="Dashed_20__28_var_29__20_4" svg:stroke-width="0.127cm" svg:stroke-color="#6f4f99" draw:stroke-linejoin="round" svg:stroke-linecap="butt" draw:textarea-horizontal-align="center" draw:textarea-vertical-align="middle" fo:padding-top="0.188cm" fo:padding-bottom="0.188cm" fo:padding-left="0.313cm" fo:padding-right="0.313cm"/>
    </style:style>
    <style:style style:name="gr62" style:family="graphic" style:parent-style-name="standard">
      <style:graphic-properties draw:stroke="none" draw:stroke-dash="Dashed_20__28_var_29__20_4" svg:stroke-width="0cm" svg:stroke-color="#6f4f99" draw:stroke-linejoin="none" svg:stroke-linecap="butt" draw:fill="solid" draw:fill-color="#ffffff" draw:textarea-horizontal-align="center" draw:textarea-vertical-align="middle"/>
    </style:style>
    <style:style style:name="gr63" style:family="graphic" style:parent-style-name="standard">
      <style:graphic-properties draw:stroke="solid" draw:stroke-dash="Dashed_20__28_var_29__20_4" svg:stroke-width="0.177cm" svg:stroke-color="#6f4f99" draw:stroke-linejoin="miter" svg:stroke-linecap="butt" draw:fill="none" draw:fill-color="#ffffff" draw:textarea-horizontal-align="center" draw:textarea-vertical-align="middle" fo:padding-top="0.213cm" fo:padding-bottom="0.213cm" fo:padding-left="0.338cm" fo:padding-right="0.338cm"/>
    </style:style>
    <style:style style:name="gr64" style:family="graphic" style:parent-style-name="standard">
      <style:graphic-properties draw:stroke="solid" draw:stroke-dash="Dashed_20__28_var_29__20_4" svg:stroke-width="0.127cm" svg:stroke-color="#6f4f99" draw:stroke-linejoin="miter" svg:stroke-linecap="butt" draw:fill="none" draw:fill-color="#ffffff" draw:textarea-horizontal-align="center" draw:textarea-vertical-align="middle" fo:padding-top="0.188cm" fo:padding-bottom="0.188cm" fo:padding-left="0.313cm" fo:padding-right="0.313cm"/>
    </style:style>
    <style:style style:name="gr65" style:family="graphic" style:parent-style-name="standard">
      <style:graphic-properties draw:stroke="solid" draw:stroke-dash="Dashed_20__28_var_29__20_4" svg:stroke-width="0.177cm" svg:stroke-color="#56afcc" draw:stroke-linejoin="miter" svg:stroke-linecap="butt" draw:fill="none" draw:fill-color="#ffffff" draw:textarea-horizontal-align="center" draw:textarea-vertical-align="middle" fo:padding-top="0.213cm" fo:padding-bottom="0.213cm" fo:padding-left="0.338cm" fo:padding-right="0.338cm"/>
    </style:style>
    <style:style style:name="gr66" style:family="graphic" style:parent-style-name="standard">
      <style:graphic-properties draw:stroke="solid" draw:stroke-dash="Dashed_20__28_var_29__20_4" svg:stroke-width="0.127cm" svg:stroke-color="#56afcc" draw:stroke-linejoin="round" svg:stroke-linecap="butt" draw:textarea-horizontal-align="center" draw:textarea-vertical-align="middle" fo:padding-top="0.188cm" fo:padding-bottom="0.188cm" fo:padding-left="0.313cm" fo:padding-right="0.313cm"/>
    </style:style>
    <style:style style:name="gr67" style:family="graphic" style:parent-style-name="standard">
      <style:graphic-properties draw:stroke="none" draw:stroke-dash="Dashed_20__28_var_29__20_4" svg:stroke-width="0cm" svg:stroke-color="#6f4f99" draw:stroke-linejoin="none" svg:stroke-linecap="butt" draw:fill="solid" draw:fill-color="#60c4e4" draw:textarea-horizontal-align="center" draw:textarea-vertical-align="middle"/>
    </style:style>
    <style:style style:name="gr68" style:family="graphic" style:parent-style-name="standard">
      <style:graphic-properties draw:stroke="solid" draw:stroke-dash="Dashed_20__28_var_29__20_4" svg:stroke-width="0.127cm" svg:stroke-color="#56afcc" draw:stroke-linejoin="miter" svg:stroke-linecap="butt" draw:fill="none" draw:fill-color="#60c4e4" draw:textarea-horizontal-align="center" draw:textarea-vertical-align="middle" fo:padding-top="0.188cm" fo:padding-bottom="0.188cm" fo:padding-left="0.313cm" fo:padding-right="0.313cm"/>
    </style:style>
    <style:style style:name="gr69" style:family="graphic" style:parent-style-name="standard">
      <style:graphic-properties draw:stroke="solid" draw:stroke-dash="Dashed_20__28_var_29__20_4" svg:stroke-width="0.177cm" svg:stroke-color="#cc417a" draw:stroke-linejoin="miter" svg:stroke-linecap="butt" draw:fill="none" draw:fill-color="#ffffff" draw:textarea-horizontal-align="center" draw:textarea-vertical-align="middle" fo:padding-top="0.213cm" fo:padding-bottom="0.213cm" fo:padding-left="0.338cm" fo:padding-right="0.338cm"/>
    </style:style>
    <style:style style:name="gr70" style:family="graphic" style:parent-style-name="standard">
      <style:graphic-properties draw:stroke="solid" draw:stroke-dash="Dashed_20__28_var_29__20_4" svg:stroke-width="0.127cm" svg:stroke-color="#cc417a" draw:stroke-linejoin="round" svg:stroke-linecap="butt" draw:textarea-horizontal-align="center" draw:textarea-vertical-align="middle" fo:padding-top="0.188cm" fo:padding-bottom="0.188cm" fo:padding-left="0.313cm" fo:padding-right="0.313cm"/>
    </style:style>
    <style:style style:name="gr71" style:family="graphic" style:parent-style-name="standard">
      <style:graphic-properties draw:stroke="none" draw:stroke-dash="Dashed_20__28_var_29__20_4" svg:stroke-width="0cm" svg:stroke-color="#56afcc" draw:stroke-linejoin="none" svg:stroke-linecap="butt" draw:fill="solid" draw:fill-color="#e54b89" draw:textarea-horizontal-align="center" draw:textarea-vertical-align="middle"/>
    </style:style>
    <style:style style:name="gr72" style:family="graphic" style:parent-style-name="standard">
      <style:graphic-properties draw:stroke="solid" draw:stroke-dash="Dashed_20__28_var_29__20_4" svg:stroke-width="0.127cm" svg:stroke-color="#cc417a" draw:stroke-linejoin="miter" svg:stroke-linecap="butt" draw:fill="none" draw:fill-color="#e54b89" draw:textarea-horizontal-align="center" draw:textarea-vertical-align="middle" fo:padding-top="0.188cm" fo:padding-bottom="0.188cm" fo:padding-left="0.313cm" fo:padding-right="0.313cm"/>
    </style:style>
    <style:style style:name="gr73" style:family="graphic" style:parent-style-name="standard">
      <style:graphic-properties draw:stroke="none" draw:stroke-dash="Dashed_20__28_var_29__20_4" svg:stroke-width="0cm" svg:stroke-color="#cc417a" draw:stroke-linejoin="none" svg:stroke-linecap="butt" draw:fill="solid" draw:fill-color="#ffffff" draw:textarea-horizontal-align="center" draw:textarea-vertical-align="middle"/>
    </style:style>
    <style:style style:name="gr74" style:family="graphic" style:parent-style-name="standard">
      <style:graphic-properties draw:stroke="solid" draw:stroke-dash="Dashed_20__28_var_29__20_4" svg:stroke-width="0.177cm" svg:stroke-color="#e5a822" draw:stroke-linejoin="miter" svg:stroke-linecap="butt" draw:fill="none" draw:fill-color="#ffffff" draw:textarea-horizontal-align="center" draw:textarea-vertical-align="middle" fo:padding-top="0.213cm" fo:padding-bottom="0.213cm" fo:padding-left="0.338cm" fo:padding-right="0.338cm"/>
    </style:style>
    <style:style style:name="gr75" style:family="graphic" style:parent-style-name="standard">
      <style:graphic-properties draw:stroke="solid" draw:stroke-dash="Dashed_20__28_var_29__20_4" svg:stroke-width="0.127cm" svg:stroke-color="#e5a822" draw:stroke-linejoin="round" svg:stroke-linecap="butt" draw:textarea-horizontal-align="center" draw:textarea-vertical-align="middle" fo:padding-top="0.188cm" fo:padding-bottom="0.188cm" fo:padding-left="0.313cm" fo:padding-right="0.313cm"/>
    </style:style>
    <style:style style:name="gr76" style:family="graphic" style:parent-style-name="standard">
      <style:graphic-properties draw:stroke="none" draw:stroke-dash="Dashed_20__28_var_29__20_4" svg:stroke-width="0cm" svg:stroke-color="#cc417a" draw:stroke-linejoin="none" svg:stroke-linecap="butt" draw:fill="solid" draw:fill-color="#f8b622" draw:textarea-horizontal-align="center" draw:textarea-vertical-align="middle"/>
    </style:style>
    <style:style style:name="gr77" style:family="graphic" style:parent-style-name="standard">
      <style:graphic-properties draw:stroke="solid" draw:stroke-dash="Dashed_20__28_var_29__20_4" svg:stroke-width="0.127cm" svg:stroke-color="#e5a822" draw:stroke-linejoin="miter" svg:stroke-linecap="butt" draw:fill="none" draw:fill-color="#f8b622" draw:textarea-horizontal-align="center" draw:textarea-vertical-align="middle" fo:padding-top="0.188cm" fo:padding-bottom="0.188cm" fo:padding-left="0.313cm" fo:padding-right="0.313cm"/>
    </style:style>
    <style:style style:name="gr78" style:family="graphic" style:parent-style-name="standard" style:list-style-name="L1">
      <style:graphic-properties draw:stroke="none" draw:fill="none" draw:textarea-vertical-align="middle" draw:auto-grow-height="true" fo:min-height="1.207cm"/>
      <style:paragraph-properties style:writing-mode="lr-tb"/>
    </style:style>
    <style:style style:name="gr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draw:auto-grow-height="true" fo:min-height="1.207cm" fo:padding-top="0.125cm" fo:padding-bottom="0.125cm" fo:padding-left="0.25cm" fo:padding-right="0.25cm" draw:shadow="hidden" draw:shadow-offset-x="0.2cm" draw:shadow-offset-y="0.2cm" draw:shadow-color="#808080"/>
      <style:paragraph-properties style:writing-mode="lr-tb"/>
    </style:style>
    <style:style style:name="gr80" style:family="graphic" style:parent-style-name="standard">
      <style:graphic-properties draw:stroke="none" draw:fill="bitmap" draw:fill-image-name="Bitmap_20_9" style:repeat="stretch" draw:textarea-horizontal-align="center"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674cm" fo:min-width="4.527cm"/>
      <style:paragraph-properties style:writing-mode="lr-tb"/>
    </style:style>
    <style:style style:name="gr82"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gr83"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style:style>
    <style:style style:name="gr84" style:family="graphic" style:parent-style-name="standard">
      <style:graphic-properties draw:stroke="none" draw:fill="bitmap" draw:fill-image-name="Bitmap_20_10" style:repeat="stretch" draw:textarea-horizontal-align="center" draw:textarea-vertical-align="middle"/>
    </style:style>
    <style:style style:name="gr85"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gr86" style:family="graphic" style:parent-style-name="standard">
      <style:graphic-properties draw:stroke="none" svg:stroke-color="#000000" draw:fill="none" draw:fill-color="#ffffff" draw:textarea-horizontal-align="left" draw:auto-grow-height="true" draw:auto-grow-width="true" fo:min-height="0.674cm" fo:min-width="6.051cm"/>
      <style:paragraph-properties style:writing-mode="lr-tb"/>
    </style:style>
    <style:style style:name="gr8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88" style:family="graphic" style:parent-style-name="standard">
      <style:graphic-properties draw:stroke="none" draw:stroke-dash="Dashed_20__28_var_29__20_4" svg:stroke-width="0cm" svg:stroke-color="#7f59ae" draw:stroke-linejoin="none" svg:stroke-linecap="round" draw:fill="solid" draw:fill-color="#fcdd99" draw:textarea-horizontal-align="center" draw:textarea-vertical-align="middle"/>
    </style:style>
    <style:style style:name="gr89" style:family="graphic" style:parent-style-name="standard">
      <style:graphic-properties draw:stroke="none" draw:stroke-dash="Dashed_20__28_var_29__20_4" svg:stroke-width="0cm" svg:stroke-color="#7f59ae" draw:stroke-linejoin="none" svg:stroke-linecap="round" draw:fill="solid" draw:fill-color="#ed85ad" draw:textarea-horizontal-align="center" draw:textarea-vertical-align="middle"/>
    </style:style>
    <style:style style:name="gr9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91" style:family="graphic" style:parent-style-name="standard">
      <style:graphic-properties draw:stroke="none" draw:stroke-dash="Dashed_20__28_var_29__20_4" svg:stroke-width="0cm" svg:stroke-color="#7f59ae" draw:stroke-linejoin="none" svg:stroke-linecap="round" draw:fill="solid" draw:fill-color="#a9dff1" draw:textarea-horizontal-align="center" draw:textarea-vertical-align="middle"/>
    </style:style>
    <style:style style:name="gr92" style:family="graphic" style:parent-style-name="standard">
      <style:graphic-properties draw:stroke="none" draw:stroke-dash="Dashed_20__28_var_29__20_4" svg:stroke-width="0cm" svg:stroke-color="#7f59ae" draw:stroke-linejoin="none" svg:stroke-linecap="round" draw:fill="solid" draw:fill-color="#ab93ca" draw:textarea-horizontal-align="center" draw:textarea-vertical-align="middle"/>
    </style:style>
    <style:style style:name="gr93"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94" style:family="graphic" style:parent-style-name="standard">
      <style:graphic-properties draw:stroke="none" draw:stroke-dash="Dashed_20__28_var_29__20_4" svg:stroke-width="0cm" svg:stroke-color="#7f59ae" draw:stroke-linejoin="none" svg:stroke-linecap="round" draw:fill="solid" draw:fill-color="#f4f4f4" draw:textarea-horizontal-align="center" draw:textarea-vertical-align="middle"/>
    </style:style>
    <style:style style:name="gr95" style:family="graphic" style:parent-style-name="standard">
      <style:graphic-properties draw:stroke="solid" draw:stroke-dash="Dashed_20__28_var_29__20_4" svg:stroke-width="0.027cm" svg:stroke-color="#000000" draw:stroke-linejoin="miter" svg:stroke-linecap="butt" draw:textarea-horizontal-align="center" draw:textarea-vertical-align="middle" fo:padding-top="0.138cm" fo:padding-bottom="0.138cm" fo:padding-left="0.263cm" fo:padding-right="0.263cm"/>
    </style:style>
    <style:style style:name="gr96"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gr97" style:family="graphic" style:parent-style-name="standard">
      <style:graphic-properties draw:stroke="solid" draw:stroke-dash="Dashed_20__28_var_29__20_4" svg:stroke-width="0.028cm" svg:stroke-color="#000000" draw:stroke-linejoin="miter" svg:stroke-linecap="butt" draw:textarea-horizontal-align="center" draw:textarea-vertical-align="middle" fo:padding-top="0.139cm" fo:padding-bottom="0.139cm" fo:padding-left="0.264cm" fo:padding-right="0.264cm"/>
    </style:style>
    <style:style style:name="gr98"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gr99" style:family="graphic" style:parent-style-name="standard">
      <style:graphic-properties draw:stroke="none" draw:stroke-dash="Dashed_20__28_var_29__20_4" svg:stroke-width="0cm" svg:stroke-color="#000000" draw:stroke-linejoin="none" svg:stroke-linecap="butt" draw:fill="solid" draw:fill-color="#fcdd99" draw:textarea-horizontal-align="center" draw:textarea-vertical-align="middle"/>
    </style:style>
    <style:style style:name="gr100"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gr101" style:family="graphic" style:parent-style-name="standard">
      <style:graphic-properties draw:stroke="none" draw:stroke-dash="Dashed_20__28_var_29__20_4" svg:stroke-width="0cm" svg:stroke-color="#000000" draw:stroke-linejoin="none" svg:stroke-linecap="butt" draw:fill="solid" draw:fill-color="#ed85ad" draw:textarea-horizontal-align="center" draw:textarea-vertical-align="middle"/>
    </style:style>
    <style:style style:name="gr102"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gr103" style:family="graphic" style:parent-style-name="standard">
      <style:graphic-properties draw:stroke="none" draw:stroke-dash="Dashed_20__28_var_29__20_4" svg:stroke-width="0cm" svg:stroke-color="#000000" draw:stroke-linejoin="none" svg:stroke-linecap="butt" draw:fill="solid" draw:fill-color="#c5e9f5" draw:textarea-horizontal-align="center" draw:textarea-vertical-align="middle"/>
    </style:style>
    <style:style style:name="gr104" style:family="graphic" style:parent-style-name="standard">
      <style:graphic-properties draw:stroke="none" draw:stroke-dash="Dashed_20__28_var_29__20_4" svg:stroke-width="0cm" svg:stroke-color="#000000" draw:stroke-linejoin="none" svg:stroke-linecap="butt" draw:fill="solid" draw:fill-color="#ab93ca" draw:textarea-horizontal-align="center" draw:textarea-vertical-align="middle"/>
    </style:style>
    <style:style style:name="gr105" style:family="graphic" style:parent-style-name="standard">
      <style:graphic-properties draw:stroke="solid" draw:stroke-dash="Dashed_20__28_var_29__20_4" svg:stroke-width="0.055cm" svg:stroke-color="#e54b87" draw:stroke-linejoin="round" svg:stroke-linecap="round" draw:fill="none" draw:fill-color="#ab93ca" draw:textarea-horizontal-align="center" draw:textarea-vertical-align="middle" fo:padding-top="0.152cm" fo:padding-bottom="0.152cm" fo:padding-left="0.277cm" fo:padding-right="0.277cm"/>
    </style:style>
    <style:style style:name="gr106" style:family="graphic" style:parent-style-name="standard">
      <style:graphic-properties draw:stroke="none" draw:stroke-dash="Dashed_20__28_var_29__20_4" svg:stroke-width="0cm" svg:stroke-color="#f8b621" draw:stroke-linejoin="none" svg:stroke-linecap="round" draw:fill="solid" draw:fill-color="#ed85ad" draw:textarea-horizontal-align="center" draw:textarea-vertical-align="middle"/>
    </style:style>
    <style:style style:name="gr107" style:family="graphic" style:parent-style-name="standard">
      <style:graphic-properties draw:stroke="none" draw:stroke-dash="Dashed_20__28_var_29__20_4" svg:stroke-width="0cm" svg:stroke-color="#f8b621" draw:stroke-linejoin="none" svg:stroke-linecap="round" draw:fill="solid" draw:fill-color="#e54b87" draw:textarea-horizontal-align="center" draw:textarea-vertical-align="middle"/>
    </style:style>
    <style:style style:name="gr108" style:family="graphic" style:parent-style-name="standard">
      <style:graphic-properties draw:stroke="solid" draw:stroke-dash="Dashed_20__28_var_29__20_4" svg:stroke-width="0.055cm" svg:stroke-color="#f8b621" draw:stroke-linejoin="round" svg:stroke-linecap="round" draw:fill="none" draw:fill-color="#ab93ca" draw:textarea-horizontal-align="center" draw:textarea-vertical-align="middle" fo:padding-top="0.152cm" fo:padding-bottom="0.152cm" fo:padding-left="0.277cm" fo:padding-right="0.277cm"/>
    </style:style>
    <style:style style:name="gr109" style:family="graphic" style:parent-style-name="standard">
      <style:graphic-properties draw:stroke="none" draw:stroke-dash="Dashed_20__28_var_29__20_4" svg:stroke-width="0cm" svg:stroke-color="#f8b621" draw:stroke-linejoin="none" svg:stroke-linecap="round" draw:fill="solid" draw:fill-color="#fbde9f" draw:textarea-horizontal-align="center" draw:textarea-vertical-align="middle"/>
    </style:style>
    <style:style style:name="gr110" style:family="graphic" style:parent-style-name="standard">
      <style:graphic-properties draw:stroke="solid" draw:stroke-dash="Dashed_20__28_var_29__20_4" svg:stroke-width="0.066cm" svg:stroke-color="#ffffff" draw:stroke-linejoin="round" svg:stroke-linecap="round" draw:fill="none" draw:fill-color="#f8b621" draw:textarea-horizontal-align="center" draw:textarea-vertical-align="middle" fo:padding-top="0.158cm" fo:padding-bottom="0.158cm" fo:padding-left="0.283cm" fo:padding-right="0.283cm"/>
    </style:style>
    <style:style style:name="gr111" style:family="graphic" style:parent-style-name="standard">
      <style:graphic-properties draw:stroke="solid" draw:stroke-dash="Dashed_20__28_var_29__20_4" svg:stroke-width="0.076cm" svg:stroke-color="#7f59ae" draw:stroke-linejoin="miter" svg:stroke-linecap="round" draw:textarea-horizontal-align="center" draw:textarea-vertical-align="middle" fo:padding-top="0.163cm" fo:padding-bottom="0.163cm" fo:padding-left="0.288cm" fo:padding-right="0.288cm"/>
    </style:style>
    <style:style style:name="gr112" style:family="graphic" style:parent-style-name="standard">
      <style:graphic-properties draw:stroke="solid" draw:stroke-dash="Dashed_20__28_var_29__20_4" svg:stroke-width="0.015cm" svg:stroke-color="#ffffff" draw:stroke-linejoin="miter" svg:stroke-linecap="butt" draw:textarea-horizontal-align="center" draw:textarea-vertical-align="middle" fo:padding-top="0.132cm" fo:padding-bottom="0.132cm" fo:padding-left="0.257cm" fo:padding-right="0.257cm"/>
    </style:style>
    <style:style style:name="gr113" style:family="graphic" style:parent-style-name="standard">
      <style:graphic-properties draw:stroke="solid" draw:stroke-dash="Dashed_20__28_var_29__20_4" svg:stroke-width="0.083cm" svg:stroke-color="#7f59ae" draw:stroke-linejoin="miter" svg:stroke-linecap="butt" draw:textarea-horizontal-align="center" draw:textarea-vertical-align="middle" fo:padding-top="0.166cm" fo:padding-bottom="0.166cm" fo:padding-left="0.291cm" fo:padding-right="0.291cm"/>
    </style:style>
    <style:style style:name="gr114" style:family="graphic" style:parent-style-name="standard">
      <style:graphic-properties draw:stroke="none" draw:stroke-dash="Dashed_20__28_var_29__20_4" svg:stroke-width="0cm" svg:stroke-color="#7f59ae" draw:stroke-linejoin="none" svg:stroke-linecap="butt" draw:fill="solid" draw:fill-color="#ffffff" draw:textarea-horizontal-align="center" draw:textarea-vertical-align="middle"/>
    </style:style>
    <style:style style:name="gr115" style:family="graphic" style:parent-style-name="standard">
      <style:graphic-properties draw:stroke="solid" draw:stroke-dash="Dashed_20__28_var_29__20_4" svg:stroke-width="0.11cm" svg:stroke-color="#ffffff" draw:stroke-linejoin="round" svg:stroke-linecap="round" draw:textarea-horizontal-align="center" draw:textarea-vertical-align="middle" fo:padding-top="0.18cm" fo:padding-bottom="0.18cm" fo:padding-left="0.305cm" fo:padding-right="0.305cm"/>
    </style:style>
    <style:style style:name="gr1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117" style:family="graphic" style:parent-style-name="standard">
      <style:graphic-properties draw:stroke="solid" draw:stroke-dash="Dashed_20__28_var_29__20_4" svg:stroke-width="0.055cm" svg:stroke-color="#7f59ae" draw:stroke-linejoin="round" svg:stroke-linecap="round" draw:fill="none" draw:fill-color="#ffffff" draw:textarea-horizontal-align="center" draw:textarea-vertical-align="middle" fo:padding-top="0.152cm" fo:padding-bottom="0.152cm" fo:padding-left="0.277cm" fo:padding-right="0.277cm"/>
    </style:style>
    <style:style style:name="gr118" style:family="graphic" style:parent-style-name="standard">
      <style:graphic-properties draw:stroke="solid" draw:stroke-dash="Dashed_20__28_var_29__20_4" svg:stroke-width="0.055cm" svg:stroke-color="#ab93ca" draw:stroke-linejoin="round" svg:stroke-linecap="round" draw:fill="none" draw:fill-color="#ffffff" draw:textarea-horizontal-align="center" draw:textarea-vertical-align="middle" fo:padding-top="0.152cm" fo:padding-bottom="0.152cm" fo:padding-left="0.277cm" fo:padding-right="0.277cm"/>
    </style:style>
    <style:style style:name="gr119" style:family="graphic" style:parent-style-name="standard">
      <style:graphic-properties draw:stroke="solid" draw:stroke-dash="Dashed_20__28_var_29__20_4" svg:stroke-width="0.026cm" svg:stroke-color="#ffffff" draw:stroke-linejoin="round" svg:stroke-linecap="round" draw:fill="none" draw:fill-color="#ffffff" draw:textarea-horizontal-align="center" draw:textarea-vertical-align="middle" fo:padding-top="0.138cm" fo:padding-bottom="0.138cm" fo:padding-left="0.263cm" fo:padding-right="0.263cm"/>
    </style:style>
    <style:style style:name="gr120" style:family="graphic" style:parent-style-name="standard">
      <style:graphic-properties draw:stroke="none" draw:stroke-dash="Dashed_20__28_var_29__20_4" svg:stroke-width="0cm" svg:stroke-color="#ffffff" draw:stroke-linejoin="none" svg:stroke-linecap="round" draw:fill="solid" draw:fill-color="#8467b5" draw:textarea-horizontal-align="center" draw:textarea-vertical-align="middle"/>
    </style:style>
    <style:style style:name="gr121" style:family="graphic" style:parent-style-name="standard">
      <style:graphic-properties draw:stroke="solid" draw:stroke-dash="Dashed_20__28_var_29__20_4" svg:stroke-width="0.055cm" svg:stroke-color="#60c4e4" draw:stroke-linejoin="round" svg:stroke-linecap="round" draw:fill="none" draw:fill-color="#ffffff" draw:textarea-horizontal-align="center" draw:textarea-vertical-align="middle" fo:padding-top="0.152cm" fo:padding-bottom="0.152cm" fo:padding-left="0.277cm" fo:padding-right="0.277cm"/>
    </style:style>
    <style:style style:name="gr122" style:family="graphic" style:parent-style-name="standard">
      <style:graphic-properties draw:stroke="none" draw:stroke-dash="Dashed_20__28_var_29__20_4" svg:stroke-width="0cm" svg:stroke-color="#ffffff" draw:stroke-linejoin="none" svg:stroke-linecap="round" draw:fill="solid" draw:fill-color="#a9dff1" draw:textarea-horizontal-align="center" draw:textarea-vertical-align="middle"/>
    </style:style>
    <style:style style:name="gr123" style:family="graphic" style:parent-style-name="standard">
      <style:graphic-properties draw:stroke="none" draw:stroke-dash="Dashed_20__28_var_29__20_4" svg:stroke-width="0cm" svg:stroke-color="#ffffff" draw:stroke-linejoin="none" svg:stroke-linecap="round" draw:fill="solid" draw:fill-color="#8978be" draw:textarea-horizontal-align="center" draw:textarea-vertical-align="middle"/>
    </style:style>
    <style:style style:name="gr124" style:family="graphic" style:parent-style-name="standard">
      <style:graphic-properties draw:stroke="none" draw:stroke-dash="Dashed_20__28_var_29__20_4" svg:stroke-width="0cm" svg:stroke-color="#8774bc" draw:stroke-linejoin="none" svg:stroke-linecap="round" draw:fill="solid" draw:fill-color="#60c4e4" draw:textarea-horizontal-align="center" draw:textarea-vertical-align="middle"/>
    </style:style>
    <style:style style:name="gr125" style:family="graphic" style:parent-style-name="standard">
      <style:graphic-properties draw:stroke="none" draw:stroke-dash="Dashed_20__28_var_29__20_4" svg:stroke-width="0cm" svg:stroke-color="#8774bc" draw:stroke-linejoin="none" svg:stroke-linecap="round" draw:fill="solid" draw:fill-color="#ffffff" draw:textarea-horizontal-align="center" draw:textarea-vertical-align="middle"/>
    </style:style>
    <style:style style:name="gr126" style:family="graphic" style:parent-style-name="standard">
      <style:graphic-properties draw:stroke="none" draw:stroke-dash="Dashed_20__28_var_29__20_4" svg:stroke-width="0cm" svg:stroke-color="#8774bc" draw:stroke-linejoin="none" svg:stroke-linecap="round" draw:fill="solid" draw:fill-color="#8978be" draw:textarea-horizontal-align="center" draw:textarea-vertical-align="middle"/>
    </style:style>
    <style:style style:name="gr127" style:family="graphic" style:parent-style-name="standard">
      <style:graphic-properties draw:stroke="solid" draw:stroke-dash="Dashed_20__28_var_29__20_4" svg:stroke-width="0.11cm" svg:stroke-color="#f8b621" draw:stroke-linejoin="bevel" svg:stroke-linecap="round" draw:textarea-horizontal-align="center" draw:textarea-vertical-align="middle" fo:padding-top="0.18cm" fo:padding-bottom="0.18cm" fo:padding-left="0.305cm" fo:padding-right="0.305cm"/>
    </style:style>
    <style:style style:name="gr128"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style>
    <style:style style:name="gr129" style:family="graphic" style:parent-style-name="standard">
      <style:graphic-properties draw:stroke="none" draw:stroke-dash="Dashed_20__28_var_29__20_4" svg:stroke-width="0cm" svg:stroke-color="#f8b621" draw:stroke-linejoin="none" svg:stroke-linecap="round" draw:fill="solid" draw:fill-color="#ffffff" draw:textarea-horizontal-align="center" draw:textarea-vertical-align="middle"/>
    </style:style>
    <style:style style:name="gr130" style:family="graphic" style:parent-style-name="standard">
      <style:graphic-properties draw:stroke="solid" draw:stroke-dash="Dashed_20__28_var_29__20_4" svg:stroke-width="0.11cm" svg:stroke-color="#60c4e4" draw:stroke-linejoin="bevel" svg:stroke-linecap="round" draw:textarea-horizontal-align="center" draw:textarea-vertical-align="middle" fo:padding-top="0.18cm" fo:padding-bottom="0.18cm" fo:padding-left="0.305cm" fo:padding-right="0.305cm"/>
    </style:style>
    <style:style style:name="gr131" style:family="graphic" style:parent-style-name="standard">
      <style:graphic-properties draw:stroke="none" draw:stroke-dash="Dashed_20__28_var_29__20_4" svg:stroke-width="0cm" svg:stroke-color="#60c4e4" draw:stroke-linejoin="none" svg:stroke-linecap="round" draw:fill="solid" draw:fill-color="#e54b89" draw:textarea-horizontal-align="center" draw:textarea-vertical-align="middle"/>
    </style:style>
    <style:style style:name="gr132" style:family="graphic" style:parent-style-name="standard">
      <style:graphic-properties draw:stroke="none" draw:stroke-dash="Dashed_20__28_var_29__20_4" svg:stroke-width="0cm" svg:stroke-color="#60c4e4" draw:stroke-linejoin="none" svg:stroke-linecap="round" draw:fill="solid" draw:fill-color="#ffffff" draw:textarea-horizontal-align="center" draw:textarea-vertical-align="middle"/>
    </style:style>
    <style:style style:name="gr133" style:family="graphic" style:parent-style-name="standard">
      <style:graphic-properties draw:stroke="solid" draw:stroke-dash="Dashed_20__28_var_29__20_4" svg:stroke-width="0.11cm" svg:stroke-color="#e54b89" draw:stroke-linejoin="bevel" svg:stroke-linecap="round" draw:textarea-horizontal-align="center" draw:textarea-vertical-align="middle" fo:padding-top="0.18cm" fo:padding-bottom="0.18cm" fo:padding-left="0.305cm" fo:padding-right="0.305cm"/>
    </style:style>
    <style:style style:name="gr134" style:family="graphic" style:parent-style-name="standard">
      <style:graphic-properties draw:stroke="none" draw:stroke-dash="Dashed_20__28_var_29__20_4" svg:stroke-width="0cm" svg:stroke-color="#e54b89" draw:stroke-linejoin="none" svg:stroke-linecap="round" draw:fill="solid" draw:fill-color="#7f59ae" draw:textarea-horizontal-align="center" draw:textarea-vertical-align="middle"/>
    </style:style>
    <style:style style:name="gr135" style:family="graphic" style:parent-style-name="standard">
      <style:graphic-properties draw:stroke="none" draw:stroke-dash="Dashed_20__28_var_29__20_4" svg:stroke-width="0cm" svg:stroke-color="#e54b89" draw:stroke-linejoin="none" svg:stroke-linecap="round" draw:fill="solid" draw:fill-color="#ffffff" draw:textarea-horizontal-align="center" draw:textarea-vertical-align="middle"/>
    </style:style>
    <style:style style:name="gr136" style:family="graphic" style:parent-style-name="standard">
      <style:graphic-properties draw:stroke="solid" draw:stroke-dash="Dashed_20__28_var_29__20_4" svg:stroke-width="0.11cm" svg:stroke-color="#7f59ae" draw:stroke-linejoin="bevel" svg:stroke-linecap="round" draw:textarea-horizontal-align="center" draw:textarea-vertical-align="middle" fo:padding-top="0.18cm" fo:padding-bottom="0.18cm" fo:padding-left="0.305cm" fo:padding-right="0.305cm"/>
    </style:style>
    <style:style style:name="gr137"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138"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139"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style:style>
    <style:style style:name="gr140"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141"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gr1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3.218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3.364cm"/>
      <style:paragraph-properties style:writing-mode="lr-tb"/>
    </style:style>
    <style:style style:name="pr8" style:family="presentation" style:parent-style-name="Topic_20_Title_20_1-title">
      <style:graphic-properties draw:auto-grow-height="true" fo:min-height="2.888cm"/>
      <style:paragraph-properties style:writing-mode="lr-tb"/>
    </style:style>
    <style:style style:name="pr9" style:family="presentation" style:parent-style-name="Topic_20_Title_20_1-title">
      <style:graphic-properties draw:stroke="none" svg:stroke-width="0.035cm" draw:marker-start-width="0.252cm" draw:marker-end-width="0.252cm" draw:auto-grow-height="true" fo:min-height="2.217cm"/>
      <style:paragraph-properties style:writing-mode="lr-tb"/>
    </style:style>
    <style:style style:name="pr10" style:family="presentation" style:parent-style-name="Topic_20_Title_20_1-title">
      <style:graphic-properties fo:min-height="2.976cm"/>
      <style:paragraph-properties style:writing-mode="lr-tb"/>
    </style:style>
    <style:style style:name="pr11" style:family="presentation" style:parent-style-name="Topic_20_Title_20_1-notes">
      <style:graphic-properties draw:fill-color="#ffffff" draw:auto-grow-height="true" fo:min-height="13.364cm"/>
      <style:paragraph-properties style:writing-mode="lr-tb"/>
    </style:style>
    <style:style style:name="pr12" style:family="presentation" style:parent-style-name="Topic_20_Title_20_2-title">
      <style:graphic-properties draw:auto-grow-height="true" fo:min-height="4.903cm"/>
      <style:paragraph-properties style:writing-mode="lr-tb"/>
    </style:style>
    <style:style style:name="pr13" style:family="presentation" style:parent-style-name="Topic_20_Title_20_2-title">
      <style:graphic-properties fo:min-height="2.976cm"/>
      <style:paragraph-properties style:writing-mode="lr-tb"/>
    </style:style>
    <style:style style:name="pr14" style:family="presentation" style:parent-style-name="Topic_20_Title_20_2-notes">
      <style:graphic-properties draw:fill-color="#ffffff" draw:auto-grow-height="true" fo:min-height="13.364cm"/>
      <style:paragraph-properties style:writing-mode="lr-tb"/>
    </style:style>
    <style:style style:name="pr15" style:family="presentation" style:parent-style-name="Sample_20_Article-title">
      <style:graphic-properties fo:min-height="4.137cm"/>
      <style:paragraph-properties style:writing-mode="lr-tb"/>
    </style:style>
    <style:style style:name="pr16" style:family="presentation" style:parent-style-name="Sample_20_Article-title">
      <style:graphic-properties draw:auto-grow-height="true" fo:min-height="1.8cm"/>
      <style:paragraph-properties style:writing-mode="lr-tb"/>
    </style:style>
    <style:style style:name="pr17" style:family="presentation" style:parent-style-name="Sample_20_Article-notes">
      <style:graphic-properties draw:fill-color="#ffffff" draw:auto-grow-height="true" fo:min-height="13.364cm"/>
      <style:paragraph-properties style:writing-mode="lr-tb"/>
    </style:style>
    <style:style style:name="pr18" style:family="presentation" style:parent-style-name="Content_20_-title">
      <style:graphic-properties fo:min-height="3.457cm"/>
      <style:paragraph-properties style:writing-mode="lr-tb"/>
    </style:style>
    <style:style style:name="pr19" style:family="presentation" style:parent-style-name="Content_20_-notes">
      <style:graphic-properties draw:fill-color="#ffffff" draw:auto-grow-height="true" fo:min-height="13.364cm"/>
      <style:paragraph-properties style:writing-mode="lr-tb"/>
    </style:style>
    <style:style style:name="pr20" style:family="presentation" style:parent-style-name="Content_20_-title">
      <style:graphic-properties draw:auto-grow-height="true" fo:min-height="1.813cm"/>
      <style:paragraph-properties style:writing-mode="lr-tb"/>
    </style:style>
    <style:style style:name="pr21" style:family="presentation" style:parent-style-name="Content_20_-notes">
      <style:graphic-properties draw:fill-color="#ffffff" fo:min-height="13.364cm"/>
      <style:paragraph-properties style:writing-mode="lr-tb"/>
    </style:style>
    <style:style style:name="pr22" style:family="presentation" style:parent-style-name="Insert_20_Picture-title">
      <style:graphic-properties fo:min-height="3.102cm"/>
      <style:paragraph-properties style:writing-mode="lr-tb"/>
    </style:style>
    <style:style style:name="pr23" style:family="presentation" style:parent-style-name="Insert_20_Picture-notes">
      <style:graphic-properties draw:fill-color="#ffffff" draw:auto-grow-height="true" fo:min-height="13.364cm"/>
      <style:paragraph-properties style:writing-mode="lr-tb"/>
    </style:style>
    <style:style style:name="pr24" style:family="presentation" style:parent-style-name="Insert_20_Picture_20_1-title">
      <style:graphic-properties draw:auto-grow-height="true" fo:min-height="2.978cm"/>
      <style:paragraph-properties style:writing-mode="lr-tb"/>
    </style:style>
    <style:style style:name="pr25" style:family="presentation" style:parent-style-name="Insert_20_Picture_20_1-title">
      <style:graphic-properties fo:min-height="3.102cm"/>
      <style:paragraph-properties style:writing-mode="lr-tb"/>
    </style:style>
    <style:style style:name="pr26" style:family="presentation" style:parent-style-name="Insert_20_Picture_20_1-notes">
      <style:graphic-properties draw:fill-color="#ffffff" draw:auto-grow-height="true" fo:min-height="13.364cm"/>
      <style:paragraph-properties style:writing-mode="lr-tb"/>
    </style:style>
    <style:style style:name="pr27" style:family="presentation" style:parent-style-name="Topic_20_title_20_3-title">
      <style:graphic-properties draw:auto-grow-height="true" fo:min-height="2.596cm"/>
      <style:paragraph-properties style:writing-mode="lr-tb"/>
    </style:style>
    <style:style style:name="pr28" style:family="presentation" style:parent-style-name="Topic_20_title_20_3-title">
      <style:graphic-properties fo:min-height="2.976cm"/>
      <style:paragraph-properties style:writing-mode="lr-tb"/>
    </style:style>
    <style:style style:name="pr29" style:family="presentation" style:parent-style-name="Topic_20_title_20_3-notes">
      <style:graphic-properties draw:fill-color="#ffffff" draw:auto-grow-height="true" fo:min-height="13.364cm"/>
      <style:paragraph-properties style:writing-mode="lr-tb"/>
    </style:style>
    <style:style style:name="pr30" style:family="presentation" style:parent-style-name="Content_20_-title">
      <style:graphic-properties draw:textarea-horizontal-align="right" draw:textarea-vertical-align="top" draw:auto-grow-height="false" fo:min-height="1.809cm"/>
      <style:paragraph-properties style:writing-mode="lr-tb"/>
    </style:style>
    <style:style style:name="pr31" style:family="presentation" style:parent-style-name="Content_20_-title">
      <style:graphic-properties draw:textarea-horizontal-align="right" draw:textarea-vertical-align="top" draw:auto-grow-height="false" fo:min-height="1.684cm"/>
      <style:paragraph-properties style:writing-mode="lr-tb"/>
    </style:style>
    <style:style style:name="pr32" style:family="presentation" style:parent-style-name="Content_20_-title">
      <style:graphic-properties draw:textarea-horizontal-align="right" draw:textarea-vertical-align="top" draw:auto-grow-height="false" fo:min-height="1.808cm"/>
      <style:paragraph-properties style:writing-mode="lr-tb"/>
    </style:style>
    <style:style style:name="pr33" style:family="presentation" style:parent-style-name="Content_20_-title">
      <style:graphic-properties draw:textarea-horizontal-align="right" draw:textarea-vertical-align="top" fo:min-height="2.266cm"/>
      <style:paragraph-properties style:writing-mode="lr-tb"/>
    </style:style>
    <style:style style:name="pr34" style:family="presentation" style:parent-style-name="Content_20_-title">
      <style:graphic-properties draw:textarea-horizontal-align="left" draw:textarea-vertical-align="top" draw:auto-grow-height="false" fo:min-height="1.808cm"/>
      <style:paragraph-properties style:writing-mode="lr-tb"/>
    </style:style>
    <style:style style:name="pr35" style:family="presentation" style:parent-style-name="Content_20_-title">
      <style:graphic-properties draw:textarea-horizontal-align="left" draw:textarea-vertical-align="top" fo:min-height="2.266cm"/>
      <style:paragraph-properties style:writing-mode="lr-tb"/>
    </style:style>
    <style:style style:name="pr36" style:family="presentation" style:parent-style-name="Content_20_-title">
      <style:graphic-properties draw:textarea-horizontal-align="left" draw:textarea-vertical-align="top" draw:auto-grow-height="false" fo:min-height="1.809cm"/>
      <style:paragraph-properties style:writing-mode="lr-tb"/>
    </style:style>
    <style:style style:name="pr37" style:family="presentation" style:parent-style-name="Content_20_-title">
      <style:graphic-properties draw:textarea-horizontal-align="left" draw:textarea-vertical-align="top" draw:auto-grow-height="false" fo:min-height="1.685cm"/>
      <style:paragraph-properties style:writing-mode="lr-tb"/>
    </style:style>
    <style:style style:name="pr38" style:family="presentation" style:parent-style-name="List_20_Content-title">
      <style:graphic-properties draw:auto-grow-height="true" fo:min-height="1.737cm"/>
      <style:paragraph-properties style:writing-mode="lr-tb"/>
    </style:style>
    <style:style style:name="pr39" style:family="presentation" style:parent-style-name="List_20_Content-title">
      <style:graphic-properties draw:textarea-horizontal-align="left" draw:textarea-vertical-align="top" draw:auto-grow-height="false" fo:min-height="1.7cm"/>
      <style:paragraph-properties style:writing-mode="lr-tb"/>
    </style:style>
    <style:style style:name="pr40" style:family="presentation" style:parent-style-name="List_20_Content-notes">
      <style:graphic-properties draw:fill-color="#ffffff" draw:auto-grow-height="true" fo:min-height="13.364cm"/>
      <style:paragraph-properties style:writing-mode="lr-tb"/>
    </style:style>
    <style:style style:name="pr41" style:family="presentation" style:parent-style-name="Greetings-title">
      <style:graphic-properties draw:auto-grow-height="true" fo:min-height="2.629cm"/>
      <style:paragraph-properties style:writing-mode="lr-tb"/>
    </style:style>
    <style:style style:name="pr42" style:family="presentation" style:parent-style-name="Greetings-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writing-mode="lr-tb"/>
      <style:text-properties fo:color="#ffffff" loext:opacity="10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writing-mode="lr-tb"/>
      <style:text-properties style:font-name="Noto Sans1" fo:font-size="12pt" fo:language="zxx" fo:country="none" style:font-size-asian="12pt" style:font-size-complex="12pt"/>
    </style:style>
    <style:style style:name="P7" style:family="paragraph">
      <style:paragraph-properties fo:text-align="start" style:writing-mode="lr-tb"/>
      <style:text-properties fo:color="#ffffff" loext:opacity="100%" style:font-name="Noto Sans1" fo:font-size="67pt" fo:language="zxx" fo:country="none" fo:font-weight="bold" style:font-size-asian="67pt" style:font-weight-asian="bold" style:font-size-complex="67pt" style:font-weight-complex="bold"/>
    </style:style>
    <style:style style:name="P8" style:family="paragraph">
      <style:paragraph-properties fo:text-align="start" style:writing-mode="lr-tb"/>
      <style:text-properties fo:color="#fe7130" loext:opacity="100%" style:font-name="Noto Sans1" fo:language="zxx" fo:country="none" fo:font-weight="bold" style:font-weight-asian="bold" style:font-weight-complex="bold"/>
    </style:style>
    <style:style style:name="P9" style:family="paragraph">
      <loext:graphic-properties draw:fill-color="#ffffff"/>
      <style:paragraph-properties style:writing-mode="lr-tb"/>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writing-mode="lr-tb"/>
      <style:text-properties fo:color="#ffffff" loext:opacity="100%" style:font-name="Noto Sans1" fo:font-size="12pt" fo:font-weight="bold" style:font-size-asian="12pt" style:font-weight-asian="bold" style:font-size-complex="12pt" style:font-weight-complex="bold"/>
    </style:style>
    <style:style style:name="P12" style:family="paragraph">
      <style:paragraph-properties fo:text-align="center"/>
      <style:text-properties style:font-name="Noto Sans1"/>
    </style:style>
    <style:style style:name="P13" style:family="paragraph">
      <loext:graphic-properties draw:fill="solid" draw:fill-color="#60c4e4"/>
      <style:paragraph-properties fo:text-align="center" style:writing-mode="lr-tb"/>
      <style:text-properties style:font-name="Noto Sans1"/>
    </style:style>
    <style:style style:name="P14" style:family="paragraph">
      <style:paragraph-properties fo:text-align="start" style:writing-mode="lr-tb"/>
      <style:text-properties fo:color="#7f59ae" loext:opacity="100%" style:font-name="Noto Sans1" fo:font-size="28pt" fo:font-weight="bold" style:font-size-asian="28pt" style:font-weight-asian="bold" style:font-size-complex="28pt" style:font-weight-complex="bold"/>
    </style:style>
    <style:style style:name="P15" style:family="paragraph">
      <loext:graphic-properties draw:fill="solid" draw:fill-color="#e54b89"/>
      <style:paragraph-properties fo:text-align="center" style:writing-mode="lr-tb"/>
      <style:text-properties fo:color="#ffffff" loext:opacity="100%" style:font-name="Noto Sans1" fo:font-weight="bold" style:font-weight-asian="bold" style:font-weight-complex="bold"/>
    </style:style>
    <style:style style:name="P16" style:family="paragraph">
      <loext:graphic-properties draw:fill="solid" draw:fill-color="#e54b87"/>
      <style:paragraph-properties fo:text-align="center"/>
      <style:text-properties style:font-name="Noto Sans1"/>
    </style:style>
    <style:style style:name="P17" style:family="paragraph">
      <loext:graphic-properties draw:fill="solid" draw:fill-color="#f8b622"/>
      <style:paragraph-properties fo:text-align="center" style:writing-mode="lr-tb"/>
      <style:text-properties style:font-name="Noto Sans1" fo:font-size="18pt" fo:font-weight="bold" style:font-size-asian="18pt" style:font-weight-asian="bold" style:font-size-complex="18pt" style:font-weight-complex="bold"/>
    </style:style>
    <style:style style:name="P18" style:family="paragraph">
      <loext:graphic-properties draw:fill="solid" draw:fill-color="#f8b621"/>
      <style:paragraph-properties fo:text-align="center"/>
      <style:text-properties style:font-name="Noto Sans1"/>
    </style:style>
    <style:style style:name="P19" style:family="paragraph">
      <style:paragraph-properties fo:text-align="center"/>
      <style:text-properties fo:color="#7f59ae" loext:opacity="100%" style:font-name="Noto Sans1"/>
    </style:style>
    <style:style style:name="P20" style:family="paragraph">
      <loext:graphic-properties draw:fill="solid" draw:fill-color="#7f59ae"/>
      <style:paragraph-properties fo:text-align="center"/>
      <style:text-properties fo:color="#7f59ae" loext:opacity="100%" style:font-name="Noto Sans1"/>
    </style:style>
    <style:style style:name="P21" style:family="paragraph">
      <loext:graphic-properties draw:fill="solid" draw:fill-color="#7f59ae"/>
      <style:paragraph-properties fo:text-align="center" style:writing-mode="lr-tb"/>
      <style:text-properties fo:color="#ffffff" loext:opacity="100%" style:font-name="Noto Sans1" fo:font-weight="bold" style:font-weight-asian="bold" style:font-weight-complex="bold"/>
    </style:style>
    <style:style style:name="P22" style:family="paragraph">
      <loext:graphic-properties draw:fill="solid" draw:fill-color="#7f59ae"/>
      <style:paragraph-properties fo:text-align="center"/>
      <style:text-properties style:font-name="Noto Sans1"/>
    </style:style>
    <style:style style:name="P23" style:family="paragraph">
      <style:paragraph-properties fo:text-align="end"/>
    </style:style>
    <style:style style:name="P24" style:family="paragraph">
      <style:paragraph-properties fo:text-align="end" style:writing-mode="lr-tb"/>
      <style:text-properties fo:color="#60c4e4" loext:opacity="100%" style:font-name="Noto Sans1" fo:font-size="24pt" fo:font-weight="bold" style:font-size-asian="24pt" style:font-size-complex="24pt"/>
    </style:style>
    <style:style style:name="P25" style:family="paragraph">
      <style:paragraph-properties fo:text-align="start" style:writing-mode="lr-tb"/>
      <style:text-properties fo:color="#e54b89" loext:opacity="100%" style:font-name="Noto Sans1" fo:font-size="28pt" fo:font-weight="bold" style:font-size-asian="28pt" style:font-weight-asian="bold" style:font-size-complex="28pt" style:font-weight-complex="bold"/>
    </style:style>
    <style:style style:name="P26" style:family="paragraph">
      <style:paragraph-properties fo:text-align="end" style:writing-mode="lr-tb"/>
      <style:text-properties fo:color="#f8b622" loext:opacity="100%" style:font-name="Noto Sans1" fo:font-size="28pt" fo:font-weight="bold" style:font-size-asian="28pt" style:font-weight-asian="bold" style:font-size-complex="28pt" style:font-weight-complex="bold"/>
    </style:style>
    <style:style style:name="P27" style:family="paragraph">
      <style:paragraph-properties fo:text-align="start" style:writing-mode="lr-tb"/>
      <style:text-properties fo:color="#7f59ae" loext:opacity="100%" style:font-name="Noto Sans1" fo:font-size="22pt" fo:font-weight="bold" style:font-size-asian="22pt" style:font-size-complex="22pt"/>
    </style:style>
    <style:style style:name="P28" style:family="paragraph">
      <loext:graphic-properties draw:fill="solid" draw:fill-color="#7f59ae"/>
      <style:paragraph-properties fo:text-align="center" style:writing-mode="lr-tb"/>
      <style:text-properties fo:color="#ffff6d" loext:opacity="100%" style:font-name="Noto Sans1" fo:font-weight="bold" style:font-weight-asian="bold" style:font-weight-complex="bold"/>
    </style:style>
    <style:style style:name="P29" style:family="paragraph">
      <style:paragraph-properties fo:text-align="end" style:writing-mode="lr-tb"/>
      <style:text-properties fo:color="#fe7130" loext:opacity="100%" style:font-name="Noto Sans1" fo:font-size="60pt" fo:font-weight="bold" style:font-size-asian="60pt" style:font-weight-asian="bold" style:font-size-complex="60pt" style:font-weight-complex="bold"/>
    </style:style>
    <style:style style:name="P30" style:family="paragraph">
      <style:paragraph-properties fo:text-align="end" style:writing-mode="lr-tb"/>
      <style:text-properties fo:color="#fe7130" loext:opacity="100%" style:font-name="Noto Sans1" fo:font-weight="bold" style:font-weight-asian="bold" style:font-weight-complex="bold"/>
    </style:style>
    <style:style style:name="P31" style:family="paragraph">
      <style:paragraph-properties fo:text-align="end" style:writing-mode="lr-tb"/>
      <style:text-properties style:font-name="Noto Sans1" fo:font-size="12pt" style:font-size-asian="12pt" style:font-size-complex="12pt"/>
    </style:style>
    <style:style style:name="P32" style:family="paragraph">
      <style:paragraph-properties fo:text-align="start" style:writing-mode="lr-tb"/>
      <style:text-properties fo:color="#60c4e4" loext:opacity="100%" style:font-name="Noto Sans1" fo:font-size="54pt" fo:font-weight="bold" style:font-size-asian="54pt" style:font-weight-asian="bold" style:font-size-complex="54pt" style:font-weight-complex="bold"/>
    </style:style>
    <style:style style:name="P33" style:family="paragraph">
      <loext:graphic-properties draw:fill="solid" draw:fill-color="#f8b620"/>
      <style:paragraph-properties fo:text-align="center" style:writing-mode="lr-tb"/>
      <style:text-properties fo:color="#7f59ae" loext:opacity="100%" style:font-name="Noto Sans1" fo:font-weight="bold" style:font-weight-asian="bold" style:font-weight-complex="bold"/>
    </style:style>
    <style:style style:name="P34" style:family="paragraph">
      <style:paragraph-properties fo:text-align="start" style:writing-mode="lr-tb"/>
      <style:text-properties style:font-name="Noto Sans1" fo:font-size="12pt" style:font-size-asian="12pt" style:font-size-complex="12pt"/>
    </style:style>
    <style:style style:name="P35" style:family="paragraph">
      <loext:graphic-properties draw:fill-color="#ffffff"/>
      <style:paragraph-properties style:writing-mode="lr-tb"/>
      <style:text-properties fo:font-size="20pt"/>
    </style:style>
    <style:style style:name="P36" style:family="paragraph">
      <loext:graphic-properties draw:fill="solid" draw:fill-color="#ffffff"/>
      <style:paragraph-properties fo:text-align="center"/>
      <style:text-properties style:font-name="Noto Sans1"/>
    </style:style>
    <style:style style:name="P37" style:family="paragraph">
      <loext:graphic-properties draw:fill="none" draw:fill-color="#ffffff"/>
      <style:paragraph-properties fo:text-align="center"/>
      <style:text-properties style:font-name="Noto Sans1"/>
    </style:style>
    <style:style style:name="P38" style:family="paragraph">
      <style:paragraph-properties fo:text-align="center" style:writing-mode="lr-tb"/>
      <style:text-properties fo:color="#ffffff" loext:opacity="100%" style:font-name="Noto Sans1" fo:font-size="12pt" style:font-size-asian="12pt" style:font-size-complex="12pt"/>
    </style:style>
    <style:style style:name="P39" style:family="paragraph">
      <style:paragraph-properties fo:line-height="100%" fo:text-align="center"/>
    </style:style>
    <style:style style:name="P40" style:family="paragraph">
      <style:paragraph-properties fo:line-height="100%" fo:text-align="center" style:writing-mode="lr-tb"/>
      <style:text-properties fo:color="#ffffff" loext:opacity="100%" style:font-name="Noto Sans1" fo:font-size="12pt" style:font-size-asian="12pt" style:font-size-complex="12pt"/>
    </style:style>
    <style:style style:name="P41" style:family="paragraph">
      <style:paragraph-properties fo:text-align="center" style:writing-mode="lr-tb"/>
      <style:text-properties style:font-name="Noto Sans1" fo:font-size="12pt" style:font-size-asian="12pt" style:font-size-complex="12pt"/>
    </style:style>
    <style:style style:name="P42" style:family="paragraph">
      <style:paragraph-properties style:writing-mode="lr-tb"/>
      <style:text-properties fo:color="#ffffff" loext:opacity="100%" style:font-name="Noto Sans1" fo:font-size="20pt" fo:font-weight="bold" style:font-size-asian="20pt" style:font-weight-asian="bold" style:font-size-complex="20pt" style:font-weight-complex="bold"/>
    </style:style>
    <style:style style:name="P43" style:family="paragraph">
      <loext:graphic-properties draw:fill="solid" draw:fill-color="#f8b622"/>
      <style:paragraph-properties fo:text-align="center"/>
      <style:text-properties style:font-name="Noto Sans1"/>
    </style:style>
    <style:style style:name="P44" style:family="paragraph">
      <loext:graphic-properties draw:fill="none" draw:fill-color="#f8b622"/>
      <style:paragraph-properties fo:text-align="center"/>
      <style:text-properties style:font-name="Noto Sans1"/>
    </style:style>
    <style:style style:name="P45" style:family="paragraph">
      <loext:graphic-properties draw:fill="solid" draw:fill-color="#e54b89"/>
      <style:paragraph-properties fo:text-align="center"/>
      <style:text-properties style:font-name="Noto Sans1"/>
    </style:style>
    <style:style style:name="P46" style:family="paragraph">
      <loext:graphic-properties draw:fill="solid" draw:fill-color="#60c4e4"/>
      <style:paragraph-properties fo:text-align="center"/>
      <style:text-properties style:font-name="Noto Sans1"/>
    </style:style>
    <style:style style:name="P47" style:family="paragraph">
      <loext:graphic-properties draw:fill="none" draw:fill-color="#e54b89"/>
      <style:paragraph-properties fo:text-align="center"/>
      <style:text-properties style:font-name="Noto Sans1"/>
    </style:style>
    <style:style style:name="P48" style:family="paragraph">
      <loext:graphic-properties draw:fill="none" draw:fill-color="#60c4e4"/>
      <style:paragraph-properties fo:text-align="center"/>
      <style:text-properties style:font-name="Noto Sans1"/>
    </style:style>
    <style:style style:name="P49" style:family="paragraph">
      <loext:graphic-properties draw:fill="none" draw:fill-color="#7f59ae"/>
      <style:paragraph-properties fo:text-align="center"/>
      <style:text-properties style:font-name="Noto Sans1"/>
    </style:style>
    <style:style style:name="P50" style:family="paragraph">
      <loext:graphic-properties draw:fill="solid" draw:fill-color="#baacff"/>
      <style:paragraph-properties fo:text-align="center"/>
      <style:text-properties style:font-name="Noto Sans1"/>
    </style:style>
    <style:style style:name="P51" style:family="paragraph">
      <loext:graphic-properties draw:fill="none" draw:fill-color="#baacff"/>
      <style:paragraph-properties fo:text-align="center"/>
      <style:text-properties style:font-name="Noto Sans1"/>
    </style:style>
    <style:style style:name="P52" style:family="paragraph">
      <loext:graphic-properties draw:fill="solid" draw:fill-color="#cacfff"/>
      <style:paragraph-properties fo:text-align="center"/>
      <style:text-properties style:font-name="Noto Sans1"/>
    </style:style>
    <style:style style:name="P53" style:family="paragraph">
      <loext:graphic-properties draw:fill="solid" draw:fill-color="#f8dd7e"/>
      <style:paragraph-properties fo:text-align="center"/>
      <style:text-properties style:font-name="Noto Sans1"/>
    </style:style>
    <style:style style:name="P54" style:family="paragraph">
      <loext:graphic-properties draw:fill="none" draw:fill-color="#f8dd7e"/>
      <style:paragraph-properties fo:text-align="center"/>
      <style:text-properties style:font-name="Noto Sans1"/>
    </style:style>
    <style:style style:name="P55" style:family="paragraph">
      <loext:graphic-properties draw:fill="solid" draw:fill-color="#f8efac"/>
      <style:paragraph-properties fo:text-align="center"/>
      <style:text-properties style:font-name="Noto Sans1"/>
    </style:style>
    <style:style style:name="P56"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7"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8"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9" style:family="paragraph">
      <style:paragraph-properties fo:text-align="center" style:writing-mode="lr-tb"/>
      <style:text-properties fo:color="#60c4e4" loext:opacity="100%" style:font-name="Noto Sans1" fo:font-size="18pt" fo:font-weight="bold" style:font-size-asian="18pt" style:font-weight-asian="bold" style:font-size-complex="18pt" style:font-weight-complex="bold"/>
    </style:style>
    <style:style style:name="P60" style:family="paragraph">
      <style:paragraph-properties fo:text-align="center" style:writing-mode="lr-tb"/>
      <style:text-properties fo:color="#f8b622" loext:opacity="100%" style:font-name="Noto Sans1" fo:font-size="18pt" fo:font-weight="bold" style:font-size-asian="18pt" style:font-weight-asian="bold" style:font-size-complex="18pt" style:font-weight-complex="bold"/>
    </style:style>
    <style:style style:name="P61" style:family="paragraph">
      <loext:graphic-properties draw:fill="none"/>
      <style:paragraph-properties fo:text-align="center" style:writing-mode="lr-tb"/>
      <style:text-properties fo:font-variant="normal" fo:text-transform="none" fo:color="#e54b89" loext:opacity="10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writing-mode="lr-tb"/>
    </style:style>
    <style:style style:name="P6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fo:color="#7f59ae" loext:opacity="10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4" style:family="paragraph">
      <loext:graphic-properties draw:fill="bitmap" draw:fill-image-name="Bitmap_20_9" style:repeat="stretch"/>
      <style:paragraph-properties fo:text-align="center"/>
      <style:text-properties style:font-name="Noto Sans1"/>
    </style:style>
    <style:style style:name="P65" style:family="paragraph">
      <loext:graphic-properties draw:fill="none" draw:fill-color="#ffffff"/>
      <style:paragraph-properties style:writing-mode="lr-tb"/>
      <style:text-properties style:font-name="Noto Sans1" fo:font-size="14pt" style:font-size-asian="14pt" style:font-size-complex="14pt"/>
    </style:style>
    <style:style style:name="P66" style:family="paragraph">
      <loext:graphic-properties draw:fill="solid" draw:fill-color="#ffffff" draw:opacity="98%"/>
      <style:paragraph-properties fo:text-align="center"/>
      <style:text-properties style:font-name="Noto Sans1"/>
    </style:style>
    <style:style style:name="P67" style:family="paragraph">
      <loext:graphic-properties draw:fill="bitmap" draw:fill-image-name="Bitmap_20_10" style:repeat="stretch"/>
      <style:paragraph-properties fo:text-align="center"/>
      <style:text-properties style:font-name="Noto Sans1"/>
    </style:style>
    <style:style style:name="P68" style:family="paragraph">
      <style:paragraph-properties fo:text-align="end" style:writing-mode="lr-tb"/>
      <style:text-properties fo:color="#fe7130" loext:opacity="100%" style:font-name="Noto Sans1" fo:font-size="48pt" fo:font-weight="bold" style:font-size-asian="48pt" style:font-weight-asian="bold" style:font-size-complex="48pt" style:font-weight-complex="bold"/>
    </style:style>
    <style:style style:name="P69" style:family="paragraph">
      <style:paragraph-properties fo:text-align="end" style:writing-mode="lr-tb"/>
      <style:text-properties fo:color="#e54b89" loext:opacity="100%" style:font-name="Noto Sans1" fo:font-size="60pt" fo:font-weight="bold" style:font-size-asian="60pt" style:font-weight-asian="bold" style:font-size-complex="60pt" style:font-weight-complex="bold"/>
    </style:style>
    <style:style style:name="P70" style:family="paragraph">
      <loext:graphic-properties draw:fill="solid" draw:fill-color="#fcdd99"/>
      <style:paragraph-properties fo:text-align="center"/>
      <style:text-properties style:font-name="Noto Sans1"/>
    </style:style>
    <style:style style:name="P71" style:family="paragraph">
      <loext:graphic-properties draw:fill="solid" draw:fill-color="#ed85ad"/>
      <style:paragraph-properties fo:text-align="center"/>
      <style:text-properties style:font-name="Noto Sans1"/>
    </style:style>
    <style:style style:name="P72" style:family="paragraph">
      <loext:graphic-properties draw:fill="solid" draw:fill-color="#a9dff1"/>
      <style:paragraph-properties fo:text-align="center"/>
      <style:text-properties style:font-name="Noto Sans1"/>
    </style:style>
    <style:style style:name="P73" style:family="paragraph">
      <loext:graphic-properties draw:fill="solid" draw:fill-color="#ab93ca"/>
      <style:paragraph-properties fo:text-align="center"/>
      <style:text-properties style:font-name="Noto Sans1"/>
    </style:style>
    <style:style style:name="P74" style:family="paragraph">
      <loext:graphic-properties draw:fill="solid" draw:fill-color="#f4f4f4"/>
      <style:paragraph-properties fo:text-align="center"/>
      <style:text-properties style:font-name="Noto Sans1"/>
    </style:style>
    <style:style style:name="P75" style:family="paragraph">
      <style:paragraph-properties fo:text-align="center" style:writing-mode="lr-tb"/>
      <style:text-properties style:font-name="Noto Sans1"/>
    </style:style>
    <style:style style:name="P76" style:family="paragraph">
      <loext:graphic-properties draw:fill="solid" draw:fill-color="#c5e9f5"/>
      <style:paragraph-properties fo:text-align="center"/>
      <style:text-properties style:font-name="Noto Sans1"/>
    </style:style>
    <style:style style:name="P77" style:family="paragraph">
      <loext:graphic-properties draw:fill="none" draw:fill-color="#ab93ca"/>
      <style:paragraph-properties fo:text-align="center"/>
      <style:text-properties style:font-name="Noto Sans1"/>
    </style:style>
    <style:style style:name="P78" style:family="paragraph">
      <loext:graphic-properties draw:fill="solid" draw:fill-color="#fbde9f"/>
      <style:paragraph-properties fo:text-align="center"/>
      <style:text-properties style:font-name="Noto Sans1"/>
    </style:style>
    <style:style style:name="P79" style:family="paragraph">
      <loext:graphic-properties draw:fill="none" draw:fill-color="#f8b621"/>
      <style:paragraph-properties fo:text-align="center"/>
      <style:text-properties style:font-name="Noto Sans1"/>
    </style:style>
    <style:style style:name="P80" style:family="paragraph">
      <loext:graphic-properties draw:fill="solid" draw:fill-color="#8467b5"/>
      <style:paragraph-properties fo:text-align="center"/>
      <style:text-properties style:font-name="Noto Sans1"/>
    </style:style>
    <style:style style:name="P81" style:family="paragraph">
      <loext:graphic-properties draw:fill="solid" draw:fill-color="#8978be"/>
      <style:paragraph-properties fo:text-align="center"/>
      <style:text-properties style:font-name="Noto Sans1"/>
    </style:style>
    <style:style style:name="P82" style:family="paragraph">
      <style:paragraph-properties fo:text-align="end" style:writing-mode="lr-tb"/>
      <style:text-properties fo:color="#7f59ae" loext:opacity="100%" style:font-name="Noto Sans1" fo:font-size="18pt" fo:font-weight="bold" style:font-size-asian="18pt" style:font-weight-asian="bold" style:font-size-complex="18pt" style:font-weight-complex="bold"/>
    </style:style>
    <style:style style:name="P83" style:family="paragraph">
      <style:paragraph-properties fo:text-align="end" style:writing-mode="lr-tb"/>
      <style:text-properties fo:color="#6b5e9b" loext:opacity="100%" style:font-name="Noto Sans1" fo:font-size="18pt" fo:font-weight="bold" style:font-size-asian="18pt" style:font-weight-asian="bold" style:font-size-complex="18pt" style:font-weight-complex="bold"/>
    </style:style>
    <style:style style:name="P84" style:family="paragraph">
      <style:paragraph-properties style:writing-mode="lr-tb"/>
      <style:text-properties fo:color="#7f59ae" loext:opacity="100%" style:font-name="Noto Sans1" fo:font-size="18pt" fo:font-weight="bold" style:font-size-asian="18pt" style:font-weight-asian="bold" style:font-size-complex="18pt" style:font-weight-complex="bold"/>
    </style:style>
    <style:style style:name="P85" style:family="paragraph">
      <style:paragraph-properties fo:text-align="end" style:writing-mode="lr-tb"/>
      <style:text-properties style:font-name="Noto Sans1" fo:font-size="11pt" style:font-size-asian="11pt" style:font-size-complex="11pt"/>
    </style:style>
    <style:style style:name="P86" style:family="paragraph">
      <style:paragraph-properties fo:text-align="start" style:writing-mode="lr-tb"/>
      <style:text-properties fo:color="#6b5e9b" loext:opacity="100%" style:font-name="Noto Sans1" fo:font-size="18pt" fo:font-weight="bold" style:font-size-asian="18pt" style:font-weight-asian="bold" style:font-size-complex="18pt" style:font-weight-complex="bold"/>
    </style:style>
    <style:style style:name="P87" style:family="paragraph">
      <style:paragraph-properties fo:text-align="start" style:writing-mode="lr-tb"/>
      <style:text-properties style:font-name="Noto Sans1" fo:font-size="11pt" style:font-size-asian="11pt" style:font-size-complex="11pt"/>
    </style:style>
    <style:style style:name="P88" style:family="paragraph">
      <loext:graphic-properties draw:fill="solid" draw:fill-color="#7f59ae"/>
      <style:paragraph-properties fo:text-align="center" style:writing-mode="lr-tb"/>
      <style:text-properties style:font-name="Noto Sans1"/>
    </style:style>
    <style:style style:name="P89" style:family="paragraph">
      <style:paragraph-properties fo:text-align="start" style:writing-mode="lr-tb"/>
      <style:text-properties fo:color="#7f59ae" loext:opacity="100%" style:font-name="Noto Sans1" fo:font-size="22pt" fo:font-weight="bold" style:font-size-asian="22pt" style:font-weight-asian="bold" style:font-size-complex="22pt" style:font-weight-complex="bold"/>
    </style:style>
    <style:style style:name="P90" style:family="paragraph">
      <style:paragraph-properties fo:text-align="start" style:writing-mode="lr-tb"/>
      <style:text-properties fo:color="#fe7130" loext:opacity="100%" style:font-name="Noto Sans1" fo:font-size="22pt" fo:font-weight="bold" style:font-size-asian="22pt" style:font-weight-asian="bold" style:font-size-complex="22pt" style:font-weight-complex="bold"/>
    </style:style>
    <style:style style:name="P91" style:family="paragraph">
      <style:paragraph-properties fo:text-align="start" style:writing-mode="lr-tb"/>
      <style:text-properties fo:color="#60c4e4" loext:opacity="100%" style:font-name="Noto Sans1" fo:font-size="22pt" fo:font-weight="bold" style:font-size-asian="22pt" style:font-weight-asian="bold" style:font-size-complex="22pt" style:font-weight-complex="bold"/>
    </style:style>
    <style:style style:name="P92" style:family="paragraph">
      <style:paragraph-properties fo:text-align="start" style:writing-mode="lr-tb"/>
      <style:text-properties fo:color="#e54b89" loext:opacity="100%" style:font-name="Noto Sans1" fo:font-size="22pt" fo:font-weight="bold" style:font-size-asian="22pt" style:font-weight-asian="bold" style:font-size-complex="22pt" style:font-weight-complex="bold"/>
    </style:style>
    <style:style style:name="P93" style:family="paragraph">
      <style:paragraph-properties style:writing-mode="lr-tb"/>
      <style:text-properties style:font-name="Noto Sans1"/>
    </style:style>
    <style:style style:name="P94" style:family="paragraph">
      <loext:graphic-properties draw:fill="solid" draw:fill-color="#e54b87"/>
      <style:paragraph-properties fo:text-align="center"/>
    </style:style>
    <style:style style:name="P95" style:family="paragraph">
      <loext:graphic-properties draw:fill="solid" draw:fill-color="#f8b621"/>
      <style:paragraph-properties fo:text-align="center"/>
    </style:style>
    <style:style style:name="P96" style:family="paragraph">
      <loext:graphic-properties draw:fill="solid" draw:fill-color="#7f59ae"/>
      <style:paragraph-properties fo:text-align="center"/>
    </style:style>
    <style:style style:name="P97" style:family="paragraph">
      <loext:graphic-properties draw:fill="solid" draw:fill-color="#60c4e4"/>
      <style:paragraph-properties fo:text-align="center"/>
    </style:style>
    <style:style style:name="P98" style:family="paragraph">
      <loext:graphic-properties draw:fill="solid" draw:fill-color="#e54b89"/>
      <style:paragraph-properties fo:text-align="center"/>
    </style:style>
    <style:style style:name="P99" style:family="paragraph">
      <loext:graphic-properties draw:fill="none"/>
      <style:paragraph-properties fo:text-align="center"/>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style:font-name="Noto Sans1" fo:font-size="12pt" fo:language="zxx" fo:country="none" style:font-size-asian="12pt" style:font-size-complex="12pt"/>
    </style:style>
    <style:style style:name="T3"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4" style:family="text">
      <style:text-properties fo:color="#fe7130" loext:opacity="100%" style:font-name="Noto Sans1" fo:language="zxx" fo:country="none" fo:font-weight="bold" style:font-weight-asian="bold" style:font-weight-complex="bold"/>
    </style:style>
    <style:style style:name="T5" style:family="text">
      <style:text-properties fo:color="#ffffff" loext:opacity="100%" style:font-name="Noto Sans1" fo:font-size="18pt" fo:font-weight="bold" style:font-size-asian="18pt" style:font-weight-asian="bold" style:font-size-complex="18pt" style:font-weight-complex="bold"/>
    </style:style>
    <style:style style:name="T6" style:family="text">
      <style:text-properties fo:color="#7f59ae" loext:opacity="100%" style:font-name="Noto Sans1" fo:font-size="22pt" fo:font-weight="bold" style:font-size-asian="22pt" style:font-weight-asian="bold" style:font-size-complex="22pt" style:font-weight-complex="bold"/>
    </style:style>
    <style:style style:name="T7" style:family="text">
      <style:text-properties fo:color="#ffffff" loext:opacity="100%" style:font-name="Noto Sans1" fo:font-weight="bold" style:font-weight-asian="bold" style:font-weight-complex="bold"/>
    </style:style>
    <style:style style:name="T8" style:family="text">
      <style:text-properties style:font-name="Noto Sans1" fo:font-size="18pt" fo:font-weight="bold" style:font-size-asian="18pt" style:font-weight-asian="bold" style:font-size-complex="18pt" style:font-weight-complex="bold"/>
    </style:style>
    <style:style style:name="T9" style:family="text">
      <style:text-properties fo:color="#60c4e4" loext:opacity="100%" style:font-name="Noto Sans1" fo:font-size="22pt" fo:font-weight="bold" style:font-size-asian="22pt" style:font-size-complex="22pt"/>
    </style:style>
    <style:style style:name="T10" style:family="text">
      <style:text-properties fo:color="#e54b89" loext:opacity="100%" style:font-name="Noto Sans1" fo:font-size="22pt" fo:font-weight="bold" style:font-size-asian="22pt" style:font-weight-asian="bold" style:font-size-complex="22pt" style:font-weight-complex="bold"/>
    </style:style>
    <style:style style:name="T11" style:family="text">
      <style:text-properties fo:color="#f8b622" loext:opacity="100%" style:font-name="Noto Sans1" fo:font-size="22pt" fo:font-weight="bold" style:font-size-asian="22pt" style:font-weight-asian="bold" style:font-size-complex="22pt" style:font-weight-complex="bold"/>
    </style:style>
    <style:style style:name="T12" style:family="text">
      <style:text-properties fo:color="#7f59ae" loext:opacity="100%" style:font-name="Noto Sans1" fo:font-size="22pt" fo:font-weight="bold" style:font-size-asian="22pt" style:font-size-complex="22pt"/>
    </style:style>
    <style:style style:name="T13" style:family="text">
      <style:text-properties fo:color="#ffff6d" loext:opacity="100%" style:font-name="Noto Sans1" fo:font-size="44pt" fo:font-weight="bold" style:font-size-asian="44pt" style:font-weight-asian="bold" style:font-size-complex="44pt" style:font-weight-complex="bold"/>
    </style:style>
    <style:style style:name="T14" style:family="text">
      <style:text-properties fo:color="#fe7130" loext:opacity="100%" style:font-name="Noto Sans1" fo:font-size="60pt" fo:font-weight="bold" style:font-size-asian="60pt" style:font-weight-asian="bold" style:font-size-complex="60pt" style:font-weight-complex="bold"/>
    </style:style>
    <style:style style:name="T15" style:family="text">
      <style:text-properties fo:color="#fe7130" loext:opacity="100%" style:font-name="Noto Sans1" fo:font-weight="bold" style:font-weight-asian="bold" style:font-weight-complex="bold"/>
    </style:style>
    <style:style style:name="T16" style:family="text">
      <style:text-properties style:font-name="Noto Sans1" fo:font-size="12pt" style:font-size-asian="12pt" style:font-size-complex="12pt"/>
    </style:style>
    <style:style style:name="T17" style:family="text">
      <style:text-properties fo:color="#60c4e4" loext:opacity="100%" style:font-name="Noto Sans1" fo:font-size="48pt" fo:font-weight="bold" style:font-size-asian="48pt" style:font-weight-asian="bold" style:font-size-complex="48pt" style:font-weight-complex="bold"/>
    </style:style>
    <style:style style:name="T18" style:family="text">
      <style:text-properties fo:color="#7f59ae" loext:opacity="100%" style:font-name="Noto Sans1" fo:font-size="44pt" fo:font-weight="bold" style:font-size-asian="44pt" style:font-weight-asian="bold" style:font-size-complex="44pt" style:font-weight-complex="bold"/>
    </style:style>
    <style:style style:name="T19" style:family="text">
      <style:text-properties fo:color="#ffffff" loext:opacity="100%" style:font-name="Noto Sans1" fo:font-size="12pt" style:font-size-asian="12pt" style:font-size-complex="12pt"/>
    </style:style>
    <style:style style:name="T20" style:family="text">
      <style:text-properties fo:color="#ffffff" loext:opacity="100%" style:font-name="Noto Sans1" fo:font-size="20pt" fo:font-weight="bold" style:font-size-asian="20pt" style:font-weight-asian="bold" style:font-size-complex="20pt" style:font-weight-complex="bold"/>
    </style:style>
    <style:style style:name="T21"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T22" style:family="text">
      <style:text-properties fo:color="#60c4e4" loext:opacity="100%" style:font-name="Noto Sans1" fo:font-size="18pt" fo:font-weight="bold" style:font-size-asian="18pt" style:font-weight-asian="bold" style:font-size-complex="18pt" style:font-weight-complex="bold"/>
    </style:style>
    <style:style style:name="T23" style:family="text">
      <style:text-properties fo:color="#f8b622" loext:opacity="100%" style:font-name="Noto Sans1" fo:font-size="18pt" fo:font-weight="bold" style:font-size-asian="18pt" style:font-weight-asian="bold" style:font-size-complex="18pt" style:font-weight-complex="bold"/>
    </style:style>
    <style:style style:name="T24" style:family="text">
      <style:text-properties fo:font-variant="normal" fo:text-transform="none" fo:color="#e54b89" loext:opacity="10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5" style:family="text">
      <style:text-properties fo:font-variant="normal" fo:text-transform="none" fo:color="#7f59ae" loext:opacity="10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6" style:family="text">
      <style:text-properties style:font-name="Noto Sans1" fo:font-size="14pt" style:font-size-asian="14pt" style:font-size-complex="14pt"/>
    </style:style>
    <style:style style:name="T27" style:family="text">
      <style:text-properties fo:color="#fe7130" loext:opacity="100%" style:font-name="Noto Sans1" fo:font-size="48pt" fo:font-weight="bold" style:font-size-asian="48pt" style:font-weight-asian="bold" style:font-size-complex="48pt" style:font-weight-complex="bold"/>
    </style:style>
    <style:style style:name="T28" style:family="text">
      <style:text-properties fo:color="#e54b89" loext:opacity="100%" style:font-name="Noto Sans1" fo:font-size="54pt" fo:font-weight="bold" style:font-size-asian="54pt" style:font-weight-asian="bold" style:font-size-complex="54pt" style:font-weight-complex="bold"/>
    </style:style>
    <style:style style:name="T29" style:family="text">
      <style:text-properties fo:color="#7f59ae" loext:opacity="100%" style:font-name="Noto Sans1" fo:font-size="18pt" fo:font-weight="bold" style:font-size-asian="18pt" style:font-weight-asian="bold" style:font-size-complex="18pt" style:font-weight-complex="bold"/>
    </style:style>
    <style:style style:name="T30" style:family="text">
      <style:text-properties fo:color="#6b5e9b" loext:opacity="100%" style:font-name="Noto Sans1" fo:font-size="18pt" fo:font-weight="bold" style:font-size-asian="18pt" style:font-weight-asian="bold" style:font-size-complex="18pt" style:font-weight-complex="bold"/>
    </style:style>
    <style:style style:name="T31" style:family="text">
      <style:text-properties style:font-name="Noto Sans1" fo:font-size="11pt" style:font-size-asian="11pt" style:font-size-complex="11pt"/>
    </style:style>
    <style:style style:name="T32" style:family="text">
      <style:text-properties fo:color="#fe7130" loext:opacity="100%" style:font-name="Noto Sans1" fo:font-size="22pt" fo:font-weight="bold" style:font-size-asian="22pt" style:font-weight-asian="bold" style:font-size-complex="22pt" style:font-weight-complex="bold"/>
    </style:style>
    <style:style style:name="T33" style:family="text">
      <style:text-properties fo:color="#60c4e4" loext:opacity="100%" style:font-name="Noto Sans1" fo:font-size="22pt" fo:font-weight="bold" style:font-size-asian="22pt" style:font-weight-asian="bold" style:font-size-complex="22pt" style:font-weight-complex="bold"/>
    </style:style>
    <style:style style:name="T34" style:family="text">
      <style:text-properties style:font-name="Noto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Li</text:span><text:span text:style-name="T1">n</text:span><text:span text:style-name="T1">is </text:span><text:span text:style-name="T1">is </text:span><text:span text:style-name="T1">k</text:span><text:span text:style-name="T1">o</text:span><text:span text:style-name="T1">o</text:span><text:span text:style-name="T1">l</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These candies look like m&amp;m's. <text:s/>Why don’t they have any logo on them? <text:s/>Is it for a legal reason?</text:span></text:p>
          </draw:text-box>
        </draw:frame>
        <draw:frame presentation:style-name="pr2" draw:text-style-name="P7" draw:layer="layout" svg:width="9.4cm" svg:height="3.218cm" svg:x="2.2cm" svg:y="3.173cm" presentation:class="title" presentation:user-transformed="true">
          <draw:text-box>
            <text:p text:style-name="P5"><text:span text:style-name="T3">CANDY</text:span></text:p>
          </draw:text-box>
        </draw:frame>
        <draw:frame presentation:style-name="pr3" draw:text-style-name="P8" draw:layer="layout" svg:width="10.2cm" svg:height="2.118cm" svg:x="2.3cm" svg:y="5.503cm" presentation:class="title" presentation:user-transformed="true">
          <draw:text-box>
            <text:p text:style-name="P5"><text:span text:style-name="T4">TEMPLATE</text:span></text:p>
          </draw:text-box>
        </draw:frame>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draw:g>
          <draw:polygon draw:style-name="gr5" draw:text-style-name="P11"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5">2</text:span></text:p>
          </draw:polygon>
          <draw:line draw:style-name="gr6" draw:text-style-name="P12" draw:layer="layout" svg:x1="10.144cm" svg:y1="5.916cm" svg:x2="18.536cm" svg:y2="5.916cm">
            <text:p/>
          </draw:line>
          <draw:polygon draw:style-name="gr7" draw:text-style-name="P13"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4" draw:layer="layout" svg:width="6.669cm" svg:height="1.813cm" svg:x="14.032cm" svg:y="1.437cm" presentation:class="title" presentation:user-transformed="true">
          <draw:text-box>
            <text:p text:style-name="P5"><text:span text:style-name="T6">Lorem</text:span></text:p>
          </draw:text-box>
        </draw:frame>
        <draw:g>
          <draw:polygon draw:style-name="gr8" draw:text-style-name="P15"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3</text:span></text:p>
          </draw:polygon>
          <draw:line draw:style-name="gr9" draw:text-style-name="P12" draw:layer="layout" svg:x1="21.383cm" svg:y1="8.66cm" svg:x2="12.992cm" svg:y2="8.66cm">
            <text:p/>
          </draw:line>
          <draw:polygon draw:style-name="gr10" draw:text-style-name="P16"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1" draw:text-style-name="P17"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8">4</text:span></text:p>
          </draw:polygon>
          <draw:line draw:style-name="gr12" draw:text-style-name="P12" draw:layer="layout" svg:x1="9.973cm" svg:y1="11.39cm" svg:x2="18.365cm" svg:y2="11.39cm">
            <text:p/>
          </draw:line>
          <draw:polygon draw:style-name="gr13" draw:text-style-name="P18"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4" draw:text-style-name="P19" draw:layer="layout" svg:x1="21.386cm" svg:y1="3.036cm" svg:x2="12.995cm" svg:y2="3.036cm">
            <text:p/>
          </draw:line>
          <draw:polygon draw:style-name="gr15" draw:text-style-name="P20"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6" draw:text-style-name="P21"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1</text:span></text:p>
          </draw:polygon>
        </draw:g>
        <draw:g>
          <draw:polygon draw:style-name="gr16" draw:text-style-name="P21"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5</text:span></text:p>
          </draw:polygon>
          <draw:line draw:style-name="gr14" draw:text-style-name="P12" draw:layer="layout" svg:x1="21.383cm" svg:y1="14.003cm" svg:x2="12.992cm" svg:y2="14.003cm">
            <text:p/>
          </draw:line>
          <draw:polygon draw:style-name="gr15" draw:text-style-name="P22"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4" draw:layer="layout" svg:width="7.756cm" svg:height="1.813cm" svg:x="9.962cm" svg:y="4.248cm" presentation:class="title" presentation:user-transformed="true">
          <draw:text-box>
            <text:p text:style-name="P23"><text:span text:style-name="T9">Ipsum</text:span></text:p>
          </draw:text-box>
        </draw:frame>
        <draw:frame presentation:style-name="pr5" draw:text-style-name="P25" draw:layer="layout" svg:width="7.757cm" svg:height="1.813cm" svg:x="14.032cm" svg:y="7.106cm" presentation:class="title" presentation:user-transformed="true">
          <draw:text-box>
            <text:p text:style-name="P5"><text:span text:style-name="T10">Dolor</text:span></text:p>
          </draw:text-box>
        </draw:frame>
        <draw:frame presentation:style-name="pr5" draw:text-style-name="P26" draw:layer="layout" svg:width="7.756cm" svg:height="1.813cm" svg:x="9.962cm" svg:y="9.703cm" presentation:class="title" presentation:user-transformed="true">
          <draw:text-box>
            <text:p text:style-name="P23"><text:span text:style-name="T11">Sit</text:span></text:p>
          </draw:text-box>
        </draw:frame>
        <draw:frame presentation:style-name="pr6" draw:text-style-name="P27" draw:layer="layout" svg:width="9.469cm" svg:height="1.889cm" svg:x="14.032cm" svg:y="12.265cm" presentation:class="title" presentation:user-transformed="true">
          <draw:text-box>
            <text:p text:style-name="P5"><text:span text:style-name="T12">Amet</text:span></text:p>
          </draw:text-box>
        </draw:frame>
        <presentation:notes draw:style-name="dp2">
          <draw:page-thumbnail draw:style-name="gr4" draw:layer="layout" svg:width="0.001cm" svg:height="0.001cm" svg:x="0cm" svg:y="2.257cm" draw:page-number="2" presentation:class="page"/>
          <draw:frame presentation:style-name="pr7" draw:text-style-name="P9"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3">1</text:span></text:p>
        </draw:polygon>
        <draw:frame presentation:style-name="pr8" draw:text-style-name="P29" draw:layer="layout" svg:width="10.8cm" svg:height="2.888cm" svg:x="14.235cm" svg:y="4.742cm" presentation:class="title" presentation:user-transformed="true">
          <draw:text-box>
            <text:p text:style-name="P23"><text:span text:style-name="T14">Lorem</text:span></text:p>
          </draw:text-box>
        </draw:frame>
        <draw:frame presentation:style-name="pr9" draw:text-style-name="P30" draw:layer="layout" svg:width="7.4cm" svg:height="2.217cm" svg:x="17.635cm" svg:y="7.077cm" presentation:class="title" presentation:user-transformed="true">
          <draw:text-box>
            <text:p text:style-name="P23"><text:span text:style-name="T15">Ispum</text:span></text:p>
          </draw:text-box>
        </draw:frame>
        <draw:frame presentation:style-name="pr10" draw:text-style-name="P31" draw:layer="layout" svg:width="8.228cm" svg:height="2.976cm" svg:x="16.635cm" svg:y="8.799cm" presentation:class="title" presentation:user-transformed="true">
          <draw:text-box>
            <text:p text:style-name="P23"><text:span text:style-name="T16"><text:line-break/></text:span><text:span text:style-name="T16">Lorem ipsum dolor sit amet, consectetuer adipiscing elit. Aliquam imperdiet lobortis metus. Phasellus nisi metus, tempes ac, porta nec, felis. </text:span></text:p>
          </draw:text-box>
        </draw:frame>
        <presentation:notes draw:style-name="dp2">
          <draw:page-thumbnail draw:style-name="gr4" draw:layer="layout" svg:width="19.798cm" svg:height="11.136cm" svg:x="0.6cm" svg:y="2.257cm" draw:page-number="3" presentation:class="page"/>
          <draw:frame presentation:style-name="pr11" draw:text-style-name="P9" draw:layer="layout" svg:width="16.799cm" svg:height="13.364cm" svg:x="2.1cm" svg:y="14.107cm" presentation:class="notes" presentation:placeholder="true">
            <draw:text-box/>
          </draw:frame>
        </presentation:notes>
      </draw:page>
      <draw:page draw:name="page4" draw:style-name="dp1" draw:master-page-name="Topic_20_Title_20_2">
        <draw:frame presentation:style-name="pr12" draw:text-style-name="P32" draw:layer="layout" svg:width="10.8cm" svg:height="4.903cm" svg:x="7cm" svg:y="4.301cm" presentation:class="title" presentation:user-transformed="true">
          <draw:text-box>
            <text:p text:style-name="P5"><text:span text:style-name="T17">Lorem</text:span><text:span text:style-name="T17"><text:line-break/></text:span><text:span text:style-name="T17">Ipsum</text:span></text:p>
          </draw:text-box>
        </draw:frame>
        <draw:polygon draw:style-name="gr18" draw:text-style-name="P33"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8">2</text:span></text:p>
        </draw:polygon>
        <draw:frame presentation:style-name="pr13" draw:text-style-name="P34" draw:layer="layout" svg:width="8.228cm" svg:height="2.976cm" svg:x="7.172cm" svg:y="8.92cm" presentation:class="title" presentation:user-transformed="true">
          <draw:text-box>
            <text:p text:style-name="P5"><text:span text:style-name="T16"><text:line-break/></text:span><text:span text:style-name="T16">Lorem ipsum dolor sit amet, consectetuer adipiscing elit. Aliquam imperdiet lobortis metus. Phasellus nisi metus, tempes ac, porta nec, felis. </text:span></text:p>
          </draw:text-box>
        </draw:frame>
        <presentation:notes draw:style-name="dp2">
          <draw:page-thumbnail draw:style-name="gr4" draw:layer="layout" svg:width="0.001cm" svg:height="0.001cm" svg:x="0cm" svg:y="2.257cm" draw:page-number="4" presentation:class="page"/>
          <draw:frame presentation:style-name="pr14" draw:text-style-name="P35" draw:layer="layout" svg:width="16.799cm" svg:height="13.364cm" svg:x="2.1cm" svg:y="14.107cm" presentation:class="notes" presentation:placeholder="true">
            <draw:text-box/>
          </draw:frame>
        </presentation:notes>
      </draw:page>
      <draw:page draw:name="page5" draw:style-name="dp1" draw:master-page-name="Sample_20_Article" presentation:presentation-page-layout-name="AL2T1">
        <draw:g>
          <draw:path draw:style-name="gr19"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0" draw:text-style-name="P37"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path draw:style-name="gr21" draw:text-style-name="P36"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2" draw:text-style-name="P37"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path draw:style-name="gr21"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0" draw:text-style-name="P37"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path draw:style-name="gr21" draw:text-style-name="P36" draw:layer="layout" svg:width="1.671cm" svg:height="1.103cm" svg:x="23.664cm" svg:y="4.737cm" svg:viewBox="0 0 1672 1104" svg:d="M690 258c59-366 743-349 683 89 692 186 12 979-345 531-411 433-868 178-1010-215-102-281 233-734 672-405z">
            <text:p/>
          </draw:path>
          <draw:path draw:style-name="gr20" draw:text-style-name="P37" draw:layer="layout" svg:width="1.671cm" svg:height="1.103cm" svg:x="23.664cm" svg:y="4.737cm" svg:viewBox="0 0 1672 1104" svg:d="M18 663c-102-281 233-734 672-405 59-366 743-349 683 89 692 186 12 979-345 531-411 433-868 178-1010-215z">
            <text:p/>
          </draw:path>
        </draw:g>
        <draw:frame presentation:style-name="pr15" draw:text-style-name="P38" draw:layer="layout" svg:width="5.428cm" svg:height="4.137cm" svg:x="0.787cm" svg:y="8.342cm" presentation:class="title" presentation:user-transformed="true">
          <draw:text-box>
            <text:p text:style-name="P1"><text:span text:style-name="T19"><text:line-break/></text:span><text:span text:style-name="T19">Lorem ipsum dolor sit amet, consectetuer adipiscing elit. Aliquam imperdiet lobortis metus. Phasellus nisi metus, tempes ac, porta nec, felis. </text:span></text:p>
          </draw:text-box>
        </draw:frame>
        <draw:frame presentation:style-name="pr15" draw:text-style-name="P38" draw:layer="layout" svg:width="5.428cm" svg:height="4.137cm" svg:x="7.788cm" svg:y="8.342cm" presentation:class="title" presentation:user-transformed="true">
          <draw:text-box>
            <text:p text:style-name="P1"><text:span text:style-name="T16"><text:line-break/></text:span><text:span text:style-name="T16">Lorem ipsum dolor sit amet, consectetuer adipiscing elit. Aliquam imperdiet lobortis metus. Phasellus nisi metus, tempes ac, porta nec, felis. </text:span></text:p>
          </draw:text-box>
        </draw:frame>
        <draw:frame presentation:style-name="pr15" draw:text-style-name="P40" draw:layer="layout" svg:width="5.428cm" svg:height="4.137cm" svg:x="14.787cm" svg:y="8.342cm" presentation:class="title" presentation:user-transformed="true">
          <draw:text-box>
            <text:p text:style-name="P39"><text:span text:style-name="T19"><text:line-break/></text:span><text:span text:style-name="T19">Lorem ipsum dolor sit amet, consectetuer adipiscing elit. Aliquam imperdiet lobortis metus. Phasellus nisi metus, tempes ac, porta nec, felis. </text:span></text:p>
          </draw:text-box>
        </draw:frame>
        <draw:frame presentation:style-name="pr15" draw:text-style-name="P41" draw:layer="layout" svg:width="5.428cm" svg:height="4.137cm" svg:x="21.786cm" svg:y="8.342cm" presentation:class="title" presentation:user-transformed="true">
          <draw:text-box>
            <text:p text:style-name="P1"><text:span text:style-name="T16"><text:line-break/></text:span><text:span text:style-name="T16">Lorem ipsum dolor sit amet, consectetuer adipiscing elit. Aliquam imperdiet lobortis metus. Phasellus nisi metus, tempes ac, porta nec, felis. </text:span></text:p>
          </draw:text-box>
        </draw:frame>
        <draw:frame presentation:style-name="pr16" draw:text-style-name="P42" draw:layer="layout" svg:width="4.399cm" svg:height="1.8cm" svg:x="1.302cm" svg:y="6.801cm" presentation:class="title" presentation:user-transformed="true">
          <draw:text-box>
            <text:p><text:span text:style-name="T20">Lorem</text:span></text:p>
          </draw:text-box>
        </draw:frame>
        <draw:frame presentation:style-name="pr16" draw:text-style-name="P42" draw:layer="layout" svg:width="4.399cm" svg:height="1.8cm" svg:x="8.303cm" svg:y="6.801cm" presentation:class="title" presentation:user-transformed="true">
          <draw:text-box>
            <text:p><text:span text:style-name="T20">Ipsum</text:span></text:p>
          </draw:text-box>
        </draw:frame>
        <draw:frame presentation:style-name="pr16" draw:text-style-name="P42" draw:layer="layout" svg:width="4.399cm" svg:height="1.8cm" svg:x="15.302cm" svg:y="6.801cm" presentation:class="title" presentation:user-transformed="true">
          <draw:text-box>
            <text:p><text:span text:style-name="T20">Dolor</text:span></text:p>
          </draw:text-box>
        </draw:frame>
        <draw:frame presentation:style-name="pr16" draw:text-style-name="P42" draw:layer="layout" svg:width="4.399cm" svg:height="1.8cm" svg:x="22.301cm" svg:y="6.801cm" presentation:class="title" presentation:user-transformed="true">
          <draw:text-box>
            <text:p><text:span text:style-name="T20">Sit</text:span></text:p>
          </draw:text-box>
        </draw:frame>
        <presentation:notes draw:style-name="dp2">
          <draw:page-thumbnail draw:style-name="gr4" draw:layer="layout" svg:width="19.798cm" svg:height="11.136cm" svg:x="0.6cm" svg:y="2.257cm" draw:page-number="5" presentation:class="page"/>
          <draw:frame presentation:style-name="pr17" draw:text-style-name="P9" draw:layer="layout" svg:width="16.799cm" svg:height="13.364cm" svg:x="2.1cm" svg:y="14.107cm" presentation:class="notes" presentation:placeholder="true">
            <draw:text-box/>
          </draw:frame>
        </presentation:notes>
      </draw:page>
      <draw:page draw:name="page6" draw:style-name="dp1" draw:master-page-name="Content_20_">
        <draw:path draw:style-name="gr23" draw:text-style-name="P43" draw:layer="layout" svg:width="4.883cm" svg:height="2.44cm" svg:x="17.723cm" svg:y="5.434cm" svg:viewBox="0 0 4884 2441" svg:d="M0 0c0 814 0 1627 0 2441 243 0 487 0 730 0 0-571 0-1141 0-1712 1142 0 2283 0 3425 0 0 571 0 1141 0 1712 243 0 486 0 729 0 0-814 0-1627 0-2441-1628 0-3256 0-4884 0z">
          <text:p/>
        </draw:path>
        <draw:g>
          <draw:path draw:style-name="gr24" draw:text-style-name="P36"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5" draw:text-style-name="P37"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6" draw:text-style-name="P12" draw:layer="layout" svg:width="1.228cm" svg:height="0cm" draw:transform="rotate (1.5707963267949) translate (20.2252883571429cm 5.43365504761905cm)" svg:viewBox="0 0 1229 0" svg:d="M0 0c410 0 819 0 1229 0">
            <text:p/>
          </draw:path>
          <draw:path draw:style-name="gr27" draw:text-style-name="P43" draw:layer="layout" svg:width="0.342cm" svg:height="0.342cm" svg:x="20.054cm" svg:y="4.034cm" svg:viewBox="0 0 343 343" svg:d="M343 171c0-30-8-59-23-85s-37-48-63-63-56-23-86-23-59 8-85 23-48 37-63 63-23 55-23 85c0 31 8 60 23 86s37 48 63 63 55 23 85 23 60-8 86-23 48-37 63-63 23-55 23-86z">
            <text:p/>
          </draw:path>
          <draw:path draw:style-name="gr28" draw:text-style-name="P44" draw:layer="layout" svg:width="0.342cm" svg:height="0.342cm" svg:x="20.054cm" svg:y="4.034cm" svg:viewBox="0 0 343 343" svg:d="M343 171c0-31-8-59-23-85s-37-48-63-63-56-23-86-23-59 8-85 23-48 37-63 63-23 54-23 85c0 30 8 60 23 86s37 48 63 63 55 23 85 23 60-8 86-23 48-37 63-63 23-56 23-86z">
            <text:p/>
          </draw:path>
        </draw:g>
        <draw:path draw:style-name="gr29" draw:text-style-name="P45"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0" draw:text-style-name="P46"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path draw:style-name="gr31" draw:text-style-name="P36"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2" draw:text-style-name="P37"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3" draw:text-style-name="P12" draw:layer="layout" svg:width="1.228cm" svg:height="0cm" draw:transform="rotate (-1.5707963267949) translate (16.02843825cm 10.316345015873cm)" svg:viewBox="0 0 1229 0" svg:d="M0 0c410 0 819 0 1229 0">
            <text:p/>
          </draw:path>
          <draw:path draw:style-name="gr34" draw:text-style-name="P45" draw:layer="layout" svg:width="0.342cm" svg:height="0.342cm" svg:x="15.856cm" svg:y="11.373cm" svg:viewBox="0 0 343 343" svg:d="M343 172c0 30-8 59-23 85s-37 48-63 63-55 23-85 23-60-8-86-23-48-37-63-63-23-55-23-85c0-31 8-60 23-86s37-48 63-63 56-23 86-23 59 8 85 23 48 37 63 63 23 55 23 86z">
            <text:p/>
          </draw:path>
          <draw:path draw:style-name="gr35" draw:text-style-name="P47" draw:layer="layout" svg:width="0.342cm" svg:height="0.342cm" svg:x="15.856cm" svg:y="11.373cm" svg:viewBox="0 0 343 343" svg:d="M343 172c0 30-8 59-23 85s-37 48-63 63-55 23-85 23-60-8-86-23-48-37-63-63-23-55-23-85c0-31 8-60 23-86s37-48 63-63 56-23 86-23 59 8 85 23 48 37 63 63 23 55 23 86z">
            <text:p/>
          </draw:path>
        </draw:g>
        <draw:g>
          <draw:path draw:style-name="gr36" draw:text-style-name="P36"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7" draw:text-style-name="P37"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8" draw:text-style-name="P12" draw:layer="layout" svg:width="1.227cm" svg:height="0cm" draw:transform="rotate (1.5707963267949) translate (11.8925859642857cm 5.43365504761905cm)" svg:viewBox="0 0 1228 0" svg:d="M0 0c409 0 819 0 1228 0">
            <text:p/>
          </draw:path>
          <draw:path draw:style-name="gr39" draw:text-style-name="P46" draw:layer="layout" svg:width="0.342cm" svg:height="0.342cm" svg:x="11.722cm" svg:y="4.034cm" svg:viewBox="0 0 343 343" svg:d="M343 172c0-31-8-60-23-86s-37-48-63-63-56-23-86-23-59 8-85 23-48 37-63 63-23 55-23 86c0 30 8 59 23 85s37 48 63 63 55 23 85 23 60-8 86-23 48-37 63-63 23-55 23-85z">
            <text:p/>
          </draw:path>
          <draw:path draw:style-name="gr40" draw:text-style-name="P48" draw:layer="layout" svg:width="0.342cm" svg:height="0.342cm" svg:x="11.722cm" svg:y="4.034cm" svg:viewBox="0 0 343 343" svg:d="M343 172c0-31-8-60-23-86s-37-48-63-63-56-23-86-23-59 8-85 23-48 37-63 63-23 55-23 86c0 30 8 59 23 85s37 48 63 63 55 23 85 23 60-8 86-23 48-37 63-63 23-55 23-85z">
            <text:p/>
          </draw:path>
        </draw:g>
        <draw:path draw:style-name="gr41" draw:text-style-name="P22"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path draw:style-name="gr31" draw:text-style-name="P36"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2" draw:text-style-name="P37"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3" draw:text-style-name="P12" draw:layer="layout" svg:width="1.228cm" svg:height="0cm" draw:transform="rotate (-1.5707963267949) translate (7.7057355cm 10.316345015873cm)" svg:viewBox="0 0 1229 0" svg:d="M0 0c410 0 819 0 1229 0">
            <text:p/>
          </draw:path>
          <draw:path draw:style-name="gr44" draw:text-style-name="P22"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5" draw:text-style-name="P49" draw:layer="layout" svg:width="0.342cm" svg:height="0.342cm" svg:x="7.534cm" svg:y="11.373cm" svg:viewBox="0 0 343 343" svg:d="M343 172c0 30-8 59-23 85s-37 48-63 63-55 23-85 23c-31 0-60-8-86-23s-48-37-63-63-23-55-23-85c0-31 8-60 23-86s37-48 63-63 55-23 86-23c30 0 59 8 85 23s48 37 63 63 23 55 23 86z">
            <text:p/>
          </draw:path>
        </draw:g>
        <draw:g>
          <draw:path draw:style-name="gr46" draw:text-style-name="P50"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7" draw:text-style-name="P51"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8" draw:text-style-name="P52"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path draw:style-name="gr49" draw:text-style-name="P53"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0" draw:text-style-name="P54"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1" draw:text-style-name="P55"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18" draw:text-style-name="P41" draw:layer="layout" svg:width="5.428cm" svg:height="3.457cm" svg:x="4.9cm" svg:y="11.404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13.1cm" svg:y="11.408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8.9cm" svg:y="0.521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17.472cm" svg:y="0.321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custom-shape draw:name="Simple" draw:style-name="gr52" draw:text-style-name="P57" draw:layer="layout" svg:width="3.023cm" svg:height="1.011cm" svg:x="23.2cm" svg:y="7.499cm">
          <text:p text:style-name="P56"><text:span text:style-name="T21">Ipsu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3" draw:text-style-name="P58" draw:layer="layout" svg:width="3.023cm" svg:height="0.799cm" svg:x="1.8cm" svg:y="7.499cm">
          <text:p text:style-name="P56"><text:span text:style-name="T21">Lore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4" draw:layer="layout" svg:width="0.001cm" svg:height="0.001cm" svg:x="0cm" svg:y="2.257cm" draw:page-number="6" presentation:class="page"/>
          <draw:frame presentation:style-name="pr19" draw:text-style-name="P9" draw:layer="layout" svg:width="16.799cm" svg:height="13.364cm" svg:x="2.1cm" svg:y="14.107cm" presentation:class="notes" presentation:placeholder="true">
            <draw:text-box/>
          </draw:frame>
        </presentation:notes>
      </draw:page>
      <draw:page draw:name="page7" draw:style-name="dp1" draw:master-page-name="Content_20_">
        <draw:g>
          <draw:path draw:style-name="gr54" draw:text-style-name="P22" draw:layer="layout" svg:width="4.746cm" svg:height="0.689cm" svg:x="4.507cm" svg:y="7.505cm" svg:viewBox="0 0 4747 690" svg:d="M345 0c-191 0-345 153-345 345 0 191 154 345 345 345 115 0 230 0 345 0 69 0 138 0 207 0 1283 0 2567 0 3850 0 0-230 0-460 0-690-1283 0-2567 0-3850 0-69 0-138 0-207 0-115 0-230 0-345 0z">
            <text:p/>
          </draw:path>
          <draw:path draw:style-name="gr55" draw:text-style-name="P46" draw:layer="layout" svg:width="4.746cm" svg:height="0.689cm" svg:x="9.254cm" svg:y="7.505cm" svg:viewBox="0 0 4747 690" svg:d="M0 0c1582 0 3165 0 4747 0 0 230 0 460 0 690-1582 0-3165 0-4747 0 0-230 0-460 0-690z">
            <text:p/>
          </draw:path>
          <draw:path draw:style-name="gr56" draw:text-style-name="P45" draw:layer="layout" svg:width="4.746cm" svg:height="0.689cm" svg:x="14cm" svg:y="7.505cm" svg:viewBox="0 0 4747 690" svg:d="M0 0c1582 0 3165 0 4747 0 0 230 0 460 0 690-1582 0-3165 0-4747 0 0-230 0-460 0-690z">
            <text:p/>
          </draw:path>
          <draw:path draw:style-name="gr57" draw:text-style-name="P43" draw:layer="layout" svg:width="4.746cm" svg:height="0.689cm" svg:x="18.746cm" svg:y="7.505cm" svg:viewBox="0 0 4747 690" svg:d="M0 0c1582 0 3165 0 4747 0 0 230 0 460 0 690-1582 0-3165 0-4747 0 0-230 0-460 0-690z">
            <text:p/>
          </draw:path>
        </draw:g>
        <draw:g>
          <draw:path draw:style-name="gr58" draw:text-style-name="P12" draw:layer="layout" svg:width="1.016cm" svg:height="0.78cm" svg:x="9.006cm" svg:y="11.317cm" svg:viewBox="0 0 1017 781" svg:d="M0 0c0 260 0 521 0 781 339 0 678 0 1017 0">
            <text:p/>
          </draw:path>
          <draw:path draw:style-name="gr59" draw:text-style-name="P12" draw:layer="layout" svg:width="0.725cm" svg:height="0.501cm" svg:x="9.162cm" svg:y="11.441cm" svg:viewBox="0 0 726 502" svg:d="M0 502c95-95 191-191 286-286 16 59 31 117 47 176 131-131 262-261 393-392">
            <text:p/>
          </draw:path>
          <draw:path draw:style-name="gr60" draw:text-style-name="P36" draw:layer="layout" svg:width="0.13cm" svg:height="0.132cm" svg:x="9.833cm" svg:y="11.36cm" svg:viewBox="0 0 131 133" svg:d="M0 42c31 30 61 61 92 91 13-44 26-89 39-133-44 14-87 28-131 42z">
            <text:p/>
          </draw:path>
          <draw:path draw:style-name="gr54" draw:text-style-name="P22" draw:layer="layout" svg:width="2.632cm" svg:height="2.633cm" svg:x="8.188cm" svg:y="10.927cm" svg:viewBox="0 0 2633 2634" svg:d="M2633 1317c0 231-62 458-177 658-116 200-281 366-481 482-201 115-428 177-659 177s-458-62-658-177c-200-116-367-282-482-482-116-200-176-427-176-658s61-458 176-658c116-200 282-367 482-482 200-116 427-177 658-177s458 61 659 177c200 115 366 282 481 482 116 200 177 427 177 658z">
            <text:p/>
          </draw:path>
          <draw:path draw:style-name="gr61" draw:text-style-name="P12" draw:layer="layout" svg:width="2.847cm" svg:height="0cm" draw:transform="rotate (-1.5707963267949) translate (9.25366953571429cm 8.07948698412698cm)" svg:viewBox="0 0 2848 0" svg:d="M0 0c949 0 1899 0 2848 0">
            <text:p/>
          </draw:path>
          <draw:path draw:style-name="gr62" draw:text-style-name="P36" draw:layer="layout" svg:width="0.639cm" svg:height="0.64cm" svg:x="8.934cm" svg:y="7.554cm" svg:viewBox="0 0 640 641" svg:d="M640 320c0 57-15 112-43 161-28 48-68 89-117 117s-104 43-160 43-112-15-160-43c-49-28-89-69-117-117-28-49-43-104-43-161 0-56 15-111 43-160 28-48 68-89 117-117 48-28 104-43 160-43s111 15 160 43 89 69 117 117c28 49 43 104 43 160z">
            <text:p/>
          </draw:path>
          <draw:path draw:style-name="gr63" draw:text-style-name="P37" draw:layer="layout" svg:width="0.639cm" svg:height="0.64cm" svg:x="8.934cm" svg:y="7.554cm" svg:viewBox="0 0 640 641" svg:d="M640 320c0 56-15 112-43 161-28 48-68 89-117 117s-104 43-160 43-112-15-160-43c-49-28-89-69-117-117-28-49-43-105-43-161 0-57 15-112 43-160 28-49 68-89 117-117 48-28 104-43 160-43s111 15 160 43 89 68 117 117c28 48 43 103 43 160z">
            <text:p/>
          </draw:path>
          <draw:path draw:style-name="gr64" draw:text-style-name="P37" draw:layer="layout" svg:width="2.632cm" svg:height="2.633cm" svg:x="7.937cm" svg:y="10.927cm" svg:viewBox="0 0 2633 2634" svg:d="M2633 1317c0 231-61 458-176 658-116 200-282 366-482 482-200 115-427 177-658 177s-458-62-658-177c-201-116-367-282-482-482-116-200-177-427-177-658s61-458 177-658c115-200 281-367 482-482 200-116 427-177 658-177s458 61 658 177c200 115 366 282 482 482 115 200 176 427 176 658z">
            <text:p/>
          </draw:path>
        </draw:g>
        <draw:g>
          <draw:path draw:style-name="gr24" draw:text-style-name="P36" draw:layer="layout" svg:width="0.64cm" svg:height="0.64cm" svg:x="13.68cm" svg:y="7.554cm" svg:viewBox="0 0 641 641" svg:d="M641 320c0 57-15 112-43 161-28 48-69 89-117 117-49 28-105 43-161 43-57 0-112-15-160-43-49-28-89-69-117-117-28-49-43-104-43-161 0-56 15-111 43-160 28-48 68-89 117-117 48-28 104-43 160-43 57 0 112 15 161 43 48 28 89 69 117 117 28 49 43 104 43 160z">
            <text:p/>
          </draw:path>
          <draw:path draw:style-name="gr65" draw:text-style-name="P37" draw:layer="layout" svg:width="0.64cm" svg:height="0.64cm" svg:x="13.68cm" svg:y="7.554cm" svg:viewBox="0 0 641 641" svg:d="M641 320c0 56-15 112-43 161-28 48-69 89-117 117-49 28-105 43-161 43-57 0-112-15-160-43-49-28-89-69-117-117-28-49-43-105-43-161 0-57 15-112 43-160 28-49 68-89 117-117 48-28 103-43 160-43 56 0 112 15 161 43 48 28 89 68 117 117 28 48 43 103 43 160z">
            <text:p/>
          </draw:path>
          <draw:path draw:style-name="gr66" draw:text-style-name="P12" draw:layer="layout" svg:width="2.848cm" svg:height="0cm" draw:transform="rotate (1.5707963267949) translate (14.0005cm 7.50452349206349cm)" svg:viewBox="0 0 2849 0" svg:d="M0 0c950 0 1899 0 2849 0">
            <text:p/>
          </draw:path>
          <draw:path draw:style-name="gr67" draw:text-style-name="P46" draw:layer="layout" svg:width="2.632cm" svg:height="2.632cm" svg:x="12.909cm" svg:y="2.077cm" svg:viewBox="0 0 2633 2633" svg:d="M2633 1316c0 231-61 457-176 658-116 200-282 366-482 482-200 115-427 177-658 177s-459-62-659-177c-201-116-367-282-482-482-116-201-176-427-176-658s61-458 176-658c116-200 281-366 482-482 200-116 428-176 659-176s458 60 658 176 366 282 482 482c115 200 176 427 176 658z">
            <text:p/>
          </draw:path>
          <draw:path draw:style-name="gr68" draw:text-style-name="P48" draw:layer="layout" svg:width="2.632cm" svg:height="2.632cm" svg:x="12.684cm" svg:y="2.023cm" svg:viewBox="0 0 2633 2633" svg:d="M2633 1316c0-231-61-458-176-658-116-200-282-367-482-482-200-116-428-176-659-176-232 0-458 60-658 176-200 115-367 282-482 482-116 200-176 427-176 658s60 458 176 659c115 200 282 365 482 481 200 115 426 177 658 177 231 0 459-61 659-177 200-115 366-281 482-481 115-201 176-428 176-659z">
            <text:p/>
          </draw:path>
        </draw:g>
        <draw:g>
          <draw:path draw:style-name="gr62" draw:text-style-name="P36"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69" draw:text-style-name="P37"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70" draw:text-style-name="P12" draw:layer="layout" svg:width="2.847cm" svg:height="0cm" draw:transform="rotate (-1.5707963267949) translate (18.7463305cm 8.07948698412698cm)" svg:viewBox="0 0 2848 0" svg:d="M0 0c949 0 1899 0 2848 0">
            <text:p/>
          </draw:path>
          <draw:path draw:style-name="gr71" draw:text-style-name="P45" draw:layer="layout" svg:width="2.632cm" svg:height="2.632cm" svg:x="17.621cm" svg:y="10.888cm" svg:viewBox="0 0 2633 2633" svg:d="M2633 1317c0 231-62 458-177 658-116 200-282 366-482 482-201 115-427 176-658 176s-458-61-658-176c-200-116-367-282-482-482-116-200-176-427-176-658s60-458 176-659c115-200 282-367 482-482 200-116 427-176 658-176s457 60 658 176c200 115 367 282 482 482 116 201 177 428 177 659z">
            <text:p/>
          </draw:path>
          <draw:path draw:style-name="gr72" draw:text-style-name="P47" draw:layer="layout" svg:width="2.632cm" svg:height="2.633cm" svg:x="17.43cm" svg:y="10.927cm" svg:viewBox="0 0 2633 2634" svg:d="M2633 1317c0 231-62 458-177 658-116 200-282 366-482 482-201 115-427 177-658 177s-458-62-658-177c-200-116-366-282-482-482s-176-427-176-658 60-458 176-658 282-367 482-482c200-116 427-177 658-177s457 61 658 177c200 115 366 282 482 482 115 200 177 427 177 658z">
            <text:p/>
          </draw:path>
        </draw:g>
        <draw:g>
          <draw:path draw:style-name="gr73" draw:text-style-name="P36"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4" draw:text-style-name="P37"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5" draw:text-style-name="P12" draw:layer="layout" svg:width="2.848cm" svg:height="0cm" draw:transform="rotate (1.5707963267949) translate (23.4931609642857cm 7.50452349206349cm)" svg:viewBox="0 0 2849 0" svg:d="M0 0c950 0 1899 0 2849 0">
            <text:p/>
          </draw:path>
          <draw:path draw:style-name="gr76" draw:text-style-name="P43" draw:layer="layout" svg:width="2.633cm" svg:height="2.632cm" svg:x="22.362cm" svg:y="2.023cm" svg:viewBox="0 0 2634 2633" svg:d="M2634 1316c0 231-62 458-177 659-116 200-282 365-482 481-200 115-427 177-658 177s-458-62-658-177c-200-116-367-281-482-481-116-201-177-428-177-659s61-458 177-658c115-200 282-367 482-482 200-116 427-176 658-176s458 60 658 176c200 115 367 282 482 482 116 200 177 427 177 658z">
            <text:p/>
          </draw:path>
          <draw:path draw:style-name="gr77" draw:text-style-name="P44" draw:layer="layout" svg:width="2.632cm" svg:height="2.632cm" svg:x="22.176cm" svg:y="2.023cm" svg:viewBox="0 0 2633 2633" svg:d="M2633 1316c0-231-60-458-176-658s-282-367-482-482c-200-116-427-176-658-176s-459 60-659 176c-201 115-366 282-481 482-116 200-177 427-177 658s61 458 177 659c115 200 280 365 481 481 200 115 428 177 659 177s458-61 658-177c200-115 366-281 482-481 116-201 176-428 176-659z">
            <text:p/>
          </draw:path>
        </draw:g>
        <draw:frame presentation:style-name="pr18" draw:text-style-name="P41" draw:layer="layout" svg:width="5.428cm" svg:height="3.457cm" svg:x="2.573cm" svg:y="8.272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7.173cm" svg:y="3.823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11.773cm" svg:y="8.272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16.934cm" svg:y="3.92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20" draw:text-style-name="P59" draw:layer="layout" svg:width="4.6cm" svg:height="1.813cm" svg:x="7.584cm" svg:y="2.965cm" presentation:class="title" presentation:user-transformed="true">
          <draw:text-box>
            <text:p text:style-name="P1"><text:span text:style-name="T22">Lorem</text:span></text:p>
          </draw:text-box>
        </draw:frame>
        <draw:frame presentation:style-name="pr20" draw:text-style-name="P60" draw:layer="layout" svg:width="4.6cm" svg:height="1.813cm" svg:x="17.201cm" svg:y="2.965cm" presentation:class="title" presentation:user-transformed="true">
          <draw:text-box>
            <text:p text:style-name="P1"><text:span text:style-name="T23">Ipsum</text:span></text:p>
          </draw:text-box>
        </draw:frame>
        <draw:frame draw:style-name="gr78" draw:text-style-name="P61" draw:layer="layout" svg:width="4.6cm" svg:height="1.457cm" svg:x="12.121cm" svg:y="11.608cm">
          <draw:text-box>
            <text:p text:style-name="P10"><text:span text:style-name="T24">Sit</text:span></text:p>
          </draw:text-box>
        </draw:frame>
        <draw:frame draw:style-name="gr79" draw:text-style-name="P63" draw:layer="layout" svg:width="4.6cm" svg:height="1.457cm" svg:x="3.001cm" svg:y="11.608cm">
          <draw:text-box>
            <text:p text:style-name="P62"><text:span text:style-name="T25">Dolor</text:span></text:p>
          </draw:text-box>
        </draw:frame>
        <presentation:notes draw:style-name="dp2">
          <draw:page-thumbnail draw:style-name="gr4" draw:layer="layout" svg:width="0.001cm" svg:height="0.001cm" svg:x="0cm" svg:y="2.257cm" draw:page-number="7" presentation:class="page"/>
          <draw:frame presentation:style-name="pr21" draw:text-style-name="P9" draw:layer="layout" svg:width="16.799cm" svg:height="13.364cm" svg:x="2.1cm" svg:y="14.107cm" presentation:class="notes" presentation:placeholder="true">
            <draw:text-box/>
          </draw:frame>
        </presentation:notes>
      </draw:page>
      <draw:page draw:name="page8" draw:style-name="dp1" draw:master-page-name="Insert_20_Picture">
        <draw:path draw:style-name="gr80" draw:text-style-name="P64" draw:layer="layout" svg:width="11.648cm" svg:height="11.647cm" svg:x="13.901cm" svg:y="1.882cm" svg:viewBox="0 0 11649 11648" svg:d="M0 0c3883 0 7766 0 11649 0 0 3883 0 7765 0 11648-3883 0-7766 0-11649 0 0-3883 0-7765 0-11648z">
          <text:p/>
        </draw:path>
        <draw:frame presentation:style-name="pr22" draw:text-style-name="P31" draw:layer="layout" svg:width="7.862cm" svg:height="3.102cm" svg:x="1.178cm" svg:y="6.459cm" presentation:class="title" presentation:user-transformed="true">
          <draw:text-box>
            <text:p text:style-name="P23"><text:span text:style-name="T16"><text:line-break/></text:span><text:span text:style-name="T16">Lorem ipsum dolor sit amet, consectetuer adipiscing elit. Aliquam imperdiet lobortis metus. Phasellus nisi metus, tempes ac, porta nec, felis. </text:span></text:p>
          </draw:text-box>
        </draw:frame>
        <draw:frame draw:style-name="gr81" draw:text-style-name="P65" draw:layer="layout" svg:width="5.396cm" svg:height="0.924cm" svg:x="13cm" svg:y="14.385cm">
          <draw:text-box>
            <text:p><text:span text:style-name="T26">Work by: Falia Vicky</text:span></text:p>
          </draw:text-box>
        </draw:frame>
        <presentation:notes draw:style-name="dp2">
          <draw:page-thumbnail draw:style-name="gr4" draw:layer="layout" svg:width="0.001cm" svg:height="0.001cm" svg:x="0cm" svg:y="2.257cm" draw:page-number="8" presentation:class="page"/>
          <draw:frame presentation:style-name="pr23" draw:text-style-name="P9" draw:layer="layout" svg:width="16.799cm" svg:height="13.364cm" svg:x="2.1cm" svg:y="14.107cm" presentation:class="notes" presentation:placeholder="true">
            <draw:text-box/>
          </draw:frame>
        </presentation:notes>
      </draw:page>
      <draw:page draw:name="page9" draw:style-name="dp1" draw:master-page-name="Insert_20_Picture_20_1">
        <draw:path draw:style-name="gr82" draw:text-style-name="P48" draw:layer="layout" svg:width="10.386cm" svg:height="11.163cm" svg:x="2.618cm" svg:y="2.291cm" svg:viewBox="0 0 10387 11164" svg:d="M0 0c3462 0 6924 0 10387 0 0 3721 0 7443 0 11164-3463 0-6925 0-10387 0 0-3721 0-7443 0-11164z">
          <text:p/>
        </draw:path>
        <draw:path draw:style-name="gr83" draw:text-style-name="P66" draw:layer="layout" svg:width="10.852cm" svg:height="11.664cm" svg:x="2.385cm" svg:y="2.041cm" svg:viewBox="0 0 10853 11665" svg:d="M0 0c3618 0 7235 0 10853 0 0 3888 0 7777 0 11665-3618 0-7235 0-10853 0 0-3888 0-7777 0-11665z">
          <text:p/>
        </draw:path>
        <draw:path draw:style-name="gr84" draw:text-style-name="P67"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85" draw:text-style-name="P37" draw:layer="layout" svg:width="10.852cm" svg:height="11.664cm" svg:x="2.385cm" svg:y="2.041cm" svg:viewBox="0 0 10853 11665" svg:d="M0 0c3618 0 7235 0 10853 0 0 3888 0 7777 0 11665-3618 0-7235 0-10853 0 0-3888 0-7777 0-11665z">
          <text:p/>
        </draw:path>
        <draw:frame presentation:style-name="pr24" draw:text-style-name="P68" draw:layer="layout" svg:width="13.185cm" svg:height="2.978cm" svg:x="11.372cm" svg:y="3.386cm" presentation:class="title" presentation:user-transformed="true">
          <draw:text-box>
            <text:p text:style-name="P23"><text:span text:style-name="T27">Lorem</text:span></text:p>
          </draw:text-box>
        </draw:frame>
        <draw:frame presentation:style-name="pr25" draw:text-style-name="P31" draw:layer="layout" svg:width="7.862cm" svg:height="3.102cm" svg:x="16.772cm" svg:y="6.364cm" presentation:class="title" presentation:user-transformed="true">
          <draw:text-box>
            <text:p text:style-name="P23"><text:span text:style-name="T16"><text:line-break/></text:span><text:span text:style-name="T16">Lorem ipsum dolor sit amet, consectetuer adipiscing elit. Aliquam imperdiet lobortis metus. Phasellus nisi metus, tempes ac, porta nec, felis. </text:span></text:p>
          </draw:text-box>
        </draw:frame>
        <draw:frame draw:style-name="gr86" draw:text-style-name="P65" draw:layer="layout" svg:width="6.894cm" svg:height="0.924cm" svg:x="1.895cm" svg:y="14.3cm">
          <draw:text-box>
            <text:p><text:span text:style-name="T26">Work by: Muhammad Aria</text:span></text:p>
          </draw:text-box>
        </draw:frame>
        <presentation:notes draw:style-name="dp2">
          <draw:page-thumbnail draw:style-name="gr4" draw:layer="layout" svg:width="0.001cm" svg:height="0.001cm" svg:x="0cm" svg:y="2.257cm" draw:page-number="9" presentation:class="page"/>
          <draw:frame presentation:style-name="pr26" draw:text-style-name="P9" draw:layer="layout" svg:width="16.799cm" svg:height="13.364cm" svg:x="2.1cm" svg:y="14.107cm" presentation:class="notes" presentation:placeholder="true">
            <draw:text-box/>
          </draw:frame>
        </presentation:notes>
      </draw:page>
      <draw:page draw:name="page10" draw:style-name="dp1" draw:master-page-name="Topic_20_title_20_3">
        <draw:polygon draw:style-name="gr18" draw:text-style-name="P33"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8">3</text:span></text:p>
        </draw:polygon>
        <draw:frame presentation:style-name="pr27" draw:text-style-name="P69" draw:layer="layout" svg:width="11.279cm" svg:height="2.596cm" svg:x="5.394cm" svg:y="6.176cm" presentation:class="title" presentation:user-transformed="true">
          <draw:text-box>
            <text:p text:style-name="P23"><text:span text:style-name="T28">Lorem</text:span></text:p>
          </draw:text-box>
        </draw:frame>
        <draw:frame presentation:style-name="pr28" draw:text-style-name="P34" draw:layer="layout" svg:width="8.228cm" svg:height="2.976cm" svg:x="7.1cm" svg:y="8.219cm" presentation:class="title" presentation:user-transformed="true">
          <draw:text-box>
            <text:p text:style-name="P5"><text:span text:style-name="T16"><text:line-break/></text:span><text:span text:style-name="T16">Lorem ipsum dolor sit amet, consectetuer adipiscing elit. Aliquam imperdiet lobortis metus. Phasellus nisi metus, tempes ac, porta nec, felis. </text:span></text:p>
          </draw:text-box>
        </draw:frame>
        <presentation:notes draw:style-name="dp2">
          <draw:page-thumbnail draw:style-name="gr4" draw:layer="layout" svg:width="0.001cm" svg:height="0.001cm" svg:x="0cm" svg:y="2.257cm" draw:page-number="10" presentation:class="page"/>
          <draw:frame presentation:style-name="pr29" draw:text-style-name="P9" draw:layer="layout" svg:width="16.799cm" svg:height="13.364cm" svg:x="2.1cm" svg:y="14.107cm" presentation:class="notes" presentation:placeholder="true">
            <draw:text-box/>
          </draw:frame>
        </presentation:notes>
      </draw:page>
      <draw:page draw:name="page11" draw:style-name="dp1" draw:master-page-name="Content_20_">
        <draw:path draw:style-name="gr19" draw:text-style-name="P36" draw:layer="layout" svg:width="5.804cm" svg:height="5.804cm" svg:x="11.347cm" svg:y="5.066cm" svg:viewBox="0 0 5805 5805" svg:d="M5782 3272c-65 506-262 985-570 1390-310 405-720 722-1190 919-470 196-983 265-1489 201-505-65-985-262-1390-570-406-310-722-720-918-1190-197-470-266-983-201-1489 64-505 261-985 571-1390 308-406 717-722 1188-918 470-197 984-266 1489-201 506 64 985 262 1390 571 405 308 723 718 919 1189 196 469 265 983 201 1488z">
          <text:p/>
        </draw:path>
        <draw:path draw:style-name="gr87" draw:text-style-name="P18" draw:layer="layout" svg:width="1.822cm" svg:height="2.895cm" svg:x="14.242cm" svg:y="5.105cm" svg:viewBox="0 0 1823 2896" svg:d="M189 0c314 20 622 92 913 211 260 106 503 250 721 426-608 753-1215 1506-1823 2259 63-965 126-1931 189-2896z">
          <text:p/>
        </draw:path>
        <draw:path draw:style-name="gr88" draw:text-style-name="P70" draw:layer="layout" svg:width="2.885cm" svg:height="1.913cm" svg:x="14.222cm" svg:y="6.072cm" svg:viewBox="0 0 2886 1914" svg:d="M2182 0c207 236 374 505 496 795 107 259 178 532 208 811-962 103-1924 206-2886 308 728-638 1454-1276 2182-1914z">
          <text:p/>
        </draw:path>
        <draw:path draw:style-name="gr89" draw:text-style-name="P71" draw:layer="layout" svg:width="1.913cm" svg:height="2.885cm" svg:x="14.232cm" svg:y="7.941cm" svg:viewBox="0 0 1914 2886" svg:d="M1914 2182c-236 207-504 375-794 496-260 108-532 178-812 208-103-962-206-1924-308-2886 638 728 1276 1454 1914 2182z">
          <text:p/>
        </draw:path>
        <draw:path draw:style-name="gr90" draw:text-style-name="P46" draw:layer="layout" svg:width="1.823cm" svg:height="2.896cm" svg:x="12.434cm" svg:y="7.936cm" svg:viewBox="0 0 1824 2897" svg:d="M1634 2897c-314-21-621-92-913-212-259-106-502-250-721-426 608-753 1216-1506 1824-2259-63 965-127 1932-190 2897z">
          <text:p/>
        </draw:path>
        <draw:path draw:style-name="gr91" draw:text-style-name="P72" draw:layer="layout" svg:width="2.886cm" svg:height="1.913cm" svg:x="11.392cm" svg:y="7.951cm" svg:viewBox="0 0 2887 1914" svg:d="M704 1914c-207-236-374-504-496-794-108-260-178-532-208-812 962-103 1925-206 2887-308-728 638-1456 1276-2183 1914z">
          <text:p/>
        </draw:path>
        <draw:path draw:style-name="gr15" draw:text-style-name="P22" draw:layer="layout" svg:width="2.896cm" svg:height="1.822cm" svg:x="11.385cm" svg:y="6.154cm" svg:viewBox="0 0 2897 1823" svg:d="M0 1633c21-313 92-621 212-912 106-260 250-503 426-721 753 608 1506 1215 2259 1823-965-63-1932-127-2897-190z">
          <text:p/>
        </draw:path>
        <draw:path draw:style-name="gr92" draw:text-style-name="P73" draw:layer="layout" svg:width="1.913cm" svg:height="2.886cm" svg:x="12.353cm" svg:y="5.111cm" svg:viewBox="0 0 1914 2887" svg:d="M0 704c236-207 505-374 795-496 259-108 532-178 811-208 103 962 206 1925 308 2887-638-728-1276-1456-1914-2183z">
          <text:p/>
        </draw:path>
        <draw:path draw:style-name="gr93" draw:text-style-name="P16" draw:layer="layout" svg:width="2.896cm" svg:height="1.822cm" svg:x="14.217cm" svg:y="7.961cm" svg:viewBox="0 0 2897 1823" svg:d="M2897 189c-21 314-92 622-212 913-106 260-250 503-426 721-753-608-1506-1215-2259-1823 965 63 1932 126 2897 189z">
          <text:p/>
        </draw:path>
        <draw:path draw:style-name="gr94" draw:text-style-name="P74" draw:layer="layout" svg:width="5.182cm" svg:height="5.182cm" svg:x="11.659cm" svg:y="5.378cm" svg:viewBox="0 0 5183 5183" svg:d="M5162 2921c-58 452-234 879-509 1241-276 361-642 645-1062 821-419 175-878 236-1330 179-451-58-878-234-1240-509-362-276-645-642-821-1062-175-419-237-879-179-1330s234-879 509-1241c276-362 643-645 1062-820 420-175 878-237 1330-179 451 58 878 234 1240 510 362 275 646 642 821 1061 175 420 237 878 179 1329z">
          <text:p/>
        </draw:path>
        <draw:g>
          <draw:path draw:style-name="gr95" draw:text-style-name="P12" draw:layer="layout" svg:width="2.461cm" svg:height="0.242cm" draw:transform="rotate (0.0642281164733913) translate (8.73544184106082cm 9.11379592710036cm)" svg:viewBox="0 0 2462 243" svg:d="M2462 243c-121 0-1641-162-2462-243">
            <text:p/>
          </draw:path>
          <draw:path draw:style-name="gr96" draw:text-style-name="P22" draw:layer="layout" svg:width="0.243cm" svg:height="0.242cm" svg:x="11.104cm" svg:y="9.062cm" svg:viewBox="0 0 244 243" svg:d="M243 134c-3 22-10 42-23 59-12 17-29 31-49 40-19 8-41 11-62 9s-42-9-58-22c-18-13-32-29-41-49-8-20-12-41-9-62 2-22 9-43 23-59 12-18 28-31 48-40 19-8 41-12 63-9 21 2 41 9 58 22 18 12 31 29 40 49 8 20 12 41 10 62z">
            <text:p/>
          </draw:path>
        </draw:g>
        <draw:g>
          <draw:path draw:style-name="gr95" draw:text-style-name="P12" draw:layer="layout" svg:width="2.736cm" svg:height="-0.001cm" draw:transform="rotate (-0.234223185617639) translate (8.45337893791528cm 6.30155661987995cm)" svg:viewBox="0 0 2737 0" svg:d="M2737 0c-912 0-1825 0-2737 0">
            <text:p/>
          </draw:path>
          <draw:path draw:style-name="gr96" draw:text-style-name="P22" draw:layer="layout" svg:width="0.242cm" svg:height="0.243cm" svg:x="10.921cm" svg:y="6.806cm" svg:viewBox="0 0 243 244" svg:d="M1 135c2 21 9 41 23 58 12 18 28 31 49 40 19 8 40 12 62 10 21-3 41-10 58-23 18-12 31-29 40-49 8-19 11-41 10-62-3-21-10-42-23-58-12-18-29-32-49-41-19-8-41-12-62-9-21 2-41 9-58 23-18 12-32 28-41 48-8 20-12 41-9 63z">
            <text:p/>
          </draw:path>
        </draw:g>
        <draw:g>
          <draw:path draw:style-name="gr95" draw:text-style-name="P12" draw:layer="layout" svg:width="4.133cm" svg:height="0.727cm" draw:transform="rotate (-0.422369678982628) translate (9.30924780548699cm 2.79449885472697cm)" svg:viewBox="0 0 4134 728" svg:d="M4134 559c-164-186-329-373-494-559-1213 243-2426 485-3640 728">
            <text:p/>
          </draw:path>
          <draw:path draw:style-name="gr96" draw:text-style-name="P22" draw:layer="layout" svg:width="0.241cm" svg:height="0.242cm" svg:x="12.71cm" svg:y="4.834cm" svg:viewBox="0 0 242 243" svg:d="M242 134c-3 22-10 42-23 59-12 17-29 31-49 40-19 8-40 11-62 9-21-2-41-9-59-22-17-13-30-29-39-49s-11-41-9-62c1-22 9-43 21-59 13-18 30-31 49-40 20-8 41-12 62-9 21 2 42 9 59 22 18 12 31 29 40 49s12 41 10 62z">
            <text:p/>
          </draw:path>
        </draw:g>
        <draw:g>
          <draw:path draw:style-name="gr95" draw:text-style-name="P75" draw:layer="layout" svg:width="3.784cm" svg:height="0.621cm" draw:transform="skewX (-0.00157079632679492) rotate (0.30473448739821) translate (9.05706310160867cm 12.254745666688cm)" svg:viewBox="0 0 3785 622" svg:d="M3785 63c-166 186-331 373-496 559-1096-207-2193-414-3289-622">
            <text:p/>
          </draw:path>
          <draw:path draw:style-name="gr96" draw:text-style-name="P22" draw:layer="layout" svg:width="0.241cm" svg:height="0.242cm" svg:x="12.614cm" svg:y="10.943cm" svg:viewBox="0 0 242 243" svg:d="M242 134c-3 21-10 41-23 58-12 17-29 32-49 41-19 8-40 11-62 9-21-2-41-10-59-23-17-13-30-28-39-48s-11-41-9-62c1-22 9-42 21-59 13-18 30-31 49-40 20-8 41-12 62-9 21 2 42 9 59 22 18 12 31 29 40 49 9 19 12 41 10 62z">
            <text:p/>
          </draw:path>
        </draw:g>
        <draw:g>
          <draw:path draw:style-name="gr97" draw:text-style-name="P12" draw:layer="layout" svg:width="2.422cm" svg:height="0cm" draw:transform="rotate (0.173834793498635) translate (17.2892035157545cm 6.93684551094895cm)" svg:viewBox="0 0 2423 0" svg:d="M0 0c808 0 1615 0 2423 0">
            <text:p/>
          </draw:path>
          <draw:path draw:style-name="gr96" draw:text-style-name="P22" draw:layer="layout" svg:width="0.242cm" svg:height="0.243cm" svg:x="17.136cm" svg:y="6.806cm" svg:viewBox="0 0 243 244" svg:d="M242 135c-2 21-9 41-22 58-13 18-29 31-49 40-19 8-41 12-62 10-22-3-43-10-59-23-18-12-31-29-40-49-8-19-12-41-9-62 2-21 9-42 22-58 12-18 29-32 49-41 19-8 41-12 62-9 22 2 42 9 59 23 17 12 31 28 40 48 8 20 12 41 9 63z">
            <text:p/>
          </draw:path>
        </draw:g>
        <draw:g>
          <draw:path draw:style-name="gr95" draw:text-style-name="P12" draw:layer="layout" svg:width="2.323cm" svg:height="0.242cm" draw:transform="skewX (-0.00820304748437335) rotate (-0.0991347015132782) translate (17.2250912536002cm 9.05916662300526cm)" svg:viewBox="0 0 2324 243" svg:d="M0 243c115 0 1549-162 2324-243">
            <text:p/>
          </draw:path>
          <draw:path draw:style-name="gr96" draw:text-style-name="P22" draw:layer="layout" svg:width="0.242cm" svg:height="0.242cm" svg:x="17.073cm" svg:y="9.175cm" svg:viewBox="0 0 243 243" svg:d="M242 134c-2 22-9 42-22 59s-29 31-49 40c-20 8-41 11-62 9-22-2-43-9-59-22-18-13-31-29-40-49-8-19-12-41-9-62 2-22 9-43 22-59 12-18 29-31 49-40 19-8 41-12 62-9 22 2 42 9 59 22 17 12 31 29 40 49 8 20 12 41 9 62z">
            <text:p/>
          </draw:path>
        </draw:g>
        <draw:g>
          <draw:path draw:style-name="gr97" draw:text-style-name="P12" draw:layer="layout" svg:width="4.149cm" svg:height="0.623cm" draw:transform="skewX (0.00157079632679489) rotate (-0.390081087820733) translate (15.7403180136073cm 11.0027601769671cm)" svg:viewBox="0 0 4150 624" svg:d="M0 65c181 186 362 373 543 559 1202-208 2405-416 3607-624">
            <text:p/>
          </draw:path>
          <draw:path draw:style-name="gr96" draw:text-style-name="P22" draw:layer="layout" svg:width="0.241cm" svg:height="0.242cm" svg:x="15.602cm" svg:y="10.943cm" svg:viewBox="0 0 242 243" svg:d="M242 134c-2 21-10 41-23 58-12 17-28 32-48 41-19 8-41 11-63 9-21-2-41-10-59-23-17-13-30-28-39-48s-11-41-9-62c1-22 9-42 21-59 13-18 30-31 49-40 20-8 41-12 62-9 21 2 42 9 59 22 18 12 31 29 40 49 9 19 12 41 10 62z">
            <text:p/>
          </draw:path>
        </draw:g>
        <draw:g>
          <draw:path draw:style-name="gr95" draw:text-style-name="P12" draw:layer="layout" svg:width="3.871cm" svg:height="0.797cm" draw:transform="skewX (-0.00122173047639603) rotate (0.432841654494594) translate (15.5207469773859cm 4.46331598460372cm)" svg:viewBox="0 0 3872 798" svg:d="M0 559c152-186 304-373 455-559 1139 266 2278 533 3417 798">
            <text:p/>
          </draw:path>
          <draw:path draw:style-name="gr96" draw:text-style-name="P22" draw:layer="layout" svg:width="0.241cm" svg:height="0.242cm" svg:x="15.602cm" svg:y="4.834cm" svg:viewBox="0 0 242 243" svg:d="M242 134c-2 22-10 42-23 59-12 17-28 31-48 40-19 8-41 11-63 9-21-2-41-9-59-22-17-13-30-29-39-49s-11-41-9-62c1-22 9-43 21-59 13-18 30-31 49-40 20-8 41-12 62-9 21 2 42 9 59 22 18 12 31 29 40 49s12 41 10 62z">
            <text:p/>
          </draw:path>
        </draw:g>
        <draw:g>
          <draw:path draw:style-name="gr98" draw:text-style-name="P18" draw:layer="layout" svg:width="0.297cm" svg:height="0.296cm" svg:x="13.059cm" svg:y="8.468cm" svg:viewBox="0 0 298 297" svg:d="M0 0c100 0 198 0 298 0 0 99 0 198 0 297-100 0-198 0-298 0 0-99 0-198 0-297z">
            <text:p/>
          </draw:path>
          <draw:path draw:style-name="gr99" draw:text-style-name="P70" draw:layer="layout" svg:width="0.296cm" svg:height="0.296cm" svg:x="13.357cm" svg:y="8.468cm" svg:viewBox="0 0 297 297" svg:d="M0 0c99 0 198 0 297 0 0 99 0 198 0 297-99 0-198 0-297 0 0-99 0-198 0-297z">
            <text:p/>
          </draw:path>
          <draw:path draw:style-name="gr100" draw:text-style-name="P16" draw:layer="layout" svg:width="0.297cm" svg:height="0.296cm" svg:x="13.654cm" svg:y="8.468cm" svg:viewBox="0 0 298 297" svg:d="M0 0c100 0 198 0 298 0 0 99 0 198 0 297-100 0-198 0-298 0 0-99 0-198 0-297z">
            <text:p/>
          </draw:path>
          <draw:path draw:style-name="gr101" draw:text-style-name="P71" draw:layer="layout" svg:width="0.297cm" svg:height="0.296cm" svg:x="13.952cm" svg:y="8.468cm" svg:viewBox="0 0 298 297" svg:d="M0 0c100 0 198 0 298 0 0 99 0 198 0 297-100 0-198 0-298 0 0-99 0-198 0-297z">
            <text:p/>
          </draw:path>
          <draw:path draw:style-name="gr102" draw:text-style-name="P46" draw:layer="layout" svg:width="0.296cm" svg:height="0.296cm" svg:x="14.25cm" svg:y="8.468cm" svg:viewBox="0 0 297 297" svg:d="M0 0c99 0 198 0 297 0 0 99 0 198 0 297-99 0-198 0-297 0 0-99 0-198 0-297z">
            <text:p/>
          </draw:path>
          <draw:path draw:style-name="gr103" draw:text-style-name="P76" draw:layer="layout" svg:width="0.297cm" svg:height="0.296cm" svg:x="14.547cm" svg:y="8.468cm" svg:viewBox="0 0 298 297" svg:d="M0 0c100 0 198 0 298 0 0 99 0 198 0 297-100 0-198 0-298 0 0-99 0-198 0-297z">
            <text:p/>
          </draw:path>
          <draw:path draw:style-name="gr96" draw:text-style-name="P22" draw:layer="layout" svg:width="0.296cm" svg:height="0.296cm" svg:x="14.845cm" svg:y="8.468cm" svg:viewBox="0 0 297 297" svg:d="M0 0c99 0 198 0 297 0 0 99 0 198 0 297-99 0-198 0-297 0 0-99 0-198 0-297z">
            <text:p/>
          </draw:path>
          <draw:path draw:style-name="gr104" draw:text-style-name="P73" draw:layer="layout" svg:width="0.297cm" svg:height="0.296cm" svg:x="15.142cm" svg:y="8.468cm" svg:viewBox="0 0 298 297" svg:d="M0 0c100 0 198 0 298 0 0 99 0 198 0 297-100 0-198 0-298 0 0-99 0-198 0-297z">
            <text:p/>
          </draw:path>
        </draw:g>
        <draw:g>
          <draw:path draw:style-name="gr105" draw:text-style-name="P77" draw:layer="layout" svg:width="2.651cm" svg:height="3.061cm" svg:x="18.49cm" svg:y="10.938cm" svg:viewBox="0 0 2652 3062" svg:d="M2652 2296c-441 256-884 511-1325 766-443-255-885-510-1327-766 0-510 0-1020 0-1531 442-255 884-510 1327-765 441 255 884 510 1325 765 0 511 0 1021 0 1531z">
            <text:p/>
          </draw:path>
          <draw:path draw:style-name="gr106" draw:text-style-name="P71" draw:layer="layout" svg:width="2.241cm" svg:height="2.587cm" svg:x="18.696cm" svg:y="11.175cm" svg:viewBox="0 0 2242 2588" svg:d="M2242 1941c-373 216-748 431-1121 647-373-216-748-431-1121-647 0-431 0-863 0-1294 373-216 748-431 1121-647 373 216 748 431 1121 647 0 431 0 863 0 1294z">
            <text:p/>
          </draw:path>
        </draw:g>
        <draw:g>
          <draw:path draw:style-name="gr105" draw:text-style-name="P77" draw:layer="layout" svg:width="2.651cm" svg:height="3.061cm" svg:x="17.672cm" svg:y="7.888cm" svg:viewBox="0 0 2652 3062" svg:d="M2652 2296c-442 256-884 511-1326 766-442-255-884-510-1326-766 0-510 0-1020 0-1531 442-255 884-510 1326-765 442 255 884 510 1326 765 0 511 0 1021 0 1531z">
            <text:p/>
          </draw:path>
          <draw:path draw:style-name="gr107" draw:text-style-name="P16" draw:layer="layout" svg:width="2.241cm" svg:height="2.587cm" svg:x="17.877cm" svg:y="8.125cm" svg:viewBox="0 0 2242 2588" svg:d="M2242 1941c-373 216-748 431-1121 647-373-216-748-431-1121-647 0-431 0-863 0-1294 373-216 748-431 1121-647 373 216 748 431 1121 647 0 431 0 863 0 1294z">
            <text:p/>
          </draw:path>
        </draw:g>
        <draw:g>
          <draw:path draw:style-name="gr108" draw:text-style-name="P77" draw:layer="layout" svg:width="2.651cm" svg:height="3.061cm" svg:x="18.644cm" svg:y="5.034cm" svg:viewBox="0 0 2652 3062" svg:d="M2652 2297c-441 255-884 510-1325 765-443-255-885-510-1327-765 0-511 0-1020 0-1531 442-255 884-511 1327-766 441 255 884 511 1325 766 0 511 0 1020 0 1531z">
            <text:p/>
          </draw:path>
          <draw:path draw:style-name="gr109" draw:text-style-name="P78" draw:layer="layout" svg:width="2.241cm" svg:height="2.587cm" svg:x="18.849cm" svg:y="5.267cm" svg:viewBox="0 0 2242 2588" svg:d="M2242 1941c-373 216-748 431-1121 647-373-216-748-431-1121-647 0-431 0-863 0-1294 373-216 748-431 1121-647 373 216 748 431 1121 647 0 431 0 863 0 1294z">
            <text:p/>
          </draw:path>
        </draw:g>
        <draw:g>
          <draw:path draw:style-name="gr108" draw:text-style-name="P77" draw:layer="layout" svg:width="2.651cm" svg:height="3.061cm" svg:x="17.768cm" svg:y="2.085cm" svg:viewBox="0 0 2652 3062" svg:d="M2652 2297c-442 255-884 510-1326 765-442-255-884-510-1326-765 0-511 0-1020 0-1531 442-255 884-511 1326-766 442 255 884 511 1326 766 0 511 0 1020 0 1531z">
            <text:p/>
          </draw:path>
          <draw:path draw:style-name="gr13" draw:text-style-name="P18" draw:layer="layout" svg:width="2.241cm" svg:height="2.587cm" svg:x="17.973cm" svg:y="2.322cm" svg:viewBox="0 0 2242 2588" svg:d="M2242 1941c-373 216-748 431-1121 647-373-216-748-431-1121-647 0-431 0-863 0-1294 373-216 748-431 1121-647 373 216 748 431 1121 647 0 431 0 863 0 1294z">
            <text:p/>
          </draw:path>
        </draw:g>
        <draw:g>
          <draw:path draw:style-name="gr110" draw:text-style-name="P79" draw:layer="layout" svg:width="0.638cm" svg:height="0.638cm" svg:x="18.649cm" svg:y="3.139cm" svg:viewBox="0 0 639 639" svg:d="M639 319c0 56-15 111-43 160-28 48-69 89-117 117-49 28-104 43-160 43-57 0-111-15-159-43-49-28-89-69-117-117-28-49-43-104-43-160 0-57 15-111 43-159 28-49 68-89 117-117 48-28 102-43 159-43 56 0 111 15 160 43 48 28 89 68 117 117 28 48 43 102 43 159z">
            <text:p/>
          </draw:path>
          <draw:path draw:style-name="gr111" draw:text-style-name="P12" draw:layer="layout" svg:width="0.498cm" svg:height="0.001cm" draw:transform="skewX (0.00506145483078362) rotate (-0.913505330493832) translate (19.2373135414399cm 3.78296333562353cm)" svg:viewBox="0 0 499 2" svg:d="M0 0c166 1 332 1 499 2">
            <text:p/>
          </draw:path>
          <draw:path draw:style-name="gr112" draw:text-style-name="P12" draw:layer="layout" svg:width="0.202cm" svg:height="0.116cm" svg:x="18.958cm" svg:y="3.223cm" svg:viewBox="0 0 203 117" svg:d="M0 0c102 4 162 45 203 117">
            <text:p/>
          </draw:path>
        </draw:g>
        <draw:g>
          <draw:path draw:style-name="gr113" draw:text-style-name="P12" draw:layer="layout" svg:width="0.887cm" svg:height="0.681cm" svg:x="19.579cm" svg:y="6.22cm" svg:viewBox="0 0 888 682" svg:d="M0 0c0 227 0 455 0 682 296 0 592 0 888 0">
            <text:p/>
          </draw:path>
          <draw:path draw:style-name="gr114" draw:text-style-name="P36" draw:layer="layout" svg:width="0.154cm" svg:height="0.462cm" svg:x="19.681cm" svg:y="6.362cm" svg:viewBox="0 0 155 463" svg:d="M0 0c52 0 103 0 155 0 0 155 0 309 0 463-52 0-103 0-155 0 0-154 0-308 0-463z">
            <text:p/>
          </draw:path>
          <draw:path draw:style-name="gr44" draw:text-style-name="P22" draw:layer="layout" svg:width="0cm" svg:height="0.321cm" svg:x="19.894cm" svg:y="6.504cm" svg:viewBox="0 0 0 322" svg:d="M0 0c0 108 0 214 0 322 0-108 0-214 0-322z">
            <text:p/>
          </draw:path>
          <draw:path draw:style-name="gr114" draw:text-style-name="P36" draw:layer="layout" svg:width="0.154cm" svg:height="0.215cm" svg:x="20.111cm" svg:y="6.609cm" svg:viewBox="0 0 155 216" svg:d="M0 0c52 0 103 0 155 0 0 72 0 144 0 216-52 0-103 0-155 0 0-72 0-144 0-216z">
            <text:p/>
          </draw:path>
        </draw:g>
        <draw:g>
          <draw:path draw:style-name="gr115" draw:text-style-name="P12" draw:layer="layout" svg:width="0.387cm" svg:height="0.773cm" svg:x="18.987cm" svg:y="8.98cm" svg:viewBox="0 0 388 774" svg:d="M0 0c56 20 108 48 156 84 78 60 140 139 181 229 1 4 3 8 5 11 40 95 54 199 41 301-6 51-19 101-38 149">
            <text:p/>
          </draw:path>
          <draw:path draw:style-name="gr21" draw:text-style-name="P36" draw:layer="layout" svg:width="0.207cm" svg:height="0.2cm" svg:x="18.622cm" svg:y="9.45cm" svg:viewBox="0 0 208 201" svg:d="M207 119c-4 17-12 33-23 47-11 13-26 23-44 30-16 5-36 7-54 4-17-4-35-11-49-22s-24-26-31-43c-6-17-7-35-5-52 4-18 12-34 23-48 12-13 26-23 44-29 17-6 35-7 53-5 18 4 35 12 49 23s25 26 31 43c7 17 8 34 6 52z">
            <text:p/>
          </draw:path>
          <draw:path draw:style-name="gr115" draw:text-style-name="P12" draw:layer="layout" svg:width="0.282cm" svg:height="0.562cm" svg:x="18.887cm" svg:y="9.146cm" svg:viewBox="0 0 283 563" svg:d="M0 0c40 15 79 35 113 61 58 44 103 101 132 167 2 3 2 5 3 8 30 69 41 144 31 219-4 37-14 73-28 108">
            <text:p/>
          </draw:path>
          <draw:path draw:style-name="gr115" draw:text-style-name="P12" draw:layer="layout" svg:width="0.159cm" svg:height="0.319cm" svg:x="18.796cm" svg:y="9.325cm" svg:viewBox="0 0 160 320" svg:d="M0 0c23 8 45 20 64 35 32 24 58 57 75 94 1 2 2 4 2 5 16 39 23 83 17 125-2 21-8 42-15 61">
            <text:p/>
          </draw:path>
        </draw:g>
        <draw:g>
          <draw:path draw:style-name="gr116" draw:text-style-name="P22" draw:layer="layout" svg:width="0.767cm" svg:height="0.637cm" svg:x="19.432cm" svg:y="12.388cm" svg:viewBox="0 0 768 638" svg:d="M381 0c-211 0-381 179-381 402 0 62 0 125 0 187 0 17 1 33 3 49 254-1 508-1 762-1 2-16 3-32 3-48 0-62 0-125 0-187 0-223-170-402-381-402-2 0-4 0-6 0z">
            <text:p/>
          </draw:path>
          <draw:path draw:style-name="gr21" draw:text-style-name="P36" draw:layer="layout" svg:width="0.482cm" svg:height="0.517cm" svg:x="19.575cm" svg:y="11.827cm" svg:viewBox="0 0 483 518" svg:d="M483 259c0 45-12 90-33 129-21 40-51 73-88 96-37 22-79 34-121 34s-84-12-120-34c-37-23-68-56-89-96-21-39-32-84-32-129 0-46 11-90 32-130 21-39 52-72 89-95 36-23 78-34 120-34s84 11 121 34 67 56 88 95c21 40 33 84 33 130z">
            <text:p/>
          </draw:path>
          <draw:path draw:style-name="gr21" draw:text-style-name="P36" draw:layer="layout" svg:width="0.156cm" svg:height="0.091cm" svg:x="19.734cm" svg:y="12.383cm" svg:viewBox="0 0 157 92" svg:d="M0 13c27 27 55 53 82 79 26-26 50-52 75-79-49-20-102-15-157 0z">
            <text:p/>
          </draw:path>
          <draw:path draw:style-name="gr21" draw:text-style-name="P36" draw:layer="layout" svg:width="0.132cm" svg:height="0.353cm" svg:x="19.753cm" svg:y="12.516cm" svg:viewBox="0 0 133 354" svg:d="M67 0c22 101 44 200 66 301-23 17-46 36-68 53-22-17-43-36-65-53 23-101 45-200 67-301z">
            <text:p/>
          </draw:path>
        </draw:g>
        <draw:g>
          <draw:path draw:style-name="gr117" draw:text-style-name="P37" draw:layer="layout" svg:width="2.651cm" svg:height="3.061cm" svg:x="8.05cm" svg:y="1.989cm" svg:viewBox="0 0 2652 3062" svg:d="M0 2297c442 255 884 510 1326 765 442-255 884-510 1326-765 0-511 0-1020 0-1531-442-255-884-511-1326-766-442 255-884 511-1326 766 0 511 0 1020 0 1531z">
            <text:p/>
          </draw:path>
          <draw:path draw:style-name="gr92" draw:text-style-name="P73" draw:layer="layout" svg:width="2.24cm" svg:height="2.587cm" svg:x="8.256cm" svg:y="2.226cm" svg:viewBox="0 0 2241 2588" svg:d="M0 1941c373 216 747 431 1120 647 374-216 748-431 1121-647 0-431 0-863 0-1294-373-216-747-431-1121-647-373 216-747 431-1120 647 0 431 0 863 0 1294z">
            <text:p/>
          </draw:path>
        </draw:g>
        <draw:g>
          <draw:path draw:style-name="gr58" draw:text-style-name="P12" draw:layer="layout" svg:width="0.887cm" svg:height="0.682cm" svg:x="8.968cm" svg:y="3.137cm" svg:viewBox="0 0 888 683" svg:d="M0 0c0 227 0 456 0 683 296 0 592 0 888 0">
            <text:p/>
          </draw:path>
          <draw:path draw:style-name="gr59" draw:text-style-name="P12" draw:layer="layout" svg:width="0.635cm" svg:height="0.438cm" svg:x="9.103cm" svg:y="3.246cm" svg:viewBox="0 0 636 439" svg:d="M0 439c84-83 167-167 251-250 14 51 27 102 41 154 115-115 229-228 344-343">
            <text:p/>
          </draw:path>
          <draw:path draw:style-name="gr60" draw:text-style-name="P36" draw:layer="layout" svg:width="0.113cm" svg:height="0.115cm" svg:x="9.691cm" svg:y="3.175cm" svg:viewBox="0 0 114 116" svg:d="M0 37c26 26 53 53 80 79 11-38 22-78 34-116-38 12-76 24-114 37z">
            <text:p/>
          </draw:path>
        </draw:g>
        <draw:g>
          <draw:path draw:style-name="gr118" draw:text-style-name="P37" draw:layer="layout" svg:width="2.651cm" svg:height="3.061cm" svg:x="6.789cm" svg:y="4.746cm" svg:viewBox="0 0 2652 3062" svg:d="M0 2297c442 255 884 510 1327 765 441-255 884-510 1325-765 0-511 0-1020 0-1531-441-255-884-511-1325-766-443 255-885 511-1327 766 0 511 0 1020 0 1531z">
            <text:p/>
          </draw:path>
          <draw:path draw:style-name="gr54" draw:text-style-name="P22" draw:layer="layout" svg:width="2.241cm" svg:height="2.587cm" svg:x="6.994cm" svg:y="4.979cm" svg:viewBox="0 0 2242 2588" svg:d="M0 1941c373 216 748 431 1121 647 373-216 748-431 1121-647 0-431 0-863 0-1294-373-216-748-431-1121-647-373 216-748 431-1121 647 0 431 0 863 0 1294z">
            <text:p/>
          </draw:path>
        </draw:g>
        <draw:g>
          <draw:path draw:style-name="gr60" draw:text-style-name="P36" draw:layer="layout" svg:width="0.126cm" svg:height="0.126cm" svg:x="8.152cm" svg:y="6.272cm" svg:viewBox="0 0 127 127" svg:d="M127 63c0 11-3 23-8 32-6 10-14 18-24 24-9 5-21 8-31 8-12 0-23-3-33-8-9-6-17-14-23-24-6-9-8-21-8-32s3-22 8-32c6-9 14-17 23-23 10-6 21-8 33-8 10 0 22 2 31 8 10 6 18 14 24 23 5 10 8 21 8 32z">
            <text:p/>
          </draw:path>
          <draw:path draw:style-name="gr60" draw:text-style-name="P36" draw:layer="layout" svg:width="0.126cm" svg:height="0.126cm" svg:x="8.329cm" svg:y="6.272cm" svg:viewBox="0 0 127 127" svg:d="M127 63c0 11-3 23-8 32-6 10-14 18-24 24-9 5-21 8-31 8-12 0-23-3-33-8-9-6-17-14-23-24-6-9-8-21-8-32s3-22 8-32c6-9 14-17 23-23 10-6 21-8 33-8 10 0 22 2 31 8 10 6 18 14 24 23 5 10 8 21 8 32z">
            <text:p/>
          </draw:path>
          <draw:path draw:style-name="gr60" draw:text-style-name="P36" draw:layer="layout" svg:width="0.127cm" svg:height="0.126cm" svg:x="8.496cm" svg:y="6.272cm" svg:viewBox="0 0 128 127" svg:d="M128 63c0 11-4 23-9 32-6 10-14 18-24 24-10 5-20 8-31 8-12 0-22-3-32-8-10-6-17-14-23-24-6-9-9-21-9-32s3-22 9-32c5-9 13-18 23-23 10-6 20-8 32-8 11 0 21 2 31 8 10 5 19 14 24 23 6 10 9 21 9 32z">
            <text:p/>
          </draw:path>
          <draw:path draw:style-name="gr119" draw:text-style-name="P37" draw:layer="layout" svg:width="1.03cm" svg:height="0.713cm" svg:x="7.793cm" svg:y="6.035cm" svg:viewBox="0 0 1031 714" svg:d="M268 0c-148 0-268 120-268 268 0 14 0 29 0 43 0 149 120 268 268 268 62 0 122 0 183 0 55 45 111 90 166 135 0-45 0-90 0-135 48 0 97 0 146 0 148 0 268-119 268-268 0-14 0-29 0-43 0-148-120-268-268-268-165 0-330 0-495 0z">
            <text:p/>
          </draw:path>
          <draw:path draw:style-name="gr21" draw:text-style-name="P36" draw:layer="layout" svg:width="0.782cm" svg:height="0.782cm" svg:x="7.493cm" svg:y="5.887cm" svg:viewBox="0 0 783 783" svg:d="M783 392c0 69-18 136-52 196-35 59-84 109-143 143-60 34-128 52-196 52-69 0-137-18-196-52-60-34-109-84-144-143-35-60-52-127-52-196s17-137 52-196c35-60 84-109 144-144 59-34 127-52 196-52 68 0 136 18 196 52 59 35 108 84 143 144 34 59 52 127 52 196z">
            <text:p/>
          </draw:path>
          <draw:path draw:style-name="gr21" draw:text-style-name="P36" draw:layer="layout" svg:width="0.231cm" svg:height="0.231cm" svg:x="7.681cm" svg:y="6.584cm" svg:viewBox="0 0 232 232" svg:d="M0 232c77-77 155-155 232-232-77 0-155 0-232 0 0 77 0 155 0 232z">
            <text:p/>
          </draw:path>
          <draw:path draw:style-name="gr120" draw:text-style-name="P80" draw:layer="layout" svg:width="0.127cm" svg:height="0.127cm" svg:x="7.63cm" svg:y="6.234cm" svg:viewBox="0 0 128 128" svg:d="M128 64c0 11-4 22-9 31-5 10-14 19-24 24-9 5-20 9-31 9-12 0-22-4-33-9-10-5-16-14-22-24-6-9-9-20-9-31 0-12 3-23 9-33 5-9 12-17 22-22 10-6 21-9 33-9 11 0 22 3 31 9 10 6 19 13 24 22 5 10 9 21 9 33z">
            <text:p/>
          </draw:path>
          <draw:path draw:style-name="gr120" draw:text-style-name="P80" draw:layer="layout" svg:width="0.127cm" svg:height="0.127cm" svg:x="7.806cm" svg:y="6.234cm" svg:viewBox="0 0 128 128" svg:d="M128 64c0 11-4 22-9 31-5 10-14 19-24 24-9 5-20 9-31 9-12 0-22-4-33-9-10-5-16-14-22-24-6-9-9-20-9-31 0-12 3-23 9-33 5-9 12-17 22-22 10-6 21-9 33-9 11 0 22 3 31 9 10 6 19 13 24 22 5 10 9 21 9 33z">
            <text:p/>
          </draw:path>
          <draw:path draw:style-name="gr120" draw:text-style-name="P80" draw:layer="layout" svg:width="0.126cm" svg:height="0.127cm" svg:x="7.974cm" svg:y="6.234cm" svg:viewBox="0 0 127 128" svg:d="M127 64c0 11-3 22-8 31-6 10-14 19-24 24-9 5-22 9-32 9-11 0-22-4-32-9-9-5-17-14-23-24-6-9-8-20-8-31 0-12 3-23 8-33 6-9 14-16 23-22 10-6 21-9 32-9s23 3 32 9c10 6 18 13 24 22 5 10 8 21 8 33z">
            <text:p/>
          </draw:path>
        </draw:g>
        <draw:g>
          <draw:path draw:style-name="gr121" draw:text-style-name="P37" draw:layer="layout" svg:width="2.651cm" svg:height="3.061cm" svg:x="8.146cm" svg:y="7.6cm" svg:viewBox="0 0 2652 3062" svg:d="M0 2296c442 256 884 511 1326 766 442-255 884-510 1326-766 0-510 0-1020 0-1531-442-255-884-510-1326-765-442 255-884 510-1326 765 0 511 0 1021 0 1531z">
            <text:p/>
          </draw:path>
          <draw:path draw:style-name="gr122" draw:text-style-name="P72" draw:layer="layout" svg:width="2.24cm" svg:height="2.587cm" svg:x="8.351cm" svg:y="7.837cm" svg:viewBox="0 0 2241 2588" svg:d="M0 1941c373 216 748 431 1121 647 373-216 747-431 1120-647 0-431 0-863 0-1294-373-216-747-431-1120-647-373 216-748 431-1121 647 0 431 0 863 0 1294z">
            <text:p/>
          </draw:path>
        </draw:g>
        <draw:g>
          <draw:path draw:style-name="gr21" draw:text-style-name="P36" draw:layer="layout" svg:width="0.736cm" svg:height="0.893cm" svg:x="9.103cm" svg:y="8.505cm" svg:viewBox="0 0 737 894" svg:d="M369 0c-204 0-369 165-369 369 0 73 22 146 64 206h-1c20 55 135 213 139 318 106 0 212 1 317 1 4-100 84-217 131-285 57-68 87-153 87-240 0-204-164-369-368-369z">
            <text:p/>
          </draw:path>
          <draw:path draw:style-name="gr123" draw:text-style-name="P81" draw:layer="layout" svg:width="0.511cm" svg:height="0.081cm" svg:x="9.207cm" svg:y="9.396cm" svg:viewBox="0 0 512 82" svg:d="M255 82c72 0 144 0 215 0 23 0 42-18 42-41s-19-41-42-41c-143 0-285 0-429 0-23 0-41 18-41 41s18 41 41 41c72 0 143 0 214 0z">
            <text:p/>
          </draw:path>
          <draw:path draw:style-name="gr123" draw:text-style-name="P81" draw:layer="layout" svg:width="0.327cm" svg:height="0.123cm" svg:x="9.296cm" svg:y="9.594cm" svg:viewBox="0 0 328 124" svg:d="M164 124c34 0 68 0 102 0s62-28 62-62c0-35-28-62-62-62-68 0-136 0-204 0-34 0-62 27-62 62 0 34 28 62 62 62s68 0 102 0z">
            <text:p/>
          </draw:path>
          <draw:path draw:style-name="gr123" draw:text-style-name="P81" draw:layer="layout" svg:width="0.418cm" svg:height="0.081cm" svg:x="9.252cm" svg:y="9.497cm" svg:viewBox="0 0 419 82" svg:d="M210 82c56 0 112 0 168 0 22 0 41-18 41-41s-19-41-41-41c-112 0-225 0-337 0-23 0-41 18-41 41s18 41 41 41c56 0 113 0 169 0z">
            <text:p/>
          </draw:path>
        </draw:g>
        <draw:g>
          <draw:path draw:style-name="gr121" draw:text-style-name="P37" draw:layer="layout" svg:width="2.651cm" svg:height="3.061cm" svg:x="7.304cm" svg:y="10.855cm" svg:viewBox="0 0 2652 3062" svg:d="M0 2296c442 256 884 511 1327 766 441-255 884-510 1325-766 0-510 0-1020 0-1531-441-255-884-510-1325-765-443 255-885 510-1327 765 0 511 0 1021 0 1531z">
            <text:p/>
          </draw:path>
          <draw:path draw:style-name="gr124" draw:text-style-name="P46" draw:layer="layout" svg:width="2.24cm" svg:height="2.587cm" svg:x="7.51cm" svg:y="11.049cm" svg:viewBox="0 0 2241 2588" svg:d="M0 1941c373 216 747 431 1120 647 374-216 748-431 1121-647 0-431 0-863 0-1294-373-216-747-431-1121-647-373 216-747 431-1120 647 0 431 0 863 0 1294z">
            <text:p/>
          </draw:path>
        </draw:g>
        <draw:g>
          <draw:path draw:style-name="gr125" draw:text-style-name="P36" draw:layer="layout" svg:width="0.836cm" svg:height="0.836cm" svg:x="8.179cm" svg:y="12.017cm" svg:viewBox="0 0 837 837" svg:d="M837 419c0 73-19 145-56 209s-89 116-153 153c-16 9-33 18-51 25-50 20-104 31-158 31-74 0-146-19-210-56-32-18-62-42-88-68s-48-55-65-85c-37-64-56-136-56-209 0-57 11-113 33-165 7-15 14-30 23-45 36-63 89-116 153-153 63-37 136-56 210-56 2 0 3 0 6 0-2 140-4 279-6 419 139 0 279 0 418 0z">
            <text:p/>
          </draw:path>
          <draw:path draw:style-name="gr126" draw:text-style-name="P81" draw:layer="layout" svg:width="0.421cm" svg:height="0.426cm" svg:x="8.661cm" svg:y="11.955cm" svg:viewBox="0 0 422 427" svg:d="M0 0c8 0 16 1 24 1 72 4 144 26 206 65 25 17 50 36 72 58 29 31 55 65 74 102 32 63 47 132 46 201-140-3-279-6-419-8 0-140-2-279-3-419z">
            <text:p/>
          </draw:path>
        </draw:g>
        <draw:frame presentation:style-name="pr20" draw:text-style-name="P82" draw:layer="layout" svg:width="4.023cm" svg:height="1.813cm" svg:x="3.35cm" svg:y="2.052cm" presentation:class="title" presentation:user-transformed="true">
          <draw:text-box>
            <text:p text:style-name="P23"><text:span text:style-name="T29">Ipsum 01</text:span></text:p>
          </draw:text-box>
        </draw:frame>
        <draw:frame presentation:style-name="pr20" draw:text-style-name="P83" draw:layer="layout" svg:width="4.023cm" svg:height="1.813cm" svg:x="2.322cm" svg:y="4.763cm" presentation:class="title" presentation:user-transformed="true">
          <draw:text-box>
            <text:p text:style-name="P23"><text:span text:style-name="T30">Ipsum 02</text:span></text:p>
          </draw:text-box>
        </draw:frame>
        <draw:frame presentation:style-name="pr20" draw:text-style-name="P84" draw:layer="layout" svg:width="4.022cm" svg:height="1.813cm" svg:x="12.176cm" svg:y="6.854cm" presentation:class="title" presentation:user-transformed="true">
          <draw:text-box>
            <text:p><text:span text:style-name="T29">Lorem</text:span></text:p>
          </draw:text-box>
        </draw:frame>
        <draw:frame presentation:style-name="pr30" draw:text-style-name="P85" draw:layer="layout" svg:width="6.277cm" svg:height="1.283cm" svg:x="1.096cm" svg:y="3.517cm" presentation:class="title" presentation:user-transformed="true">
          <draw:text-box>
            <text:p text:style-name="P23"><text:span text:style-name="T31">Lorem ipsum dolor sit amet, consectetuer adipiscing elit.</text:span></text:p>
          </draw:text-box>
        </draw:frame>
        <draw:frame presentation:style-name="pr31" draw:text-style-name="P85" draw:layer="layout" svg:width="6.277cm" svg:height="1.684cm" svg:x="0.073cm" svg:y="6.26cm" presentation:class="title" presentation:user-transformed="true">
          <draw:text-box>
            <text:p text:style-name="P23"><text:span text:style-name="T31">Lorem ipsum dolor sit amet, consectetuer adipiscing elit.</text:span></text:p>
          </draw:text-box>
        </draw:frame>
        <draw:frame presentation:style-name="pr20" draw:text-style-name="P83" draw:layer="layout" svg:width="4.023cm" svg:height="1.813cm" svg:x="3.062cm" svg:y="7.529cm" presentation:class="title" presentation:user-transformed="true">
          <draw:text-box>
            <text:p text:style-name="P23"><text:span text:style-name="T30">Ipsum 03</text:span></text:p>
          </draw:text-box>
        </draw:frame>
        <draw:frame presentation:style-name="pr20" draw:text-style-name="P83" draw:layer="layout" svg:width="4.022cm" svg:height="1.813cm" svg:x="2.803cm" svg:y="10.913cm" presentation:class="title" presentation:user-transformed="true">
          <draw:text-box>
            <text:p text:style-name="P23"><text:span text:style-name="T30">Ipsum 04</text:span></text:p>
          </draw:text-box>
        </draw:frame>
        <draw:frame presentation:style-name="pr32" draw:text-style-name="P85" draw:layer="layout" svg:width="6.277cm" svg:height="1.808cm" svg:x="0.808cm" svg:y="9cm" presentation:class="title" presentation:user-transformed="true">
          <draw:text-box>
            <text:p text:style-name="P23"><text:span text:style-name="T31">Lorem ipsum dolor sit amet, consectetuer adipiscing elit.</text:span></text:p>
          </draw:text-box>
        </draw:frame>
        <draw:frame presentation:style-name="pr33" draw:text-style-name="P85" draw:layer="layout" svg:width="6.277cm" svg:height="2.266cm" svg:x="0.548cm" svg:y="12.486cm" presentation:class="title" presentation:user-transformed="true">
          <draw:text-box>
            <text:p text:style-name="P23"><text:span text:style-name="T31">Lorem ipsum dolor sit amet, consectetuer adipiscing elit.</text:span></text:p>
          </draw:text-box>
        </draw:frame>
        <draw:frame presentation:style-name="pr20" draw:text-style-name="P86" draw:layer="layout" svg:width="4.023cm" svg:height="1.813cm" svg:x="21.106cm" svg:y="2.243cm" presentation:class="title" presentation:user-transformed="true">
          <draw:text-box>
            <text:p text:style-name="P5"><text:span text:style-name="T29">Ipsum</text:span><text:span text:style-name="T30"> 01</text:span></text:p>
          </draw:text-box>
        </draw:frame>
        <draw:frame presentation:style-name="pr20" draw:text-style-name="P86" draw:layer="layout" svg:width="4.023cm" svg:height="1.813cm" svg:x="21.823cm" svg:y="4.979cm" presentation:class="title" presentation:user-transformed="true">
          <draw:text-box>
            <text:p text:style-name="P5"><text:span text:style-name="T30">Ipsum 02</text:span></text:p>
          </draw:text-box>
        </draw:frame>
        <draw:frame presentation:style-name="pr34" draw:text-style-name="P87" draw:layer="layout" svg:width="6.277cm" svg:height="1.483cm" svg:x="21.106cm" svg:y="3.709cm" presentation:class="title" presentation:user-transformed="true">
          <draw:text-box>
            <text:p text:style-name="P5"><text:span text:style-name="T31">Lorem ipsum dolor sit amet, consectetuer adipiscing elit.</text:span></text:p>
          </draw:text-box>
        </draw:frame>
        <draw:frame presentation:style-name="pr35" draw:text-style-name="P87" draw:layer="layout" svg:width="6.277cm" svg:height="2.266cm" svg:x="21.823cm" svg:y="6.451cm" presentation:class="title" presentation:user-transformed="true">
          <draw:text-box>
            <text:p text:style-name="P5"><text:span text:style-name="T31">Lorem ipsum dolor sit amet, consectetuer adipiscing elit.</text:span></text:p>
          </draw:text-box>
        </draw:frame>
        <draw:frame presentation:style-name="pr20" draw:text-style-name="P86" draw:layer="layout" svg:width="4.022cm" svg:height="1.813cm" svg:x="20.93cm" svg:y="7.937cm" presentation:class="title" presentation:user-transformed="true">
          <draw:text-box>
            <text:p text:style-name="P5"><text:span text:style-name="T30">Ipsum 03</text:span></text:p>
          </draw:text-box>
        </draw:frame>
        <draw:frame presentation:style-name="pr20" draw:text-style-name="P86" draw:layer="layout" svg:width="4.023cm" svg:height="1.813cm" svg:x="21.631cm" svg:y="10.552cm" presentation:class="title" presentation:user-transformed="true">
          <draw:text-box>
            <text:p text:style-name="P5"><text:span text:style-name="T30">Ipsum 04</text:span></text:p>
          </draw:text-box>
        </draw:frame>
        <draw:frame presentation:style-name="pr36" draw:text-style-name="P87" draw:layer="layout" svg:width="6.276cm" svg:height="1.572cm" svg:x="20.93cm" svg:y="9.393cm" presentation:class="title" presentation:user-transformed="true">
          <draw:text-box>
            <text:p text:style-name="P5"><text:span text:style-name="T31">Lorem ipsum dolor sit amet, consectetuer adipiscing elit.</text:span></text:p>
          </draw:text-box>
        </draw:frame>
        <draw:frame presentation:style-name="pr37" draw:text-style-name="P87" draw:layer="layout" svg:width="6.277cm" svg:height="1.685cm" svg:x="21.631cm" svg:y="12cm" presentation:class="title" presentation:user-transformed="true">
          <draw:text-box>
            <text:p text:style-name="P5"><text:span text:style-name="T31">Lorem ipsum dolor sit amet, consectetuer adipiscing elit.</text:span></text:p>
          </draw:text-box>
        </draw:frame>
        <presentation:notes draw:style-name="dp2">
          <draw:page-thumbnail draw:style-name="gr4" draw:layer="layout" svg:width="0.001cm" svg:height="0.001cm" svg:x="0cm" svg:y="2.257cm" draw:page-number="11" presentation:class="page"/>
          <draw:frame presentation:style-name="pr19" draw:text-style-name="P9" draw:layer="layout" svg:width="16.799cm" svg:height="13.364cm" svg:x="2.1cm" svg:y="14.107cm" presentation:class="notes" presentation:placeholder="true">
            <draw:text-box/>
          </draw:frame>
        </presentation:notes>
      </draw:page>
      <draw:page draw:name="page12" draw:style-name="dp1" draw:master-page-name="List_20_Content">
        <draw:g>
          <draw:path draw:style-name="gr87" draw:text-style-name="P18" draw:layer="layout" svg:width="7.014cm" svg:height="2.116cm" svg:x="2.612cm" svg:y="5.298cm" svg:viewBox="0 0 7015 2117" svg:d="M705 0c0 127 0 255 0 382-120 3-238 37-342 97-110 64-202 155-266 266-64 110-97 236-97 364s33 253 97 364 156 202 266 266c104 60 222 94 342 97 0 94 0 187 0 281 1851 0 3702 0 5553 0 0-250 0-500 0-750 252-97 504-195 757-292-253-104-505-209-757-313 0-254 0-508 0-762-1851 0-3702 0-5553 0z">
            <text:p/>
          </draw:path>
          <draw:path draw:style-name="gr19" draw:text-style-name="P36" draw:layer="layout" svg:width="1.123cm" svg:height="1.123cm" svg:x="2.719cm" svg:y="5.838cm" svg:viewBox="0 0 1124 1124" svg:d="M1124 562c0 98-26 195-75 281-50 85-121 156-206 206-85 49-182 75-281 75s-196-26-281-75c-86-50-157-121-206-206-49-86-75-183-75-281 0-99 26-196 75-281 49-86 120-157 206-206 85-49 182-75 281-75s196 26 281 75 156 120 206 206c49 85 75 182 75 281z">
            <text:p/>
          </draw:path>
          <draw:path draw:style-name="gr127" draw:text-style-name="P12" draw:layer="layout" svg:width="0.062cm" svg:height="0.22cm" svg:x="3.126cm" svg:y="5.11cm" svg:viewBox="0 0 63 221" svg:d="M63 0c-21 0-42 0-63 0 0 74 0 147 0 221">
            <text:p/>
          </draw:path>
          <draw:path draw:style-name="gr127" draw:text-style-name="P12" draw:layer="layout" svg:width="0.213cm" svg:height="0.041cm" svg:x="2.912cm" svg:y="5.551cm" svg:viewBox="0 0 214 42" svg:d="M214 0c0 1 0 3 0 4-73 2-145 15-214 38">
            <text:p/>
          </draw:path>
          <draw:path draw:style-name="gr127" draw:text-style-name="P12" draw:layer="layout" svg:width="0.162cm" svg:height="0.148cm" svg:x="2.553cm" svg:y="5.691cm" svg:viewBox="0 0 163 149" svg:d="M163 0c-61 42-115 92-163 149">
            <text:p/>
          </draw:path>
          <draw:path draw:style-name="gr127" draw:text-style-name="P12" draw:layer="layout" svg:width="0.067cm" svg:height="0.209cm" svg:x="2.368cm" svg:y="6.026cm" svg:viewBox="0 0 68 210" svg:d="M68 0c-31 67-54 137-68 210">
            <text:p/>
          </draw:path>
          <draw:path draw:style-name="gr127" draw:text-style-name="P12" draw:layer="layout" svg:width="0.039cm" svg:height="0.215cm" svg:x="2.354cm" svg:y="6.456cm" svg:viewBox="0 0 40 216" svg:d="M0 0c5 73 18 146 40 216">
            <text:p/>
          </draw:path>
          <draw:path draw:style-name="gr127" draw:text-style-name="P12" draw:layer="layout" svg:width="0.138cm" svg:height="0.169cm" svg:x="2.486cm" svg:y="6.872cm" svg:viewBox="0 0 139 170" svg:d="M0 0c39 64 86 121 139 170">
            <text:p/>
          </draw:path>
          <draw:path draw:style-name="gr127" draw:text-style-name="P12" draw:layer="layout" svg:width="0.207cm" svg:height="0.07cm" svg:x="2.806cm" svg:y="7.169cm" svg:viewBox="0 0 208 71" svg:d="M0 0c66 33 136 57 208 71">
            <text:p/>
          </draw:path>
          <draw:path draw:style-name="gr127" draw:text-style-name="P12" draw:layer="layout" svg:width="0cm" svg:height="0.218cm" svg:x="3.126cm" svg:y="7.36cm" svg:viewBox="0 0 1 219" svg:d="M0 0c0 73 0 146 0 219h1">
            <text:p/>
          </draw:path>
          <draw:path draw:style-name="gr127" draw:text-style-name="P12" draw:layer="layout" svg:width="0.219cm" svg:height="0cm" svg:x="3.348cm" svg:y="7.579cm" svg:viewBox="0 0 220 0" svg:d="M0 0c73 0 147 0 220 0">
            <text:p/>
          </draw:path>
          <draw:path draw:style-name="gr127" draw:text-style-name="P12" draw:layer="layout" svg:width="0.22cm" svg:height="0cm" svg:x="3.789cm" svg:y="7.579cm" svg:viewBox="0 0 221 0" svg:d="M0 0c74 0 147 0 221 0">
            <text:p/>
          </draw:path>
          <draw:path draw:style-name="gr127" draw:text-style-name="P12" draw:layer="layout" svg:width="0.22cm" svg:height="0cm" svg:x="4.23cm" svg:y="7.579cm" svg:viewBox="0 0 221 0" svg:d="M0 0c74 0 147 0 221 0">
            <text:p/>
          </draw:path>
          <draw:path draw:style-name="gr127" draw:text-style-name="P12" draw:layer="layout" svg:width="0.22cm" svg:height="0cm" svg:x="4.672cm" svg:y="7.579cm" svg:viewBox="0 0 221 0" svg:d="M0 0c74 0 147 0 221 0">
            <text:p/>
          </draw:path>
          <draw:path draw:style-name="gr127" draw:text-style-name="P12" draw:layer="layout" svg:width="0.22cm" svg:height="0cm" svg:x="5.113cm" svg:y="7.579cm" svg:viewBox="0 0 221 0" svg:d="M0 0c74 0 147 0 221 0">
            <text:p/>
          </draw:path>
          <draw:path draw:style-name="gr127" draw:text-style-name="P12" draw:layer="layout" svg:width="0.22cm" svg:height="0cm" svg:x="5.555cm" svg:y="7.579cm" svg:viewBox="0 0 221 0" svg:d="M0 0c74 0 147 0 221 0">
            <text:p/>
          </draw:path>
          <draw:path draw:style-name="gr127" draw:text-style-name="P12" draw:layer="layout" svg:width="0.22cm" svg:height="0cm" svg:x="5.996cm" svg:y="7.579cm" svg:viewBox="0 0 221 0" svg:d="M0 0c74 0 147 0 221 0">
            <text:p/>
          </draw:path>
          <draw:path draw:style-name="gr127" draw:text-style-name="P12" draw:layer="layout" svg:width="0.219cm" svg:height="0cm" svg:x="6.438cm" svg:y="7.579cm" svg:viewBox="0 0 220 0" svg:d="M0 0c73 0 147 0 220 0">
            <text:p/>
          </draw:path>
          <draw:path draw:style-name="gr127" draw:text-style-name="P12" draw:layer="layout" svg:width="0.22cm" svg:height="0cm" svg:x="6.879cm" svg:y="7.579cm" svg:viewBox="0 0 221 0" svg:d="M0 0c74 0 147 0 221 0">
            <text:p/>
          </draw:path>
          <draw:path draw:style-name="gr127" draw:text-style-name="P12" draw:layer="layout" svg:width="0.219cm" svg:height="0cm" svg:x="7.321cm" svg:y="7.579cm" svg:viewBox="0 0 220 0" svg:d="M0 0c73 0 147 0 220 0">
            <text:p/>
          </draw:path>
          <draw:path draw:style-name="gr127" draw:text-style-name="P12" draw:layer="layout" svg:width="0.22cm" svg:height="0cm" svg:x="7.762cm" svg:y="7.579cm" svg:viewBox="0 0 221 0" svg:d="M0 0c74 0 147 0 221 0">
            <text:p/>
          </draw:path>
          <draw:path draw:style-name="gr127" draw:text-style-name="P12" draw:layer="layout" svg:width="0.219cm" svg:height="0cm" svg:x="8.204cm" svg:y="7.579cm" svg:viewBox="0 0 220 0" svg:d="M0 0c73 0 147 0 220 0">
            <text:p/>
          </draw:path>
          <draw:path draw:style-name="gr127" draw:text-style-name="P12" draw:layer="layout" svg:width="0.22cm" svg:height="0cm" svg:x="8.645cm" svg:y="7.579cm" svg:viewBox="0 0 221 0" svg:d="M0 0c74 0 147 0 221 0">
            <text:p/>
          </draw:path>
          <draw:path draw:style-name="gr127" draw:text-style-name="P12" draw:layer="layout" svg:width="0.123cm" svg:height="0.096cm" svg:x="9.086cm" svg:y="7.482cm" svg:viewBox="0 0 124 97" svg:d="M0 97c41 0 83 0 124 0 0-32 0-65 0-97">
            <text:p/>
          </draw:path>
          <draw:path draw:style-name="gr127" draw:text-style-name="P12" draw:layer="layout" svg:width="0.219cm" svg:height="0cm" draw:transform="rotate (1.5707963267949) translate (9.2097091747382cm 7.26052463492064cm)" svg:viewBox="0 0 220 0" svg:d="M0 0c73 0 147 0 220 0">
            <text:p/>
          </draw:path>
          <draw:path draw:style-name="gr127" draw:text-style-name="P12" draw:layer="layout" svg:width="0.096cm" svg:height="0.155cm" svg:x="9.21cm" svg:y="6.664cm" svg:viewBox="0 0 97 156" svg:d="M0 156c0-39 0-77 0-116 32-13 65-27 97-40">
            <text:p/>
          </draw:path>
          <draw:path draw:style-name="gr127" draw:text-style-name="P12" draw:layer="layout" svg:width="0.221cm" svg:height="0cm" draw:transform="rotate (0.388859357344337) translate (9.51069679427524cm 6.58056384978098cm)" svg:viewBox="0 0 222 0" svg:d="M0 0c74 0 148 0 222 0">
            <text:p/>
          </draw:path>
          <draw:path draw:style-name="gr127" draw:text-style-name="P12" draw:layer="layout" svg:width="0.119cm" svg:height="0.085cm" svg:x="9.92cm" svg:y="6.327cm" svg:viewBox="0 0 120 86" svg:d="M0 86c40-16 80-33 120-49-28-12-55-25-83-37">
            <text:p/>
          </draw:path>
          <draw:path draw:style-name="gr127" draw:text-style-name="P12" draw:layer="layout" svg:width="0.22cm" svg:height="-0.001cm" draw:transform="rotate (2.72655335746554) translate (9.75468568478925cm 6.23759869018304cm)" svg:viewBox="0 0 221 0" svg:d="M0 0c74 0 147 0 221 0">
            <text:p/>
          </draw:path>
          <draw:path draw:style-name="gr127" draw:text-style-name="P12" draw:layer="layout" svg:width="0.14cm" svg:height="0.127cm" svg:x="9.21cm" svg:y="5.932cm" svg:viewBox="0 0 141 128" svg:d="M141 128c-47-21-94-41-141-62 0-22 0-44 0-66">
            <text:p/>
          </draw:path>
          <draw:path draw:style-name="gr127" draw:text-style-name="P12" draw:layer="layout" svg:width="0.22cm" svg:height="0cm" draw:transform="rotate (1.5707963267949) translate (9.2097091747382cm 5.71062304761905cm)" svg:viewBox="0 0 221 0" svg:d="M0 0c74 0 147 0 221 0">
            <text:p/>
          </draw:path>
          <draw:path draw:style-name="gr127" draw:text-style-name="P12" draw:layer="layout" svg:width="0.06cm" svg:height="0.159cm" svg:x="9.149cm" svg:y="5.11cm" svg:viewBox="0 0 61 160" svg:d="M61 160c0-53 0-107 0-160-20 0-41 0-61 0">
            <text:p/>
          </draw:path>
        </draw:g>
        <draw:g>
          <draw:path draw:style-name="gr128" draw:text-style-name="P46" draw:layer="layout" svg:width="7.015cm" svg:height="2.116cm" svg:x="2.601cm" svg:y="8.497cm" svg:viewBox="0 0 7016 2117" svg:d="M705 0c0 127 0 255 0 382-120 3-237 37-342 97-110 64-202 155-266 266s-97 236-97 364 33 253 97 364c64 110 156 202 266 266 105 60 222 94 342 97 0 94 0 187 0 281 1851 0 3702 0 5553 0 0-250 0-500 0-750 252-97 505-195 758-292-253-104-506-209-758-313 0-254 0-508 0-762-1851 0-3702 0-5553 0z">
            <text:p/>
          </draw:path>
          <draw:path draw:style-name="gr129" draw:text-style-name="P36" draw:layer="layout" svg:width="1.123cm" svg:height="1.123cm" svg:x="2.708cm" svg:y="9.037cm" svg:viewBox="0 0 1124 1124" svg:d="M1124 562c0 98-26 195-75 281-49 85-121 155-206 205-86 49-182 76-281 76s-196-27-281-76c-85-50-157-120-206-205-50-86-75-183-75-281 0-99 26-196 75-281 50-86 121-157 206-206s182-75 281-75 195 26 281 75c85 49 157 120 206 206 49 85 75 182 75 281z">
            <text:p/>
          </draw:path>
          <draw:path draw:style-name="gr130" draw:text-style-name="P12" draw:layer="layout" svg:width="0.063cm" svg:height="0.219cm" svg:x="3.115cm" svg:y="8.309cm" svg:viewBox="0 0 64 220" svg:d="M64 0c-21 0-43 0-64 0 0 73 0 147 0 220">
            <text:p/>
          </draw:path>
          <draw:path draw:style-name="gr130" draw:text-style-name="P12" draw:layer="layout" svg:width="0.212cm" svg:height="0.041cm" svg:x="2.902cm" svg:y="8.75cm" svg:viewBox="0 0 213 42" svg:d="M213 0c0 1 0 3 0 4-73 2-145 15-213 38">
            <text:p/>
          </draw:path>
          <draw:path draw:style-name="gr130" draw:text-style-name="P12" draw:layer="layout" svg:width="0.161cm" svg:height="0.148cm" svg:x="2.543cm" svg:y="8.89cm" svg:viewBox="0 0 162 149" svg:d="M162 0c-60 42-115 92-162 149">
            <text:p/>
          </draw:path>
          <draw:path draw:style-name="gr130" draw:text-style-name="P12" draw:layer="layout" svg:width="0.066cm" svg:height="0.209cm" svg:x="2.358cm" svg:y="9.225cm" svg:viewBox="0 0 67 210" svg:d="M67 0c-31 67-54 137-67 210">
            <text:p/>
          </draw:path>
          <draw:path draw:style-name="gr130" draw:text-style-name="P12" draw:layer="layout" svg:width="0.039cm" svg:height="0.216cm" svg:x="2.343cm" svg:y="9.654cm" svg:viewBox="0 0 40 217" svg:d="M0 0c5 74 18 147 40 217">
            <text:p/>
          </draw:path>
          <draw:path draw:style-name="gr130" draw:text-style-name="P12" draw:layer="layout" svg:width="0.139cm" svg:height="0.169cm" svg:x="2.475cm" svg:y="10.071cm" svg:viewBox="0 0 140 170" svg:d="M0 0c39 63 86 121 140 170">
            <text:p/>
          </draw:path>
          <draw:path draw:style-name="gr130" draw:text-style-name="P12" draw:layer="layout" svg:width="0.207cm" svg:height="0.069cm" svg:x="2.795cm" svg:y="10.368cm" svg:viewBox="0 0 208 70" svg:d="M0 0c66 33 136 57 208 70">
            <text:p/>
          </draw:path>
          <draw:path draw:style-name="gr130" draw:text-style-name="P12" draw:layer="layout" svg:width="0cm" svg:height="0.218cm" svg:x="3.115cm" svg:y="10.559cm" svg:viewBox="0 0 1 219" svg:d="M0 0c0 73 0 146 0 219h1">
            <text:p/>
          </draw:path>
          <draw:path draw:style-name="gr130" draw:text-style-name="P12" draw:layer="layout" svg:width="0.219cm" svg:height="0cm" svg:x="3.337cm" svg:y="10.778cm" svg:viewBox="0 0 220 0" svg:d="M0 0c73 0 147 0 220 0">
            <text:p/>
          </draw:path>
          <draw:path draw:style-name="gr130" draw:text-style-name="P12" draw:layer="layout" svg:width="0.22cm" svg:height="0cm" svg:x="3.778cm" svg:y="10.778cm" svg:viewBox="0 0 221 0" svg:d="M0 0c74 0 147 0 221 0">
            <text:p/>
          </draw:path>
          <draw:path draw:style-name="gr130" draw:text-style-name="P12" draw:layer="layout" svg:width="0.219cm" svg:height="0cm" svg:x="4.22cm" svg:y="10.778cm" svg:viewBox="0 0 220 0" svg:d="M0 0c73 0 147 0 220 0">
            <text:p/>
          </draw:path>
          <draw:path draw:style-name="gr130" draw:text-style-name="P12" draw:layer="layout" svg:width="0.22cm" svg:height="0cm" svg:x="4.661cm" svg:y="10.778cm" svg:viewBox="0 0 221 0" svg:d="M0 0c74 0 147 0 221 0">
            <text:p/>
          </draw:path>
          <draw:path draw:style-name="gr130" draw:text-style-name="P12" draw:layer="layout" svg:width="0.219cm" svg:height="0cm" svg:x="5.103cm" svg:y="10.778cm" svg:viewBox="0 0 220 0" svg:d="M0 0c73 0 147 0 220 0">
            <text:p/>
          </draw:path>
          <draw:path draw:style-name="gr130" draw:text-style-name="P12" draw:layer="layout" svg:width="0.22cm" svg:height="0cm" svg:x="5.544cm" svg:y="10.778cm" svg:viewBox="0 0 221 0" svg:d="M0 0c74 0 147 0 221 0">
            <text:p/>
          </draw:path>
          <draw:path draw:style-name="gr130" draw:text-style-name="P12" draw:layer="layout" svg:width="0.22cm" svg:height="0cm" svg:x="5.985cm" svg:y="10.778cm" svg:viewBox="0 0 221 0" svg:d="M0 0c74 0 147 0 221 0">
            <text:p/>
          </draw:path>
          <draw:path draw:style-name="gr130" draw:text-style-name="P12" draw:layer="layout" svg:width="0.22cm" svg:height="0cm" svg:x="6.427cm" svg:y="10.778cm" svg:viewBox="0 0 221 0" svg:d="M0 0c74 0 147 0 221 0">
            <text:p/>
          </draw:path>
          <draw:path draw:style-name="gr130" draw:text-style-name="P12" draw:layer="layout" svg:width="0.22cm" svg:height="0cm" svg:x="6.868cm" svg:y="10.778cm" svg:viewBox="0 0 221 0" svg:d="M0 0c74 0 147 0 221 0">
            <text:p/>
          </draw:path>
          <draw:path draw:style-name="gr130" draw:text-style-name="P12" draw:layer="layout" svg:width="0.22cm" svg:height="0cm" svg:x="7.31cm" svg:y="10.778cm" svg:viewBox="0 0 221 0" svg:d="M0 0c74 0 147 0 221 0">
            <text:p/>
          </draw:path>
          <draw:path draw:style-name="gr130" draw:text-style-name="P12" draw:layer="layout" svg:width="0.22cm" svg:height="0cm" svg:x="7.751cm" svg:y="10.778cm" svg:viewBox="0 0 221 0" svg:d="M0 0c74 0 147 0 221 0">
            <text:p/>
          </draw:path>
          <draw:path draw:style-name="gr130" draw:text-style-name="P12" draw:layer="layout" svg:width="0.219cm" svg:height="0cm" svg:x="8.193cm" svg:y="10.778cm" svg:viewBox="0 0 220 0" svg:d="M0 0c73 0 147 0 220 0">
            <text:p/>
          </draw:path>
          <draw:path draw:style-name="gr130" draw:text-style-name="P12" draw:layer="layout" svg:width="0.22cm" svg:height="0cm" svg:x="8.634cm" svg:y="10.778cm" svg:viewBox="0 0 221 0" svg:d="M0 0c74 0 147 0 221 0">
            <text:p/>
          </draw:path>
          <draw:path draw:style-name="gr130" draw:text-style-name="P12" draw:layer="layout" svg:width="0.122cm" svg:height="0.096cm" svg:x="9.076cm" svg:y="10.681cm" svg:viewBox="0 0 123 97" svg:d="M0 97c41 0 82 0 123 0 0-32 0-65 0-97">
            <text:p/>
          </draw:path>
          <draw:path draw:style-name="gr130" draw:text-style-name="P12" draw:layer="layout" svg:width="0.219cm" svg:height="0cm" draw:transform="rotate (1.5707963267949) translate (9.1987095678902cm 10.4603341587302cm)" svg:viewBox="0 0 220 0" svg:d="M0 0c73 0 147 0 220 0">
            <text:p/>
          </draw:path>
          <draw:path draw:style-name="gr130" draw:text-style-name="P12" draw:layer="layout" svg:width="0.096cm" svg:height="0.155cm" svg:x="9.199cm" svg:y="9.863cm" svg:viewBox="0 0 97 156" svg:d="M0 156c0-39 0-77 0-116 32-13 65-27 97-40">
            <text:p/>
          </draw:path>
          <draw:path draw:style-name="gr130" draw:text-style-name="P12" draw:layer="layout" svg:width="0.221cm" svg:height="0cm" draw:transform="rotate (0.388859357344337) translate (9.49969718742724cm 9.78037337359051cm)" svg:viewBox="0 0 222 0" svg:d="M0 0c74 0 148 0 222 0">
            <text:p/>
          </draw:path>
          <draw:path draw:style-name="gr130" draw:text-style-name="P12" draw:layer="layout" svg:width="0.119cm" svg:height="0.085cm" svg:x="9.909cm" svg:y="9.526cm" svg:viewBox="0 0 120 86" svg:d="M0 86c40-16 80-33 120-49-28-12-55-25-83-37">
            <text:p/>
          </draw:path>
          <draw:path draw:style-name="gr130" draw:text-style-name="P12" draw:layer="layout" svg:width="0.22cm" svg:height="-0.001cm" draw:transform="rotate (2.72655335746554) translate (9.74368607794126cm 9.43740821399256cm)" svg:viewBox="0 0 221 0" svg:d="M0 0c74 0 147 0 221 0">
            <text:p/>
          </draw:path>
          <draw:path draw:style-name="gr130" draw:text-style-name="P12" draw:layer="layout" svg:width="0.14cm" svg:height="0.127cm" svg:x="9.199cm" svg:y="9.131cm" svg:viewBox="0 0 141 128" svg:d="M141 128c-47-21-94-41-141-62 0-22 0-44 0-66">
            <text:p/>
          </draw:path>
          <draw:path draw:style-name="gr130" draw:text-style-name="P12" draw:layer="layout" svg:width="0.22cm" svg:height="0cm" draw:transform="rotate (1.5707963267949) translate (9.1987095678902cm 8.91043257142857cm)" svg:viewBox="0 0 221 0" svg:d="M0 0c74 0 147 0 221 0">
            <text:p/>
          </draw:path>
          <draw:path draw:style-name="gr130" draw:text-style-name="P12" draw:layer="layout" svg:width="0.06cm" svg:height="0.159cm" svg:x="9.138cm" svg:y="8.309cm" svg:viewBox="0 0 61 160" svg:d="M61 160c0-53 0-107 0-160-20 0-41 0-61 0">
            <text:p/>
          </draw:path>
          <draw:path draw:style-name="gr130" draw:text-style-name="P12" draw:layer="layout" svg:width="0.219cm" svg:height="0cm" svg:x="8.917cm" svg:y="8.309cm" svg:viewBox="0 0 220 0" svg:d="M0 0c73 0 147 0 220 0">
            <text:p/>
          </draw:path>
          <draw:path draw:style-name="gr130" draw:text-style-name="P12" draw:layer="layout" svg:width="0.22cm" svg:height="0cm" svg:x="8.476cm" svg:y="8.309cm" svg:viewBox="0 0 221 0" svg:d="M0 0c74 0 147 0 221 0">
            <text:p/>
          </draw:path>
          <draw:path draw:style-name="gr130" draw:text-style-name="P12" draw:layer="layout" svg:width="0.22cm" svg:height="0cm" svg:x="8.035cm" svg:y="8.309cm" svg:viewBox="0 0 221 0" svg:d="M0 0c74 0 147 0 221 0">
            <text:p/>
          </draw:path>
          <draw:path draw:style-name="gr130" draw:text-style-name="P12" draw:layer="layout" svg:width="0.22cm" svg:height="0cm" svg:x="7.593cm" svg:y="8.309cm" svg:viewBox="0 0 221 0" svg:d="M0 0c74 0 147 0 221 0">
            <text:p/>
          </draw:path>
          <draw:path draw:style-name="gr130" draw:text-style-name="P12" draw:layer="layout" svg:width="0.22cm" svg:height="0cm" svg:x="7.152cm" svg:y="8.309cm" svg:viewBox="0 0 221 0" svg:d="M0 0c74 0 147 0 221 0">
            <text:p/>
          </draw:path>
          <draw:path draw:style-name="gr130" draw:text-style-name="P12" draw:layer="layout" svg:width="0.22cm" svg:height="0cm" svg:x="6.71cm" svg:y="8.309cm" svg:viewBox="0 0 221 0" svg:d="M0 0c74 0 147 0 221 0">
            <text:p/>
          </draw:path>
          <draw:path draw:style-name="gr130" draw:text-style-name="P12" draw:layer="layout" svg:width="0.22cm" svg:height="0cm" svg:x="6.269cm" svg:y="8.309cm" svg:viewBox="0 0 221 0" svg:d="M0 0c74 0 147 0 221 0">
            <text:p/>
          </draw:path>
          <draw:path draw:style-name="gr130" draw:text-style-name="P12" draw:layer="layout" svg:width="0.219cm" svg:height="0cm" svg:x="5.827cm" svg:y="8.309cm" svg:viewBox="0 0 220 0" svg:d="M0 0c73 0 147 0 220 0">
            <text:p/>
          </draw:path>
          <draw:path draw:style-name="gr130" draw:text-style-name="P12" draw:layer="layout" svg:width="0.22cm" svg:height="0cm" svg:x="5.386cm" svg:y="8.309cm" svg:viewBox="0 0 221 0" svg:d="M0 0c74 0 147 0 221 0">
            <text:p/>
          </draw:path>
          <draw:path draw:style-name="gr130" draw:text-style-name="P12" draw:layer="layout" svg:width="0.219cm" svg:height="0cm" svg:x="4.944cm" svg:y="8.309cm" svg:viewBox="0 0 220 0" svg:d="M0 0c73 0 147 0 220 0">
            <text:p/>
          </draw:path>
          <draw:path draw:style-name="gr130" draw:text-style-name="P12" draw:layer="layout" svg:width="0.22cm" svg:height="0cm" svg:x="4.503cm" svg:y="8.309cm" svg:viewBox="0 0 221 0" svg:d="M0 0c74 0 147 0 221 0">
            <text:p/>
          </draw:path>
          <draw:path draw:style-name="gr130" draw:text-style-name="P12" draw:layer="layout" svg:width="0.219cm" svg:height="0cm" svg:x="4.061cm" svg:y="8.309cm" svg:viewBox="0 0 220 0" svg:d="M0 0c73 0 147 0 220 0">
            <text:p/>
          </draw:path>
          <draw:path draw:style-name="gr130" draw:text-style-name="P12" draw:layer="layout" svg:width="0.22cm" svg:height="0cm" svg:x="3.62cm" svg:y="8.309cm" svg:viewBox="0 0 221 0" svg:d="M0 0c74 0 147 0 221 0">
            <text:p/>
          </draw:path>
        </draw:g>
        <draw:g>
          <draw:path draw:style-name="gr131" draw:text-style-name="P45" draw:layer="layout" svg:width="7.015cm" svg:height="2.116cm" svg:x="2.622cm" svg:y="11.697cm" svg:viewBox="0 0 7016 2117" svg:d="M705 0c0 127 0 254 0 381-120 4-237 38-341 98-111 64-203 155-266 266-64 111-98 236-98 364s34 253 98 364c63 110 155 202 266 266 104 60 221 93 341 97 0 94 0 187 0 281 1851 0 3702 0 5553 0 0-250 0-500 0-750 252-97 505-195 758-292-253-104-506-209-758-313 0-254 0-508 0-762-1851 0-3702 0-5553 0z">
            <text:p/>
          </draw:path>
          <draw:path draw:style-name="gr132" draw:text-style-name="P36" draw:layer="layout" svg:width="1.124cm" svg:height="1.124cm" svg:x="2.729cm" svg:y="12.236cm" svg:viewBox="0 0 1125 1125" svg:d="M1125 563c0 98-27 195-76 281-50 85-120 155-205 205-86 49-183 76-281 76-99 0-196-27-281-76-86-50-157-120-206-205-50-86-76-183-76-281 0-99 26-196 76-282 49-85 120-156 206-205 85-50 182-76 281-76 98 0 195 26 281 76 85 49 156 120 205 205 50 86 76 183 76 282z">
            <text:p/>
          </draw:path>
          <draw:path draw:style-name="gr133" draw:text-style-name="P12" draw:layer="layout" svg:width="0.063cm" svg:height="0.219cm" svg:x="3.136cm" svg:y="11.509cm" svg:viewBox="0 0 64 220" svg:d="M64 0c-21 0-43 0-64 0 0 73 0 147 0 220">
            <text:p/>
          </draw:path>
          <draw:path draw:style-name="gr133" draw:text-style-name="P12" draw:layer="layout" svg:width="0.212cm" svg:height="0.041cm" svg:x="2.923cm" svg:y="11.95cm" svg:viewBox="0 0 213 42" svg:d="M213 0c0 1 0 2 0 3-72 3-144 16-213 39">
            <text:p/>
          </draw:path>
          <draw:path draw:style-name="gr133" draw:text-style-name="P12" draw:layer="layout" svg:width="0.161cm" svg:height="0.148cm" svg:x="2.564cm" svg:y="12.09cm" svg:viewBox="0 0 162 149" svg:d="M162 0c-60 42-114 92-162 149">
            <text:p/>
          </draw:path>
          <draw:path draw:style-name="gr133" draw:text-style-name="P12" draw:layer="layout" svg:width="0.066cm" svg:height="0.209cm" svg:x="2.379cm" svg:y="12.425cm" svg:viewBox="0 0 67 210" svg:d="M67 0c-31 67-53 137-67 210">
            <text:p/>
          </draw:path>
          <draw:path draw:style-name="gr133" draw:text-style-name="P12" draw:layer="layout" svg:width="0.039cm" svg:height="0.216cm" svg:x="2.365cm" svg:y="12.854cm" svg:viewBox="0 0 40 217" svg:d="M0 0c4 74 18 147 40 217">
            <text:p/>
          </draw:path>
          <draw:path draw:style-name="gr133" draw:text-style-name="P12" draw:layer="layout" svg:width="0.139cm" svg:height="0.169cm" svg:x="2.496cm" svg:y="13.271cm" svg:viewBox="0 0 140 170" svg:d="M0 0c40 63 87 120 140 170">
            <text:p/>
          </draw:path>
          <draw:path draw:style-name="gr133" draw:text-style-name="P12" draw:layer="layout" svg:width="0.207cm" svg:height="0.069cm" svg:x="2.816cm" svg:y="13.568cm" svg:viewBox="0 0 208 70" svg:d="M0 0c66 33 136 57 208 70">
            <text:p/>
          </draw:path>
          <draw:path draw:style-name="gr133" draw:text-style-name="P12" draw:layer="layout" svg:width="0cm" svg:height="0.218cm" svg:x="3.136cm" svg:y="13.759cm" svg:viewBox="0 0 1 219" svg:d="M0 0c0 73 0 146 0 219h1">
            <text:p/>
          </draw:path>
          <draw:path draw:style-name="gr133" draw:text-style-name="P12" draw:layer="layout" svg:width="0.22cm" svg:height="0cm" svg:x="3.358cm" svg:y="13.978cm" svg:viewBox="0 0 221 0" svg:d="M0 0c74 0 147 0 221 0">
            <text:p/>
          </draw:path>
          <draw:path draw:style-name="gr133" draw:text-style-name="P12" draw:layer="layout" svg:width="0.219cm" svg:height="0cm" svg:x="3.8cm" svg:y="13.978cm" svg:viewBox="0 0 220 0" svg:d="M0 0c73 0 147 0 220 0">
            <text:p/>
          </draw:path>
          <draw:path draw:style-name="gr133" draw:text-style-name="P12" draw:layer="layout" svg:width="0.22cm" svg:height="0cm" svg:x="4.241cm" svg:y="13.978cm" svg:viewBox="0 0 221 0" svg:d="M0 0c74 0 147 0 221 0">
            <text:p/>
          </draw:path>
          <draw:path draw:style-name="gr133" draw:text-style-name="P12" draw:layer="layout" svg:width="0.219cm" svg:height="0cm" svg:x="4.683cm" svg:y="13.978cm" svg:viewBox="0 0 220 0" svg:d="M0 0c73 0 147 0 220 0">
            <text:p/>
          </draw:path>
          <draw:path draw:style-name="gr133" draw:text-style-name="P12" draw:layer="layout" svg:width="0.22cm" svg:height="0cm" svg:x="5.124cm" svg:y="13.978cm" svg:viewBox="0 0 221 0" svg:d="M0 0c74 0 147 0 221 0">
            <text:p/>
          </draw:path>
          <draw:path draw:style-name="gr133" draw:text-style-name="P12" draw:layer="layout" svg:width="0.22cm" svg:height="0cm" svg:x="5.565cm" svg:y="13.978cm" svg:viewBox="0 0 221 0" svg:d="M0 0c74 0 147 0 221 0">
            <text:p/>
          </draw:path>
          <draw:path draw:style-name="gr133" draw:text-style-name="P12" draw:layer="layout" svg:width="0.22cm" svg:height="0cm" svg:x="6.007cm" svg:y="13.978cm" svg:viewBox="0 0 221 0" svg:d="M0 0c74 0 147 0 221 0">
            <text:p/>
          </draw:path>
          <draw:path draw:style-name="gr133" draw:text-style-name="P12" draw:layer="layout" svg:width="0.22cm" svg:height="0cm" svg:x="6.448cm" svg:y="13.978cm" svg:viewBox="0 0 221 0" svg:d="M0 0c74 0 147 0 221 0">
            <text:p/>
          </draw:path>
          <draw:path draw:style-name="gr133" draw:text-style-name="P12" draw:layer="layout" svg:width="0.22cm" svg:height="0cm" svg:x="6.89cm" svg:y="13.978cm" svg:viewBox="0 0 221 0" svg:d="M0 0c74 0 147 0 221 0">
            <text:p/>
          </draw:path>
          <draw:path draw:style-name="gr133" draw:text-style-name="P12" draw:layer="layout" svg:width="0.22cm" svg:height="0cm" svg:x="7.331cm" svg:y="13.978cm" svg:viewBox="0 0 221 0" svg:d="M0 0c74 0 147 0 221 0">
            <text:p/>
          </draw:path>
          <draw:path draw:style-name="gr133" draw:text-style-name="P12" draw:layer="layout" svg:width="0.219cm" svg:height="0cm" svg:x="7.773cm" svg:y="13.978cm" svg:viewBox="0 0 220 0" svg:d="M0 0c73 0 147 0 220 0">
            <text:p/>
          </draw:path>
          <draw:path draw:style-name="gr133" draw:text-style-name="P12" draw:layer="layout" svg:width="0.22cm" svg:height="0cm" svg:x="8.214cm" svg:y="13.978cm" svg:viewBox="0 0 221 0" svg:d="M0 0c74 0 147 0 221 0">
            <text:p/>
          </draw:path>
          <draw:path draw:style-name="gr133" draw:text-style-name="P12" draw:layer="layout" svg:width="0.219cm" svg:height="0cm" svg:x="8.656cm" svg:y="13.978cm" svg:viewBox="0 0 220 0" svg:d="M0 0c73 0 147 0 220 0">
            <text:p/>
          </draw:path>
          <draw:path draw:style-name="gr133" draw:text-style-name="P12" draw:layer="layout" svg:width="0.123cm" svg:height="0.096cm" svg:x="9.097cm" svg:y="13.881cm" svg:viewBox="0 0 124 97" svg:d="M0 97c41 0 83 0 124 0 0-32 0-65 0-97">
            <text:p/>
          </draw:path>
          <draw:path draw:style-name="gr133" draw:text-style-name="P12" draw:layer="layout" svg:width="0.219cm" svg:height="0cm" draw:transform="rotate (1.5707963267949) translate (9.22070878158619cm 13.6601436825397cm)" svg:viewBox="0 0 220 0" svg:d="M0 0c73 0 147 0 220 0">
            <text:p/>
          </draw:path>
          <draw:path draw:style-name="gr133" draw:text-style-name="P12" draw:layer="layout" svg:width="0.096cm" svg:height="0.155cm" svg:x="9.221cm" svg:y="13.063cm" svg:viewBox="0 0 97 156" svg:d="M0 156c0-39 0-77 0-116 32-13 65-27 97-40">
            <text:p/>
          </draw:path>
          <draw:path draw:style-name="gr133" draw:text-style-name="P12" draw:layer="layout" svg:width="0.219cm" svg:height="0cm" draw:transform="rotate (0.386415896391545) translate (9.52169802351764cm 12.9791869206349cm)" svg:viewBox="0 0 220 0" svg:d="M0 0c73 0 147 0 220 0">
            <text:p/>
          </draw:path>
          <draw:path draw:style-name="gr133" draw:text-style-name="P12" draw:layer="layout" svg:width="0.12cm" svg:height="0.085cm" svg:x="9.93cm" svg:y="12.726cm" svg:viewBox="0 0 121 86" svg:d="M0 86c40-16 81-33 121-49-28-12-55-25-83-37">
            <text:p/>
          </draw:path>
          <draw:path draw:style-name="gr133" draw:text-style-name="P12" draw:layer="layout" svg:width="0.22cm" svg:height="-0.001cm" draw:transform="rotate (2.72655335746554) translate (9.76568529163725cm 12.6372177378021cm)" svg:viewBox="0 0 221 0" svg:d="M0 0c74 0 147 0 221 0">
            <text:p/>
          </draw:path>
          <draw:path draw:style-name="gr133" draw:text-style-name="P12" draw:layer="layout" svg:width="0.14cm" svg:height="0.127cm" svg:x="9.221cm" svg:y="12.331cm" svg:viewBox="0 0 141 128" svg:d="M141 128c-47-21-94-41-141-62 0-22 0-44 0-66">
            <text:p/>
          </draw:path>
          <draw:path draw:style-name="gr133" draw:text-style-name="P12" draw:layer="layout" svg:width="0.22cm" svg:height="0cm" draw:transform="rotate (1.5707963267949) translate (9.22070878158619cm 12.1102420952381cm)" svg:viewBox="0 0 221 0" svg:d="M0 0c74 0 147 0 221 0">
            <text:p/>
          </draw:path>
          <draw:path draw:style-name="gr133" draw:text-style-name="P12" draw:layer="layout" svg:width="0.06cm" svg:height="0.158cm" svg:x="9.16cm" svg:y="11.509cm" svg:viewBox="0 0 61 159" svg:d="M61 159c0-53 0-106 0-159-20 0-41 0-61 0">
            <text:p/>
          </draw:path>
          <draw:path draw:style-name="gr133" draw:text-style-name="P12" draw:layer="layout" svg:width="0.22cm" svg:height="0cm" svg:x="8.939cm" svg:y="11.509cm" svg:viewBox="0 0 221 0" svg:d="M0 0c74 0 147 0 221 0">
            <text:p/>
          </draw:path>
          <draw:path draw:style-name="gr133" draw:text-style-name="P12" draw:layer="layout" svg:width="0.219cm" svg:height="0cm" svg:x="8.497cm" svg:y="11.509cm" svg:viewBox="0 0 220 0" svg:d="M0 0c73 0 147 0 220 0">
            <text:p/>
          </draw:path>
          <draw:path draw:style-name="gr133" draw:text-style-name="P12" draw:layer="layout" svg:width="0.22cm" svg:height="0cm" svg:x="8.056cm" svg:y="11.509cm" svg:viewBox="0 0 221 0" svg:d="M0 0c74 0 147 0 221 0">
            <text:p/>
          </draw:path>
          <draw:path draw:style-name="gr133" draw:text-style-name="P12" draw:layer="layout" svg:width="0.22cm" svg:height="0cm" svg:x="7.615cm" svg:y="11.509cm" svg:viewBox="0 0 221 0" svg:d="M0 0c74 0 147 0 221 0">
            <text:p/>
          </draw:path>
          <draw:path draw:style-name="gr133" draw:text-style-name="P12" draw:layer="layout" svg:width="0.22cm" svg:height="0cm" svg:x="7.173cm" svg:y="11.509cm" svg:viewBox="0 0 221 0" svg:d="M0 0c74 0 147 0 221 0">
            <text:p/>
          </draw:path>
          <draw:path draw:style-name="gr133" draw:text-style-name="P12" draw:layer="layout" svg:width="0.22cm" svg:height="0cm" svg:x="6.732cm" svg:y="11.509cm" svg:viewBox="0 0 221 0" svg:d="M0 0c74 0 147 0 221 0">
            <text:p/>
          </draw:path>
          <draw:path draw:style-name="gr133" draw:text-style-name="P12" draw:layer="layout" svg:width="0.22cm" svg:height="0cm" svg:x="6.29cm" svg:y="11.509cm" svg:viewBox="0 0 221 0" svg:d="M0 0c74 0 147 0 221 0">
            <text:p/>
          </draw:path>
          <draw:path draw:style-name="gr133" draw:text-style-name="P12" draw:layer="layout" svg:width="0.22cm" svg:height="0cm" svg:x="5.849cm" svg:y="11.509cm" svg:viewBox="0 0 221 0" svg:d="M0 0c74 0 147 0 221 0">
            <text:p/>
          </draw:path>
          <draw:path draw:style-name="gr133" draw:text-style-name="P12" draw:layer="layout" svg:width="0.219cm" svg:height="0cm" svg:x="5.407cm" svg:y="11.509cm" svg:viewBox="0 0 220 0" svg:d="M0 0c73 0 147 0 220 0">
            <text:p/>
          </draw:path>
          <draw:path draw:style-name="gr133" draw:text-style-name="P12" draw:layer="layout" svg:width="0.22cm" svg:height="0cm" svg:x="4.966cm" svg:y="11.509cm" svg:viewBox="0 0 221 0" svg:d="M0 0c74 0 147 0 221 0">
            <text:p/>
          </draw:path>
          <draw:path draw:style-name="gr133" draw:text-style-name="P12" draw:layer="layout" svg:width="0.219cm" svg:height="0cm" svg:x="4.524cm" svg:y="11.509cm" svg:viewBox="0 0 220 0" svg:d="M0 0c73 0 147 0 220 0">
            <text:p/>
          </draw:path>
          <draw:path draw:style-name="gr133" draw:text-style-name="P12" draw:layer="layout" svg:width="0.22cm" svg:height="0cm" svg:x="4.083cm" svg:y="11.509cm" svg:viewBox="0 0 221 0" svg:d="M0 0c74 0 147 0 221 0">
            <text:p/>
          </draw:path>
          <draw:path draw:style-name="gr133" draw:text-style-name="P12" draw:layer="layout" svg:width="0.219cm" svg:height="0cm" svg:x="3.641cm" svg:y="11.509cm" svg:viewBox="0 0 220 0" svg:d="M0 0c73 0 147 0 220 0">
            <text:p/>
          </draw:path>
        </draw:g>
        <draw:g>
          <draw:path draw:style-name="gr127" draw:text-style-name="P12" draw:layer="layout" svg:width="0.219cm" svg:height="0cm" svg:x="8.928cm" svg:y="5.11cm" svg:viewBox="0 0 220 0" svg:d="M0 0c73 0 147 0 220 0">
            <text:p/>
          </draw:path>
          <draw:path draw:style-name="gr127" draw:text-style-name="P12" draw:layer="layout" svg:width="0.22cm" svg:height="0cm" svg:x="8.487cm" svg:y="5.11cm" svg:viewBox="0 0 221 0" svg:d="M0 0c74 0 147 0 221 0">
            <text:p/>
          </draw:path>
          <draw:path draw:style-name="gr127" draw:text-style-name="P12" draw:layer="layout" svg:width="0.219cm" svg:height="0cm" svg:x="8.045cm" svg:y="5.11cm" svg:viewBox="0 0 220 0" svg:d="M0 0c73 0 147 0 220 0">
            <text:p/>
          </draw:path>
          <draw:path draw:style-name="gr127" draw:text-style-name="P12" draw:layer="layout" svg:width="0.22cm" svg:height="0cm" svg:x="7.604cm" svg:y="5.11cm" svg:viewBox="0 0 221 0" svg:d="M0 0c74 0 147 0 221 0">
            <text:p/>
          </draw:path>
          <draw:path draw:style-name="gr127" draw:text-style-name="P12" draw:layer="layout" svg:width="0.219cm" svg:height="0cm" svg:x="7.162cm" svg:y="5.11cm" svg:viewBox="0 0 220 0" svg:d="M0 0c73 0 147 0 220 0">
            <text:p/>
          </draw:path>
          <draw:path draw:style-name="gr127" draw:text-style-name="P12" draw:layer="layout" svg:width="0.22cm" svg:height="0cm" svg:x="6.721cm" svg:y="5.11cm" svg:viewBox="0 0 221 0" svg:d="M0 0c74 0 147 0 221 0">
            <text:p/>
          </draw:path>
          <draw:path draw:style-name="gr127" draw:text-style-name="P12" draw:layer="layout" svg:width="0.22cm" svg:height="0cm" svg:x="6.28cm" svg:y="5.11cm" svg:viewBox="0 0 221 0" svg:d="M0 0c74 0 147 0 221 0">
            <text:p/>
          </draw:path>
          <draw:path draw:style-name="gr127" draw:text-style-name="P12" draw:layer="layout" svg:width="0.22cm" svg:height="0cm" svg:x="5.838cm" svg:y="5.11cm" svg:viewBox="0 0 221 0" svg:d="M0 0c74 0 147 0 221 0">
            <text:p/>
          </draw:path>
          <draw:path draw:style-name="gr127" draw:text-style-name="P12" draw:layer="layout" svg:width="0.22cm" svg:height="0cm" svg:x="5.397cm" svg:y="5.11cm" svg:viewBox="0 0 221 0" svg:d="M0 0c74 0 147 0 221 0">
            <text:p/>
          </draw:path>
          <draw:path draw:style-name="gr127" draw:text-style-name="P12" draw:layer="layout" svg:width="0.22cm" svg:height="0cm" svg:x="4.955cm" svg:y="5.11cm" svg:viewBox="0 0 221 0" svg:d="M0 0c74 0 147 0 221 0">
            <text:p/>
          </draw:path>
          <draw:path draw:style-name="gr127" draw:text-style-name="P12" draw:layer="layout" svg:width="0.22cm" svg:height="0cm" svg:x="4.514cm" svg:y="5.11cm" svg:viewBox="0 0 221 0" svg:d="M0 0c74 0 147 0 221 0">
            <text:p/>
          </draw:path>
          <draw:path draw:style-name="gr127" draw:text-style-name="P12" draw:layer="layout" svg:width="0.219cm" svg:height="0cm" svg:x="4.072cm" svg:y="5.11cm" svg:viewBox="0 0 220 0" svg:d="M0 0c73 0 147 0 220 0">
            <text:p/>
          </draw:path>
          <draw:path draw:style-name="gr127" draw:text-style-name="P12" draw:layer="layout" svg:width="0.22cm" svg:height="0cm" svg:x="3.631cm" svg:y="5.11cm" svg:viewBox="0 0 221 0" svg:d="M0 0c74 0 147 0 221 0">
            <text:p/>
          </draw:path>
          <draw:path draw:style-name="gr134" draw:text-style-name="P88" draw:layer="layout" svg:width="7.014cm" svg:height="2.116cm" svg:x="2.666cm" svg:y="2.098cm" svg:viewBox="0 0 7015 2117" svg:d="M705 0c0 127 0 255 0 382-120 4-238 37-342 97-110 64-202 155-266 266-64 110-97 236-97 364s33 253 97 364 156 202 266 266c104 60 222 94 342 97 0 94 0 187 0 281 1851 0 3702 0 5553 0 0-250 0-500 0-750 252-97 504-195 757-292-253-104-505-209-757-313 0-254 0-508 0-762-1851 0-3702 0-5553 0z">
            <text:p/>
          </draw:path>
          <draw:path draw:style-name="gr135" draw:text-style-name="P36" draw:layer="layout" svg:width="1.123cm" svg:height="1.123cm" svg:x="2.773cm" svg:y="2.638cm" svg:viewBox="0 0 1124 1124" svg:d="M1124 562c0 99-26 195-75 281-50 85-121 156-206 206-85 49-182 75-281 75s-196-26-281-75c-86-50-157-121-206-206-49-86-75-182-75-281s26-196 75-281c49-86 120-157 206-206 85-49 182-75 281-75s196 26 281 75 156 120 206 206c49 85 75 182 75 281z">
            <text:p/>
          </draw:path>
          <draw:path draw:style-name="gr136" draw:text-style-name="P12" draw:layer="layout" svg:width="0.062cm" svg:height="0.22cm" svg:x="3.18cm" svg:y="1.91cm" svg:viewBox="0 0 63 221" svg:d="M63 0c-21 0-42 0-63 0 0 74 0 147 0 221">
            <text:p/>
          </draw:path>
          <draw:path draw:style-name="gr136" draw:text-style-name="P12" draw:layer="layout" svg:width="0.213cm" svg:height="0.041cm" svg:x="2.966cm" svg:y="2.351cm" svg:viewBox="0 0 214 42" svg:d="M214 0c0 1 0 3 0 4-73 2-145 15-214 38">
            <text:p/>
          </draw:path>
          <draw:path draw:style-name="gr136" draw:text-style-name="P12" draw:layer="layout" svg:width="0.162cm" svg:height="0.147cm" svg:x="2.607cm" svg:y="2.492cm" svg:viewBox="0 0 163 148" svg:d="M163 0c-61 41-115 91-163 148">
            <text:p/>
          </draw:path>
          <draw:path draw:style-name="gr136" draw:text-style-name="P12" draw:layer="layout" svg:width="0.067cm" svg:height="0.209cm" svg:x="2.422cm" svg:y="2.826cm" svg:viewBox="0 0 68 210" svg:d="M68 0c-31 67-54 137-68 210">
            <text:p/>
          </draw:path>
          <draw:path draw:style-name="gr136" draw:text-style-name="P12" draw:layer="layout" svg:width="0.039cm" svg:height="0.215cm" svg:x="2.408cm" svg:y="3.256cm" svg:viewBox="0 0 40 216" svg:d="M0 0c5 74 18 146 40 216">
            <text:p/>
          </draw:path>
          <draw:path draw:style-name="gr136" draw:text-style-name="P12" draw:layer="layout" svg:width="0.138cm" svg:height="0.169cm" svg:x="2.54cm" svg:y="3.672cm" svg:viewBox="0 0 139 170" svg:d="M0 0c39 64 86 121 139 170">
            <text:p/>
          </draw:path>
          <draw:path draw:style-name="gr136" draw:text-style-name="P12" draw:layer="layout" svg:width="0.207cm" svg:height="0.07cm" svg:x="2.86cm" svg:y="3.969cm" svg:viewBox="0 0 208 71" svg:d="M0 0c66 34 136 57 208 71">
            <text:p/>
          </draw:path>
          <draw:path draw:style-name="gr136" draw:text-style-name="P12" draw:layer="layout" svg:width="0cm" svg:height="0.219cm" svg:x="3.18cm" svg:y="4.16cm" svg:viewBox="0 0 1 220" svg:d="M0 0c0 73 0 147 0 220h1">
            <text:p/>
          </draw:path>
          <draw:path draw:style-name="gr136" draw:text-style-name="P12" draw:layer="layout" svg:width="0.219cm" svg:height="0cm" svg:x="3.402cm" svg:y="4.38cm" svg:viewBox="0 0 220 0" svg:d="M0 0c73 0 147 0 220 0">
            <text:p/>
          </draw:path>
          <draw:path draw:style-name="gr136" draw:text-style-name="P12" draw:layer="layout" svg:width="0.22cm" svg:height="0cm" svg:x="3.843cm" svg:y="4.38cm" svg:viewBox="0 0 221 0" svg:d="M0 0c74 0 147 0 221 0">
            <text:p/>
          </draw:path>
          <draw:path draw:style-name="gr136" draw:text-style-name="P12" draw:layer="layout" svg:width="0.22cm" svg:height="0cm" svg:x="4.284cm" svg:y="4.38cm" svg:viewBox="0 0 221 0" svg:d="M0 0c74 0 147 0 221 0">
            <text:p/>
          </draw:path>
          <draw:path draw:style-name="gr136" draw:text-style-name="P12" draw:layer="layout" svg:width="0.22cm" svg:height="0cm" svg:x="4.726cm" svg:y="4.38cm" svg:viewBox="0 0 221 0" svg:d="M0 0c74 0 147 0 221 0">
            <text:p/>
          </draw:path>
          <draw:path draw:style-name="gr136" draw:text-style-name="P12" draw:layer="layout" svg:width="0.22cm" svg:height="0cm" svg:x="5.167cm" svg:y="4.38cm" svg:viewBox="0 0 221 0" svg:d="M0 0c74 0 147 0 221 0">
            <text:p/>
          </draw:path>
          <draw:path draw:style-name="gr136" draw:text-style-name="P12" draw:layer="layout" svg:width="0.22cm" svg:height="0cm" svg:x="5.609cm" svg:y="4.38cm" svg:viewBox="0 0 221 0" svg:d="M0 0c74 0 147 0 221 0">
            <text:p/>
          </draw:path>
          <draw:path draw:style-name="gr136" draw:text-style-name="P12" draw:layer="layout" svg:width="0.22cm" svg:height="0cm" svg:x="6.05cm" svg:y="4.38cm" svg:viewBox="0 0 221 0" svg:d="M0 0c74 0 147 0 221 0">
            <text:p/>
          </draw:path>
          <draw:path draw:style-name="gr136" draw:text-style-name="P12" draw:layer="layout" svg:width="0.219cm" svg:height="0cm" svg:x="6.492cm" svg:y="4.38cm" svg:viewBox="0 0 220 0" svg:d="M0 0c73 0 147 0 220 0">
            <text:p/>
          </draw:path>
          <draw:path draw:style-name="gr136" draw:text-style-name="P12" draw:layer="layout" svg:width="0.22cm" svg:height="0cm" svg:x="6.933cm" svg:y="4.38cm" svg:viewBox="0 0 221 0" svg:d="M0 0c74 0 147 0 221 0">
            <text:p/>
          </draw:path>
          <draw:path draw:style-name="gr136" draw:text-style-name="P12" draw:layer="layout" svg:width="0.219cm" svg:height="0cm" svg:x="7.375cm" svg:y="4.38cm" svg:viewBox="0 0 220 0" svg:d="M0 0c73 0 147 0 220 0">
            <text:p/>
          </draw:path>
          <draw:path draw:style-name="gr136" draw:text-style-name="P12" draw:layer="layout" svg:width="0.22cm" svg:height="0cm" svg:x="7.816cm" svg:y="4.38cm" svg:viewBox="0 0 221 0" svg:d="M0 0c74 0 147 0 221 0">
            <text:p/>
          </draw:path>
          <draw:path draw:style-name="gr136" draw:text-style-name="P12" draw:layer="layout" svg:width="0.219cm" svg:height="0cm" svg:x="8.258cm" svg:y="4.38cm" svg:viewBox="0 0 220 0" svg:d="M0 0c73 0 147 0 220 0">
            <text:p/>
          </draw:path>
          <draw:path draw:style-name="gr136" draw:text-style-name="P12" draw:layer="layout" svg:width="0.22cm" svg:height="0cm" svg:x="8.699cm" svg:y="4.38cm" svg:viewBox="0 0 221 0" svg:d="M0 0c74 0 147 0 221 0">
            <text:p/>
          </draw:path>
          <draw:path draw:style-name="gr136" draw:text-style-name="P12" draw:layer="layout" svg:width="0.123cm" svg:height="0.097cm" svg:x="9.14cm" svg:y="4.282cm" svg:viewBox="0 0 124 98" svg:d="M0 98c41 0 83 0 124 0 0-33 0-65 0-98">
            <text:p/>
          </draw:path>
          <draw:path draw:style-name="gr136" draw:text-style-name="P12" draw:layer="layout" svg:width="0.22cm" svg:height="0cm" draw:transform="rotate (1.5707963267949) translate (9.26370724471925cm 4.06171504761905cm)" svg:viewBox="0 0 221 0" svg:d="M0 0c74 0 147 0 221 0">
            <text:p/>
          </draw:path>
          <draw:path draw:style-name="gr136" draw:text-style-name="P12" draw:layer="layout" svg:width="0.096cm" svg:height="0.155cm" svg:x="9.264cm" svg:y="3.464cm" svg:viewBox="0 0 97 156" svg:d="M0 156c0-39 0-77 0-116 32-13 65-27 97-40">
            <text:p/>
          </draw:path>
          <draw:path draw:style-name="gr136" draw:text-style-name="P12" draw:layer="layout" svg:width="0.221cm" svg:height="-0.001cm" draw:transform="rotate (0.388859357344337) translate (9.56469486425629cm 3.38075432597146cm)" svg:viewBox="0 0 222 0" svg:d="M0 0c74 0 148 0 222 0">
            <text:p/>
          </draw:path>
          <draw:path draw:style-name="gr136" draw:text-style-name="P12" draw:layer="layout" svg:width="0.119cm" svg:height="0.085cm" svg:x="9.974cm" svg:y="3.127cm" svg:viewBox="0 0 120 86" svg:d="M0 86c40-16 80-33 120-49-28-12-55-25-83-37">
            <text:p/>
          </draw:path>
          <draw:path draw:style-name="gr136" draw:text-style-name="P12" draw:layer="layout" svg:width="0.22cm" svg:height="0cm" draw:transform="rotate (2.72655335746554) translate (9.80868375477031cm 3.03778916637351cm)" svg:viewBox="0 0 221 0" svg:d="M0 0c74 0 147 0 221 0">
            <text:p/>
          </draw:path>
          <draw:path draw:style-name="gr136" draw:text-style-name="P12" draw:layer="layout" svg:width="0.14cm" svg:height="0.127cm" svg:x="9.264cm" svg:y="2.732cm" svg:viewBox="0 0 141 128" svg:d="M141 128c-47-21-94-41-141-62 0-22 0-44 0-66">
            <text:p/>
          </draw:path>
          <draw:path draw:style-name="gr136" draw:text-style-name="P12" draw:layer="layout" svg:width="0.22cm" svg:height="0cm" draw:transform="rotate (1.5707963267949) translate (9.26370724471925cm 2.51081352380952cm)" svg:viewBox="0 0 221 0" svg:d="M0 0c74 0 147 0 221 0">
            <text:p/>
          </draw:path>
          <draw:path draw:style-name="gr136" draw:text-style-name="P12" draw:layer="layout" svg:width="0.06cm" svg:height="0.159cm" svg:x="9.203cm" svg:y="1.91cm" svg:viewBox="0 0 61 160" svg:d="M61 160c0-53 0-107 0-160-20 0-41 0-61 0">
            <text:p/>
          </draw:path>
          <draw:path draw:style-name="gr136" draw:text-style-name="P12" draw:layer="layout" svg:width="0.219cm" svg:height="0cm" svg:x="8.982cm" svg:y="1.91cm" svg:viewBox="0 0 220 0" svg:d="M0 0c73 0 147 0 220 0">
            <text:p/>
          </draw:path>
          <draw:path draw:style-name="gr136" draw:text-style-name="P12" draw:layer="layout" svg:width="0.22cm" svg:height="0cm" svg:x="8.541cm" svg:y="1.91cm" svg:viewBox="0 0 221 0" svg:d="M0 0c74 0 147 0 221 0">
            <text:p/>
          </draw:path>
          <draw:path draw:style-name="gr136" draw:text-style-name="P12" draw:layer="layout" svg:width="0.219cm" svg:height="0cm" svg:x="8.099cm" svg:y="1.91cm" svg:viewBox="0 0 220 0" svg:d="M0 0c73 0 147 0 220 0">
            <text:p/>
          </draw:path>
          <draw:path draw:style-name="gr136" draw:text-style-name="P12" draw:layer="layout" svg:width="0.22cm" svg:height="0cm" svg:x="7.658cm" svg:y="1.91cm" svg:viewBox="0 0 221 0" svg:d="M0 0c74 0 147 0 221 0">
            <text:p/>
          </draw:path>
          <draw:path draw:style-name="gr136" draw:text-style-name="P12" draw:layer="layout" svg:width="0.219cm" svg:height="0cm" svg:x="7.216cm" svg:y="1.91cm" svg:viewBox="0 0 220 0" svg:d="M0 0c73 0 147 0 220 0">
            <text:p/>
          </draw:path>
          <draw:path draw:style-name="gr136" draw:text-style-name="P12" draw:layer="layout" svg:width="0.22cm" svg:height="0cm" svg:x="6.775cm" svg:y="1.91cm" svg:viewBox="0 0 221 0" svg:d="M0 0c74 0 147 0 221 0">
            <text:p/>
          </draw:path>
          <draw:path draw:style-name="gr136" draw:text-style-name="P12" draw:layer="layout" svg:width="0.22cm" svg:height="0cm" svg:x="6.334cm" svg:y="1.91cm" svg:viewBox="0 0 221 0" svg:d="M0 0c74 0 147 0 221 0">
            <text:p/>
          </draw:path>
          <draw:path draw:style-name="gr136" draw:text-style-name="P12" draw:layer="layout" svg:width="0.22cm" svg:height="0cm" svg:x="5.892cm" svg:y="1.91cm" svg:viewBox="0 0 221 0" svg:d="M0 0c74 0 147 0 221 0">
            <text:p/>
          </draw:path>
          <draw:path draw:style-name="gr136" draw:text-style-name="P12" draw:layer="layout" svg:width="0.22cm" svg:height="0cm" svg:x="5.451cm" svg:y="1.91cm" svg:viewBox="0 0 221 0" svg:d="M0 0c74 0 147 0 221 0">
            <text:p/>
          </draw:path>
          <draw:path draw:style-name="gr136" draw:text-style-name="P12" draw:layer="layout" svg:width="0.22cm" svg:height="0cm" svg:x="5.009cm" svg:y="1.91cm" svg:viewBox="0 0 221 0" svg:d="M0 0c74 0 147 0 221 0">
            <text:p/>
          </draw:path>
          <draw:path draw:style-name="gr136" draw:text-style-name="P12" draw:layer="layout" svg:width="0.22cm" svg:height="0cm" svg:x="4.568cm" svg:y="1.91cm" svg:viewBox="0 0 221 0" svg:d="M0 0c74 0 147 0 221 0">
            <text:p/>
          </draw:path>
          <draw:path draw:style-name="gr136" draw:text-style-name="P12" draw:layer="layout" svg:width="0.219cm" svg:height="0cm" svg:x="4.126cm" svg:y="1.91cm" svg:viewBox="0 0 220 0" svg:d="M0 0c73 0 147 0 220 0">
            <text:p/>
          </draw:path>
          <draw:path draw:style-name="gr136" draw:text-style-name="P12" draw:layer="layout" svg:width="0.22cm" svg:height="0cm" svg:x="3.685cm" svg:y="1.91cm" svg:viewBox="0 0 221 0" svg:d="M0 0c74 0 147 0 221 0">
            <text:p/>
          </draw:path>
        </draw:g>
        <draw:frame presentation:style-name="pr38" draw:text-style-name="P89" draw:layer="layout" svg:width="8.4cm" svg:height="1.737cm" svg:x="11.173cm" svg:y="1.518cm" presentation:class="title" presentation:user-transformed="true">
          <draw:text-box>
            <text:p text:style-name="P5"><text:span text:style-name="T6">Lorem</text:span></text:p>
          </draw:text-box>
        </draw:frame>
        <draw:frame presentation:style-name="pr39" draw:text-style-name="P34" draw:layer="layout" svg:width="8.827cm" svg:height="1.7cm" svg:x="11.173cm" svg:y="3.173cm" presentation:class="title" presentation:user-transformed="true">
          <draw:text-box>
            <text:p text:style-name="P5"><text:span text:style-name="T16">Lorem ipsum dolor sit amet, consectetuer adipiscing elit. </text:span></text:p>
          </draw:text-box>
        </draw:frame>
        <draw:frame presentation:style-name="pr38" draw:text-style-name="P90" draw:layer="layout" svg:width="8.4cm" svg:height="1.737cm" svg:x="11.174cm" svg:y="4.697cm" presentation:class="title" presentation:user-transformed="true">
          <draw:text-box>
            <text:p text:style-name="P5"><text:span text:style-name="T32">Ipsum</text:span></text:p>
          </draw:text-box>
        </draw:frame>
        <draw:frame presentation:style-name="pr39" draw:text-style-name="P34" draw:layer="layout" svg:width="8.827cm" svg:height="1.7cm" svg:x="11.174cm" svg:y="6.373cm" presentation:class="title" presentation:user-transformed="true">
          <draw:text-box>
            <text:p text:style-name="P5"><text:span text:style-name="T16">Lorem ipsum dolor sit amet, consectetuer adipiscing elit. </text:span></text:p>
          </draw:text-box>
        </draw:frame>
        <draw:frame presentation:style-name="pr38" draw:text-style-name="P91" draw:layer="layout" svg:width="8.4cm" svg:height="1.737cm" svg:x="11.174cm" svg:y="7.897cm" presentation:class="title" presentation:user-transformed="true">
          <draw:text-box>
            <text:p text:style-name="P5"><text:span text:style-name="T33">Dolor</text:span></text:p>
          </draw:text-box>
        </draw:frame>
        <draw:frame presentation:style-name="pr39" draw:text-style-name="P34" draw:layer="layout" svg:width="8.827cm" svg:height="1.7cm" svg:x="11.174cm" svg:y="9.573cm" presentation:class="title" presentation:user-transformed="true">
          <draw:text-box>
            <text:p text:style-name="P5"><text:span text:style-name="T16">Lorem ipsum dolor sit amet, consectetuer adipiscing elit. </text:span></text:p>
          </draw:text-box>
        </draw:frame>
        <draw:frame presentation:style-name="pr38" draw:text-style-name="P92" draw:layer="layout" svg:width="8.4cm" svg:height="1.737cm" svg:x="11.174cm" svg:y="11.197cm" presentation:class="title" presentation:user-transformed="true">
          <draw:text-box>
            <text:p text:style-name="P5"><text:span text:style-name="T10">Sit</text:span></text:p>
          </draw:text-box>
        </draw:frame>
        <draw:frame presentation:style-name="pr39" draw:text-style-name="P34" draw:layer="layout" svg:width="8.827cm" svg:height="1.7cm" svg:x="11.174cm" svg:y="12.873cm" presentation:class="title" presentation:user-transformed="true">
          <draw:text-box>
            <text:p text:style-name="P5"><text:span text:style-name="T16">Lorem ipsum dolor sit amet, consectetuer adipiscing elit. </text:span></text:p>
          </draw:text-box>
        </draw:frame>
        <presentation:notes draw:style-name="dp2">
          <draw:page-thumbnail draw:style-name="gr4" draw:layer="layout" svg:width="19.798cm" svg:height="11.136cm" svg:x="0.6cm" svg:y="2.257cm" draw:page-number="12" presentation:class="page"/>
          <draw:frame presentation:style-name="pr40" draw:text-style-name="P9" draw:layer="layout" svg:width="16.799cm" svg:height="13.364cm" svg:x="2.1cm" svg:y="14.107cm" presentation:class="notes" presentation:placeholder="true">
            <draw:text-box/>
          </draw:frame>
        </presentation:notes>
      </draw:page>
      <draw:page draw:name="page13" draw:style-name="dp1" draw:master-page-name="Greetings">
        <draw:frame presentation:style-name="pr41" draw:text-style-name="P93" draw:layer="layout" svg:width="25.199cm" svg:height="2.629cm" svg:x="1.602cm" svg:y="6.371cm" presentation:class="title" presentation:user-transformed="true">
          <draw:text-box>
            <text:p><text:span text:style-name="T34">THANK YOU</text:span></text:p>
          </draw:text-box>
        </draw:frame>
        <draw:g>
          <draw:path draw:style-name="gr137" draw:text-style-name="P94"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38" draw:text-style-name="P95"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16" draw:text-style-name="P96"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3" draw:text-style-name="P97"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139" draw:text-style-name="P98" draw:layer="layout" svg:width="0.163cm" svg:height="0.231cm" svg:x="13.139cm" svg:y="4.975cm" svg:viewBox="0 0 164 232" svg:d="M115 0c0 47 0 95 0 142 0 23-17 41-40 41-25 0-50 0-75 0 0 16 0 33 0 49 25 0 50 0 75 0 49 0 89-41 89-90 0-47 0-95 0-142-16 0-33 0-49 0z">
            <text:p/>
          </draw:path>
          <draw:path draw:style-name="gr139" draw:text-style-name="P98" draw:layer="layout" svg:width="0.115cm" svg:height="0.264cm" svg:x="13.453cm" svg:y="4.843cm" svg:viewBox="0 0 116 265" svg:d="M49 265c0-58 0-117 0-175 0-23 18-41 41-41 9 0 17 0 26 0 0-16 0-33 0-49-9 0-17 0-26 0-49 0-90 40-90 90 0 58 0 117 0 175 16 0 33 0 49 0z">
            <text:p/>
          </draw:path>
          <draw:path draw:style-name="gr139" draw:text-style-name="P98" draw:layer="layout" svg:width="0.115cm" svg:height="0.231cm" svg:x="13.543cm" svg:y="4.843cm" svg:viewBox="0 0 116 232" svg:d="M67 232c0-47 0-95 0-142 0-23-17-41-41-41-9 0-17 0-26 0 0-16 0-33 0-49 9 0 17 0 26 0 50 0 90 40 90 90 0 47 0 95 0 142-16 0-33 0-49 0z">
            <text:p/>
          </draw:path>
          <draw:path draw:style-name="gr139" draw:text-style-name="P98" draw:layer="layout" svg:width="0.116cm" svg:height="0.264cm" svg:x="13.61cm" svg:y="4.843cm" svg:viewBox="0 0 117 265" svg:d="M49 265c0-58 0-117 0-175 0-23 18-41 41-41 9 0 18 0 27 0 0-16 0-33 0-49-9 0-18 0-27 0-49 0-90 40-90 90 0 58 0 117 0 175 16 0 33 0 49 0z">
            <text:p/>
          </draw:path>
          <draw:path draw:style-name="gr139" draw:text-style-name="P98" draw:layer="layout" svg:width="0.116cm" svg:height="0.264cm" svg:x="13.7cm" svg:y="4.843cm" svg:viewBox="0 0 117 265" svg:d="M68 265c0-58 0-117 0-175 0-23-18-41-41-41-9 0-18 0-27 0 0-16 0-33 0-49 9 0 18 0 27 0 49 0 90 40 90 90 0 58 0 117 0 175-16 0-33 0-49 0z">
            <text:p/>
          </draw:path>
          <draw:path draw:style-name="gr139" draw:text-style-name="P98"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39" draw:text-style-name="P98" draw:layer="layout" svg:width="0.048cm" svg:height="0.264cm" svg:x="13.857cm" svg:y="4.942cm" svg:viewBox="0 0 49 265" svg:d="M0 0c16 0 33 0 49 0 0 88 0 177 0 265-16 0-33 0-49 0 0-88 0-177 0-265z">
            <text:p/>
          </draw:path>
          <draw:path draw:style-name="gr139" draw:text-style-name="P98" draw:layer="layout" svg:width="0.048cm" svg:height="0.187cm" svg:x="13.361cm" svg:y="4.92cm" svg:viewBox="0 0 49 188" svg:d="M0 0c16 0 33 0 49 0 0 63 0 125 0 188-16 0-33 0-49 0 0-63 0-125 0-188z">
            <text:p/>
          </draw:path>
          <draw:path draw:style-name="gr139" draw:text-style-name="P98" draw:layer="layout" svg:width="0.048cm" svg:height="0.048cm" svg:x="13.361cm" svg:y="4.843cm" svg:viewBox="0 0 49 49" svg:d="M0 0c16 0 33 0 49 0 0 16 0 33 0 49-16 0-33 0-49 0 0-16 0-33 0-49z">
            <text:p/>
          </draw:path>
          <draw:path draw:style-name="gr139" draw:text-style-name="P98"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39" draw:text-style-name="P98" draw:layer="layout" svg:width="0.064cm" svg:height="0.227cm" svg:x="13.254cm" svg:y="4.847cm" svg:viewBox="0 0 65 228" svg:d="M65 0c-37 11-65 45-65 86 0 47 0 95 0 142 16 0 33 0 49 0 0-47 0-95 0-142 0-14 6-25 16-33 0-18 0-35 0-53z">
            <text:p/>
          </draw:path>
          <draw:path draw:style-name="gr139" draw:text-style-name="P98" draw:layer="layout" svg:width="0.227cm" svg:height="0.125cm" svg:x="14.122cm" svg:y="4.982cm" svg:viewBox="0 0 228 126" svg:d="M179 0c0 12 0 24 0 36 0 23-18 41-41 41-46 0-92 0-138 0 0 16 0 33 0 49 46 0 92 0 138 0 49 0 90-41 90-90 0-12 0-24 0-36-16 0-33 0-49 0z">
            <text:p/>
          </draw:path>
          <draw:path draw:style-name="gr139" draw:text-style-name="P98" draw:layer="layout" svg:width="0.117cm" svg:height="0.048cm" svg:x="14.121cm" svg:y="4.951cm" svg:viewBox="0 0 118 49" svg:d="M118 49c-30 0-61 0-91 0-12 0-27-10-27-27 0-7 0-15 0-22 39 0 79 0 118 0 0 16 0 33 0 49z">
            <text:p/>
          </draw:path>
          <draw:path draw:style-name="gr139" draw:text-style-name="P98" draw:layer="layout" svg:width="0.139cm" svg:height="0.048cm" svg:x="14.21cm" svg:y="4.951cm" svg:viewBox="0 0 140 49" svg:d="M0 0c37 0 75 0 112 0 12 0 28 9 28 27 0 7 0 15 0 22-47 0-93 0-140 0 0-16 0-33 0-49z">
            <text:p/>
          </draw:path>
          <draw:path draw:style-name="gr139" draw:text-style-name="P98" draw:layer="layout" svg:width="0.13cm" svg:height="0.125cm" svg:x="14.121cm" svg:y="4.843cm" svg:viewBox="0 0 131 126" svg:d="M49 126c0-12 0-24 0-36 0-23 17-41 41-41 14 0 27 0 41 0 0-16 0-33 0-49-14 0-27 0-41 0-50 0-90 40-90 90 0 12 0 24 0 36 16 0 33 0 49 0z">
            <text:p/>
          </draw:path>
          <draw:path draw:style-name="gr139" draw:text-style-name="P98" draw:layer="layout" svg:width="0.118cm" svg:height="0.048cm" svg:x="14.231cm" svg:y="4.951cm" svg:viewBox="0 0 119 49" svg:d="M0 0c30 0 61 0 91 0 12 0 28 9 28 27 0 7 0 15 0 22-40 0-79 0-119 0 0-16 0-33 0-49z">
            <text:p/>
          </draw:path>
          <draw:path draw:style-name="gr139" draw:text-style-name="P98"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39" draw:text-style-name="P98" draw:layer="layout" svg:width="0.214cm" svg:height="0.174cm" svg:x="14.718cm" svg:y="4.843cm" svg:viewBox="0 0 215 175" svg:d="M167 175c0-28 0-57 0-85 0-23-18-41-41-41-42 0-84 0-126 0 0-16 0-33 0-49 42 0 84 0 126 0 49 0 89 40 89 90 0 28 0 57 0 85-16 0-32 0-48 0z">
            <text:p/>
          </draw:path>
          <draw:path draw:style-name="gr139" draw:text-style-name="P98"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39" draw:text-style-name="P98" draw:layer="layout" svg:width="0.214cm" svg:height="0.174cm" svg:x="15.247cm" svg:y="4.933cm" svg:viewBox="0 0 215 175" svg:d="M49 0c0 28 0 57 0 85 0 23 18 41 41 41 42 0 83 0 125 0 0 16 0 33 0 49-42 0-83 0-125 0-49 0-90-41-90-90 0-28 0-57 0-85 16 0 33 0 49 0z">
            <text:p/>
          </draw:path>
          <draw:path draw:style-name="gr139" draw:text-style-name="P98"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39" draw:text-style-name="P98"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39" draw:text-style-name="P98" draw:layer="layout" svg:width="0.048cm" svg:height="0.264cm" svg:x="14.973cm" svg:y="4.942cm" svg:viewBox="0 0 49 265" svg:d="M0 0c16 0 33 0 49 0 0 88 0 177 0 265-16 0-33 0-49 0 0-88 0-177 0-265z">
            <text:p/>
          </draw:path>
          <draw:path draw:style-name="gr139" draw:text-style-name="P98" draw:layer="layout" svg:width="0.122cm" svg:height="0.076cm" svg:x="14.227cm" svg:y="4.843cm" svg:viewBox="0 0 123 77" svg:d="M73 77c-6-17-21-28-39-28-11 0-23 0-34 0 0-2 0-3 0-5 0-11 0-22 0-33 0-4 0-7 1-11 11 0 22 0 33 0 45 0 83 34 89 77-17 0-33 0-50 0z">
            <text:p/>
          </draw:path>
          <draw:path draw:style-name="gr139" draw:text-style-name="P98" draw:layer="layout" svg:width="0.048cm" svg:height="0.066cm" svg:x="14.121cm" svg:y="5.041cm" svg:viewBox="0 0 49 67" svg:d="M0 0c16 0 33 0 49 0 0 22 0 45 0 67-16 0-33 0-49 0 0-22 0-45 0-67z">
            <text:p/>
          </draw:path>
          <draw:path draw:style-name="gr139" draw:text-style-name="P98" draw:layer="layout" svg:width="0.048cm" svg:height="0.24cm" svg:x="15.612cm" svg:y="4.867cm" svg:viewBox="0 0 49 241" svg:d="M0 0c16 0 33 0 49 0 0 80 0 161 0 241-16 0-33 0-49 0 0-80 0-161 0-241z">
            <text:p/>
          </draw:path>
          <draw:path draw:style-name="gr139" draw:text-style-name="P98" draw:layer="layout" svg:width="0.048cm" svg:height="0.048cm" svg:x="15.612cm" svg:y="4.843cm" svg:viewBox="0 0 49 49" svg:d="M0 0c16 0 33 0 49 0 0 16 0 33 0 49-16 0-33 0-49 0 0-16 0-33 0-49z">
            <text:p/>
          </draw:path>
          <draw:path draw:style-name="gr139" draw:text-style-name="P98"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39" draw:text-style-name="P98" draw:layer="layout" svg:width="0.048cm" svg:height="0.24cm" svg:x="15.725cm" svg:y="4.867cm" svg:viewBox="0 0 49 241" svg:d="M0 0c16 0 33 0 49 0 0 80 0 161 0 241-16 0-33 0-49 0 0-80 0-161 0-241z">
            <text:p/>
          </draw:path>
          <draw:path draw:style-name="gr139" draw:text-style-name="P98" draw:layer="layout" svg:width="0.048cm" svg:height="0.048cm" svg:x="15.725cm" svg:y="4.843cm" svg:viewBox="0 0 49 49" svg:d="M0 0c16 0 33 0 49 0 0 16 0 33 0 49-16 0-33 0-49 0 0-16 0-33 0-49z">
            <text:p/>
          </draw:path>
          <draw:path draw:style-name="gr139" draw:text-style-name="P98"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39" draw:text-style-name="P98"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39" draw:text-style-name="P98"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39" draw:text-style-name="P98" draw:layer="layout" svg:width="0.061cm" svg:height="0.061cm" svg:x="12.75cm" svg:y="5.22cm" svg:viewBox="0 0 62 62" svg:d="M0 0c21 0 41 0 62 0 0 21 0 41 0 62-21 0-41 0-62 0 0-21 0-41 0-62z">
            <text:p/>
          </draw:path>
          <draw:path draw:style-name="gr139" draw:text-style-name="P98" draw:layer="layout" svg:width="0.061cm" svg:height="0.062cm" svg:x="12.357cm" svg:y="4.785cm" svg:viewBox="0 0 62 63" svg:d="M0 0c21 0 41 0 62 0 0 21 0 42 0 63-21 0-41 0-62 0 0-21 0-42 0-63z">
            <text:p/>
          </draw:path>
          <draw:path draw:style-name="gr139" draw:text-style-name="P98" draw:layer="layout" svg:width="0.251cm" svg:height="0.252cm" svg:x="12.78cm" svg:y="5.245cm" svg:viewBox="0 0 252 253" svg:d="M252 102c-33 17-66 34-99 51-17 33-34 67-51 100-34-84-68-169-102-253 84 34 168 68 252 102z">
            <text:p/>
          </draw:path>
        </draw:g>
        <draw:g>
          <draw:path draw:style-name="gr93" draw:text-style-name="P94"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87" draw:text-style-name="P95"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5" draw:text-style-name="P96"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90" draw:text-style-name="P97"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140" draw:text-style-name="P1" draw:layer="layout" svg:width="6.485cm" svg:height="0cm" svg:x="16.463cm" svg:y="9.478cm" svg:viewBox="0 0 6486 0" svg:d="M0 0c2162 0 4324 0 6486 0">
            <text:p/>
          </draw:path>
          <draw:path draw:style-name="gr141" draw:text-style-name="P1" draw:layer="layout" svg:width="6.485cm" svg:height="0cm" svg:x="5.247cm" svg:y="9.478cm" svg:viewBox="0 0 6486 0" svg:d="M0 0c2162 0 4324 0 6486 0">
            <text:p/>
          </draw:path>
        </draw:g>
        <draw:frame draw:style-name="gr142" draw:text-style-name="P99" draw:layer="layout" svg:width="27.999cm" svg:height="1.89cm" svg:x="0.001cm" svg:y="12.7cm">
          <draw:image xlink:href="Pictures/100000010000070E0000007A16E75CD8D4CB7DCB.png" xlink:type="simple" xlink:show="embed" xlink:actuate="onLoad" draw:mime-type="image/png">
            <text:p/>
          </draw:image>
        </draw:frame>
        <presentation:notes draw:style-name="dp2">
          <draw:page-thumbnail draw:style-name="gr4" draw:layer="layout" svg:width="0.001cm" svg:height="0.001cm" svg:x="0cm" svg:y="2.257cm" draw:page-number="13" presentation:class="page"/>
          <draw:frame presentation:style-name="pr4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0" draw:display-name="Bitmap 10" xlink:href="Pictures/10000000000004A800000500F2EB61FADF47384C.png" xlink:type="simple" xlink:show="embed" xlink:actuate="onLoad"/>
    <draw:fill-image draw:name="Bitmap_20_11" draw:display-name="Bitmap 11" xlink:href="Pictures/10000000000007800000043897030F76FC944DBC.png" xlink:type="simple" xlink:show="embed" xlink:actuate="onLoad"/>
    <draw:fill-image draw:name="Bitmap_20_9" draw:display-name="Bitmap 9" xlink:href="Pictures/100000000000050000000500E497F5E3D8C65398.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text:span><text:span text:style-name="MT2">O</text:span><text:span text:style-name="MT2">N</text:span><text:span text:style-name="MT2">T</text:span><text:span text:style-name="MT2">E</text:span><text:span text:style-name="MT2">N</text:span><text:span text:style-name="MT2">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andy</dc:title>
    <meta:generator>LibreOffice/7.3.7.2$Linux_X86_64 LibreOffice_project/30$Build-2</meta:generator>
    <meta:creation-date>2023-03-06T23:31:29.683833332</meta:creation-date>
    <meta:editing-duration>PT1M57S</meta:editing-duration>
    <meta:editing-cycles>2</meta:editing-cycles>
    <dc:date>2023-03-06T23:33:26.242902357</dc:date>
    <meta:document-statistic meta:object-count="782"/>
  </office:meta>
</office:document-meta>
</file>